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00000005C0E64A4E7C5223E4DC.png" manifest:media-type="image/png"/>
  <manifest:file-entry manifest:full-path="Pictures/10000001000000BC0000004B9F879E65ADA4A96F.png" manifest:media-type="image/png"/>
  <manifest:file-entry manifest:full-path="Pictures/100000000000016A000001951EB7DC5C69DF4D34.jpg" manifest:media-type="image/jpeg"/>
  <manifest:file-entry manifest:full-path="Pictures/1000000100000EE6000004B6E1290DAB4085505A.png" manifest:media-type="image/png"/>
  <manifest:file-entry manifest:full-path="Pictures/1000000100000145000000678943ADBB73E7DB74.png" manifest:media-type="image/png"/>
  <manifest:file-entry manifest:full-path="Pictures/100000000000016800000195E91C4005C67C30CA.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IBM Plex Sans" svg:font-family="'IBM Plex Sans'" style:font-family-generic="swiss"/>
    <style:font-face style:name="IBM Plex Sans Medium" svg:font-family="'IBM Plex Sans Medium'" style:font-family-generic="swiss" style:font-pitch="variable"/>
    <style:font-face style:name="IBM Plex Sans Regular" svg:font-family="'IBM Plex Sans Regular'" style:font-family-generic="swiss"/>
    <style:font-face style:name="IBM Plex Sans Regular1" svg:font-family="'IBM Plex Sans Regular'" style:font-pitch="variable"/>
    <style:font-face style:name="IBM Plex Sans Regular2" svg:font-family="'IBM Plex Sans Regular'"/>
    <style:font-face style:name="IBM Plex Sans SemiBold" svg:font-family="'IBM Plex Sans SemiBold'" style:font-family-generic="swiss" style:font-pitch="variable"/>
    <style:font-face style:name="IBM Plex Sans1" svg:font-family="'IBM Plex Sans'" style:font-family-generic="swiss" style:font-pitch="variable"/>
    <style:font-face style:name="IBM Plex Sans2" svg:font-family="'IBM Plex Sans'"/>
    <style:font-face style:name="IBM Plex Sans3" svg:font-family="'IBM Plex Sans'" style:font-pitch="variable"/>
    <style:font-face style:name="IBM Plex Sans4" svg:font-family="'IBM Plex Sans'" style:font-family-generic="modern" style:font-pitch="variable"/>
    <style:font-face style:name="IBM Plex Sans5" svg:font-family="'IBM Plex Sans'"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modern" style:font-pitch="variable"/>
    <style:font-face style:name="Tahoma" svg:font-family="Tahoma" style:font-family-generic="system" style:font-pitch="variable"/>
    <style:font-face style:name="Tahoma1"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 style:family="graphic">
      <style:graphic-properties style:writing-mode="lr-tb"/>
    </style:style>
    <style:style style:name="gr8" style:family="graphic" style:parent-style-name="standard">
      <style:graphic-properties draw:stroke="solid" svg:stroke-width="0.071cm" svg:stroke-color="#000000" svg:stroke-linecap="butt" draw:fill="none" loext:fill-use-slide-background="false" draw:textarea-horizontal-align="justify" draw:textarea-vertical-align="middle" draw:auto-grow-height="false" draw:fit-to-size="false" style:shrink-to-fit="false" fo:min-height="0cm" fo:min-width="0cm" fo:padding-top="0.349cm" fo:padding-bottom="0.349cm" fo:padding-left="1.443cm" fo:padding-right="0.652cm" fo:wrap-option="wrap" style:writing-mode="lr-tb">
        <style:columns fo:column-count="1" fo:column-gap="0.004cm">
          <style:column style:rel-width="65535*" fo:start-indent="0cm" fo:end-indent="0cm"/>
        </style:columns>
      </style:graphic-properties>
      <style:paragraph-properties style:writing-mode="lr-tb"/>
    </style:style>
    <style:style style:name="gr9" style:family="graphic" style:parent-style-name="standard">
      <style:graphic-properties draw:stroke="solid" svg:stroke-width="0.071cm" svg:stroke-color="#000000" svg:stroke-linecap="butt" draw:fill="solid" draw:fill-color="#0146c9" loext:fill-theme-color="accent1" loext:fill-color-lum-mod="75%"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000000" svg:stroke-linecap="butt" draw:fill="solid" draw:fill-color="#6929c4" draw:textarea-vertical-align="top" draw:auto-grow-height="false" fo:min-height="0cm" fo:min-width="0cm" fo:padding-top="0.125cm" fo:padding-bottom="0.125cm" fo:padding-left="0.25cm" fo:padding-right="0.25cm" fo:wrap-option="wrap"/>
    </style:style>
    <style:style style:name="gr1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 style:family="graphic" style:parent-style-name="standard" style:list-style-name="L6">
      <style:graphic-properties draw:stroke="solid" svg:stroke-width="0cm" svg:stroke-color="#0070c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pr1" style:family="presentation" style:parent-style-name="_33__5f_cover-title">
      <style:graphic-properties draw:stroke="none" svg:stroke-width="0cm" draw:fill="none" loext:fill-use-slide-background="false" draw:textarea-horizontal-align="justify" draw:textarea-vertical-align="top" draw:auto-grow-height="false" draw:fit-to-size="false" style:shrink-to-fit="false" fo:min-height="4.772cm" fo:padding-top="0cm" fo:padding-bottom="0cm" fo:padding-left="0cm" fo:padding-right="0cm" fo:wrap-option="wrap"/>
      <style:paragraph-properties style:writing-mode="lr-tb"/>
    </style:style>
    <style:style style:name="pr2" style:family="presentation" style:parent-style-name="_33__5f_cover-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_33__5f_cov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_34__5f_cover-title" style:list-style-name="L8">
      <style:graphic-properties draw:stroke="none" svg:stroke-width="0cm" draw:fill="none" loext:fill-use-slide-background="false" draw:textarea-horizontal-align="justify" draw:textarea-vertical-align="top" draw:auto-grow-height="false" draw:fit-to-size="false" style:shrink-to-fit="false" fo:min-height="4.772cm" fo:padding-top="0cm" fo:padding-bottom="0cm" fo:padding-left="0cm" fo:padding-right="0cm" fo:wrap-option="wrap"/>
      <style:paragraph-properties style:writing-mode="lr-tb"/>
    </style:style>
    <style:style style:name="pr5" style:family="presentation" style:parent-style-name="_34__5f_cover-notes">
      <style:graphic-properties draw:fill-color="#ffffff" fo:min-height="12.572cm"/>
      <style:paragraph-properties style:writing-mode="lr-tb"/>
    </style:style>
    <style:style style:name="pr6" style:family="presentation" style:parent-style-name="_34__5f_cover-title">
      <style:graphic-properties draw:textarea-vertical-align="middle" fo:min-height="3.089cm"/>
      <style:paragraph-properties style:writing-mode="lr-tb"/>
    </style:style>
    <style:style style:name="pr7" style:family="presentation" style:parent-style-name="boxes_20__28_1_20_large_2c__20_4_20_small_29_-title">
      <style:graphic-properties draw:stroke="none" svg:stroke-width="0cm" draw:fill="none" loext:fill-use-slide-background="false" draw:textarea-horizontal-align="justify" draw:textarea-vertical-align="top" draw:auto-grow-height="false" draw:fit-to-size="false" style:shrink-to-fit="false" fo:min-height="4.772cm" fo:padding-top="0.457cm" fo:padding-bottom="0.635cm" fo:padding-left="0.508cm" fo:padding-right="0.635cm" fo:wrap-option="wrap"/>
      <style:paragraph-properties style:writing-mode="lr-tb"/>
    </style:style>
    <style:style style:name="pr8" style:family="presentation" style:parent-style-name="boxes_20__28_1_20_large_2c__20_4_20_small_29_-outline1">
      <style:graphic-properties draw:stroke="none" svg:stroke-width="0cm" draw:fill="solid" draw:fill-color="#0146c9" loext:fill-theme-color="accent1" loext:fill-color-lum-mod="75%" draw:textarea-horizontal-align="justify" draw:textarea-vertical-align="top" draw:auto-grow-height="false" draw:fit-to-size="false" style:shrink-to-fit="false" fo:min-height="16.322cm" fo:padding-top="0.559cm" fo:padding-bottom="0.635cm" fo:padding-left="0.61cm" fo:padding-right="0.635cm" fo:wrap-option="wrap"/>
      <style:paragraph-properties style:writing-mode="lr-tb"/>
    </style:style>
    <style:style style:name="pr9" style:family="presentation" style:parent-style-name="boxes_20__28_1_20_large_2c__20_4_20_small_29_-outline1">
      <style:graphic-properties draw:stroke="none" svg:stroke-width="0cm" draw:fill="solid" draw:fill-color="#a56eff" draw:textarea-horizontal-align="justify" draw:textarea-vertical-align="top" draw:auto-grow-height="false" draw:fit-to-size="false" style:shrink-to-fit="false" fo:min-height="16.322cm" fo:padding-top="0.559cm" fo:padding-bottom="0.635cm" fo:padding-left="0.61cm" fo:padding-right="0.635cm" fo:wrap-option="wrap"/>
      <style:paragraph-properties style:writing-mode="lr-tb"/>
    </style:style>
    <style:style style:name="pr10" style:family="presentation" style:parent-style-name="boxes_20__28_1_20_large_2c__20_4_20_small_29_-outline1">
      <style:graphic-properties draw:stroke="none" svg:stroke-width="0cm" draw:fill="solid" draw:fill-color="#6929c4" draw:textarea-horizontal-align="justify" draw:textarea-vertical-align="top" draw:auto-grow-height="false" draw:fit-to-size="false" style:shrink-to-fit="false" fo:min-height="16.322cm" fo:padding-top="0.559cm" fo:padding-bottom="0.635cm" fo:padding-left="0.61cm" fo:padding-right="0.635cm" fo:wrap-option="wrap"/>
      <style:paragraph-properties style:writing-mode="lr-tb"/>
    </style:style>
    <style:style style:name="pr11" style:family="presentation" style:parent-style-name="boxes_20__28_1_20_large_2c__20_4_20_small_29_-outline1">
      <style:graphic-properties draw:stroke="none" svg:stroke-width="0cm" draw:fill="solid" draw:fill-color="#2b68ff" loext:fill-theme-color="accent2" loext:fill-color-lum-mod="60%" loext:fill-color-lum-off="40%" draw:textarea-horizontal-align="justify" draw:textarea-vertical-align="top" draw:auto-grow-height="false" draw:fit-to-size="false" style:shrink-to-fit="false" fo:min-height="16.322cm" fo:padding-top="0.559cm" fo:padding-bottom="0.635cm" fo:padding-left="0.61cm" fo:padding-right="0.635cm" fo:wrap-option="wrap"/>
      <style:paragraph-properties style:writing-mode="lr-tb"/>
    </style:style>
    <style:style style:name="pr12" style:family="presentation" style:parent-style-name="boxes_20__28_1_20_large_2c__20_4_20_small_29_-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boxes_20__28_1_20_large_2c__20_4_20_small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title_2c__20_2_20_columns-title">
      <style:graphic-properties draw:stroke="none" svg:stroke-width="0cm" draw:fill="none" loext:fill-use-slide-background="false" draw:textarea-horizontal-align="justify" draw:textarea-vertical-align="top" draw:auto-grow-height="false" draw:fit-to-size="false" style:shrink-to-fit="false" fo:min-height="4.772cm" fo:padding-top="0cm" fo:padding-bottom="0cm" fo:padding-left="0cm" fo:padding-right="0cm" fo:wrap-option="wrap"/>
      <style:paragraph-properties style:writing-mode="lr-tb"/>
    </style:style>
    <style:style style:name="pr15" style:family="presentation" style:parent-style-name="title_2c__20_2_20_columns-outline1">
      <style:graphic-properties draw:stroke="none" svg:stroke-width="0cm" draw:fill="none" loext:fill-use-slide-background="false" draw:textarea-horizontal-align="justify" draw:textarea-vertical-align="middle" draw:auto-grow-height="false" draw:fit-to-size="false" style:shrink-to-fit="false" fo:min-height="16.322cm" fo:padding-top="0cm" fo:padding-bottom="0cm" fo:padding-left="0cm" fo:padding-right="0cm" fo:wrap-option="wrap"/>
      <style:paragraph-properties style:writing-mode="lr-tb"/>
    </style:style>
    <style:style style:name="pr16" style:family="presentation" style:parent-style-name="title_2c__20_2_20_columns-outline1">
      <style:graphic-properties draw:stroke="none" svg:stroke-width="0cm" draw:fill="none" loext:fill-use-slide-background="false" draw:textarea-horizontal-align="justify" draw:textarea-vertical-align="top" draw:auto-grow-height="false" draw:fit-to-size="false" style:shrink-to-fit="false" fo:min-height="16.322cm" fo:padding-top="0cm" fo:padding-bottom="0cm" fo:padding-left="0cm" fo:padding-right="0cm" fo:wrap-option="wrap"/>
      <style:paragraph-properties style:writing-mode="lr-tb"/>
    </style:style>
    <style:style style:name="pr17" style:family="presentation" style:parent-style-name="title_2c__20_2_20_columns-notes">
      <style:graphic-properties draw:fill-color="#ffffff" fo:min-height="11.429cm"/>
      <style:paragraph-properties style:writing-mode="lr-tb"/>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style:paragraph-properties fo:margin-top="0cm" fo:margin-bottom="0cm" fo:line-height="100%" fo:text-align="start"/>
      <style:text-properties fo:font-size="6pt" style:font-size-asian="14pt" style:font-size-complex="14pt"/>
    </style:style>
    <style:style style:name="P5" style:family="paragraph">
      <loext:graphic-properties draw:fill="none" draw:fill-color="#ffffff"/>
      <style:paragraph-properties fo:text-align="start" style:font-independent-line-spacing="true"/>
      <style:text-properties fo:font-size="6pt" style:font-size-asian="14pt" style:font-size-complex="14pt"/>
    </style:style>
    <style:style style:name="P6" style:family="paragraph">
      <loext:graphic-properties draw:fill="none"/>
      <style:paragraph-properties fo:margin-top="0cm" fo:margin-bottom="0cm" fo:line-height="90%" fo:text-align="start" style:punctuation-wrap="hanging" style:font-independent-line-spacing="true"/>
      <style:text-properties fo:font-variant="normal" fo:text-transform="none" fo:color="#161616" loext:opacity="100%" loext:color-lum-mod="100%" loext:color-lum-off="0%" style:text-outline="false" style:text-line-through-style="none" style:text-line-through-type="none" style:text-position="0% 100%" style:font-name="IBM Plex Sans1" fo:font-size="48pt" fo:letter-spacing="normal" fo:font-style="normal" style:text-underline-style="none" fo:font-weight="normal" fo:background-color="transparent" style:font-name-asian="IBM Plex Sans5" style:font-size-asian="48pt" style:font-style-asian="normal" style:font-weight-asian="normal" style:font-name-complex="IBM Plex Sans1" style:font-size-complex="48pt" style:font-style-complex="normal" style:font-weight-complex="normal"/>
    </style:style>
    <style:style style:name="P7" style:family="paragraph">
      <style:paragraph-properties fo:margin-left="0cm" fo:margin-right="0cm" fo:margin-top="0cm" fo:margin-bottom="0cm" fo:line-height="100%" fo:text-align="start" fo:text-indent="0cm" style:punctuation-wrap="hanging" style:writing-mode="lr-tb"/>
      <style:text-properties fo:font-size="27pt"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7pt" fo:hyphenate="false"/>
    </style:style>
    <style:style style:name="P9" style:family="paragraph">
      <style:paragraph-properties fo:margin-left="0cm" fo:margin-right="0cm" fo:margin-top="0cm" fo:margin-bottom="0cm" fo:line-height="90%" fo:text-align="start" fo:text-indent="0cm" style:punctuation-wrap="hanging" style:writing-mode="lr-tb"/>
      <style:text-properties fo:font-size="48pt" fo:hyphenate="false"/>
    </style:style>
    <style:style style:name="P10" style:family="paragraph">
      <style:paragraph-properties fo:margin-left="1.906cm" fo:margin-right="0cm" fo:margin-top="0cm" fo:margin-bottom="0cm" fo:line-height="90%" fo:text-align="start" fo:text-indent="0cm" style:punctuation-wrap="hanging" style:writing-mode="lr-tb"/>
      <style:text-properties fo:font-size="48pt" fo:hyphenate="false"/>
    </style:style>
    <style:style style:name="P1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48pt" fo:hyphenate="false"/>
    </style:style>
    <style:style style:name="P12" style:family="paragraph">
      <loext:graphic-properties draw:fill-color="#ffffff"/>
    </style:style>
    <style:style style:name="P13" style:family="paragraph">
      <style:paragraph-properties fo:text-align="start"/>
      <style:text-properties fo:color="#000000" loext:opacity="100%"/>
    </style:style>
    <style:style style:name="P14" style:family="paragraph">
      <style:paragraph-properties fo:text-align="start"/>
      <style:text-properties fo:color="#000000" loext:opacity="100%" loext:color-lum-mod="100%" loext:color-lum-off="0%"/>
    </style:style>
    <style:style style:name="P15" style:family="paragraph">
      <loext:graphic-properties draw:fill="none"/>
      <style:paragraph-properties fo:text-align="center"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IBM Plex Sans Regular2" fo:font-size="33pt" fo:letter-spacing="normal" fo:language="en" fo:country="US" fo:font-style="normal" style:text-underline-style="none" fo:font-weight="normal" fo:background-color="transparent" style:font-size-asian="33pt" style:font-style-asian="normal" style:font-weight-asian="normal" style:font-size-complex="33pt" style:font-style-complex="normal" style:font-weight-complex="normal"/>
    </style:style>
    <style:style style:name="P16" style:family="paragraph">
      <loext:graphic-properties draw:fill="solid" draw:fill-color="#0146c9"/>
      <style:paragraph-properties fo:text-align="start"/>
      <style:text-properties fo:font-size="18pt"/>
    </style:style>
    <style:style style:name="P17" style:family="paragraph">
      <loext:graphic-properties draw:fill="solid" draw:fill-color="#6929c4"/>
      <style:paragraph-properties fo:text-align="start"/>
      <style:text-properties fo:font-size="18pt"/>
    </style:style>
    <style:style style:name="P18" style:family="paragraph">
      <style:paragraph-properties fo:margin-left="0cm" fo:margin-right="0cm" fo:margin-top="0cm" fo:margin-bottom="0cm" fo:line-height="100%" fo:text-align="start" fo:text-indent="0cm" style:punctuation-wrap="hanging" style:writing-mode="lr-tb"/>
      <style:text-properties fo:color="#000000" loext:opacity="100%" fo:font-size="27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loext:opacity="100%" loext:color-lum-mod="100%" loext:color-lum-off="0%" fo:font-size="27pt" fo:hyphenate="false"/>
    </style:style>
    <style:style style:name="P20" style:family="paragraph">
      <style:paragraph-properties fo:margin-left="0cm" fo:margin-right="0cm" fo:margin-top="0.776cm" fo:margin-bottom="0cm" fo:line-height="100%" fo:text-align="start" fo:text-indent="0cm" style:punctuation-wrap="hanging" style:writing-mode="lr-tb">
        <style:tab-stops>
          <style:tab-stop style:position="0cm"/>
        </style:tab-stops>
      </style:paragraph-properties>
    </style:style>
    <style:style style:name="P21" style:family="paragraph">
      <loext:graphic-properties draw:fill="solid" draw:fill-color="#0146c9"/>
      <style:paragraph-properties fo:text-align="start" style:font-independent-line-spacing="true"/>
      <style:text-properties fo:font-size="32pt"/>
    </style:style>
    <style:style style:name="P22" style:family="paragraph">
      <loext:graphic-properties draw:fill="solid" draw:fill-color="#a56eff"/>
      <style:paragraph-properties fo:text-align="start" style:font-independent-line-spacing="true"/>
      <style:text-properties fo:font-size="32pt"/>
    </style:style>
    <style:style style:name="P23" style:family="paragraph">
      <loext:graphic-properties draw:fill="solid" draw:fill-color="#6929c4"/>
      <style:paragraph-properties fo:text-align="start" style:font-independent-line-spacing="true"/>
      <style:text-properties fo:font-size="32pt"/>
    </style:style>
    <style:style style:name="P24" style:family="paragraph">
      <loext:graphic-properties draw:fill="solid" draw:fill-color="#2b68ff"/>
      <style:paragraph-properties fo:text-align="start" style:font-independent-line-spacing="true"/>
      <style:text-properties fo:font-size="32pt"/>
    </style:style>
    <style:style style:name="P25" style:family="paragraph">
      <style:paragraph-properties fo:margin-left="0cm" fo:margin-right="0cm" fo:margin-top="0cm" fo:margin-bottom="0cm" fo:line-height="100%" fo:text-align="start" fo:text-indent="0cm" style:punctuation-wrap="hanging" style:writing-mode="lr-tb"/>
      <style:text-properties fo:color="#ffffff" loext:opacity="100%" fo:font-size="27pt"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loext:opacity="100%" loext:color-lum-mod="100%" loext:color-lum-off="0%" fo:font-size="27pt" fo:hyphenate="false"/>
    </style:style>
    <style:style style:name="P27" style:family="paragraph">
      <style:paragraph-properties fo:margin-top="0cm" fo:margin-bottom="0cm" fo:line-height="100%" fo:text-align="start"/>
    </style:style>
    <style:style style:name="P28" style:family="paragraph">
      <loext:graphic-properties draw:fill="none" draw:fill-color="#ffffff"/>
      <style:paragraph-properties fo:text-align="start" style:font-independent-line-spacing="true"/>
      <style:text-properties fo:font-size="18pt"/>
    </style:style>
    <style:style style:name="P29" style:family="paragraph">
      <loext:graphic-properties draw:fill="none"/>
      <style:paragraph-properties fo:text-align="start" style:font-independent-line-spacing="true"/>
      <style:text-properties fo:font-size="32pt"/>
    </style:style>
    <style:style style:name="P30" style:family="paragraph">
      <style:paragraph-properties fo:margin-left="0cm" fo:margin-right="0cm" fo:margin-top="0.776cm" fo:margin-bottom="0cm" fo:line-height="100%" fo:text-align="start" fo:text-indent="0cm" style:punctuation-wrap="hanging" style:writing-mode="lr-tb"/>
    </style:style>
    <style:style style:name="T1" style:family="text">
      <style:text-properties fo:font-variant="normal" fo:text-transform="none" fo:color="#ffffff" loext:opacity="100%" style:text-outline="false" style:text-line-through-style="none" style:text-line-through-type="none" style:text-position="0% 100%" style:font-name="IBM Plex Sans1" fo:font-size="48pt" fo:letter-spacing="normal" fo:language="en" fo:country="US" fo:font-style="normal" style:text-underline-style="none" fo:font-weight="normal" fo:background-color="transparent" style:font-name-asian="IBM Plex Sans5" style:font-size-asian="48pt" style:font-style-asian="normal" style:font-weight-asian="normal" style:font-name-complex="IBM Plex Sans1" style:font-size-complex="48pt" style:font-style-complex="normal" style:font-weight-complex="normal"/>
    </style:style>
    <style:style style:name="T2" style:family="text">
      <style:text-properties fo:font-variant="normal" fo:text-transform="none" fo:color="#c00000" loext:opacity="100%" style:text-outline="false" style:text-line-through-style="none" style:text-line-through-type="none" style:text-position="0% 100%" style:font-name="IBM Plex Sans1" fo:font-size="48pt" fo:letter-spacing="normal" fo:language="en" fo:country="US" fo:font-style="normal" style:text-underline-style="none" fo:font-weight="normal" fo:background-color="transparent" style:font-name-asian="IBM Plex Sans5" style:font-size-asian="48pt" style:font-style-asian="normal" style:font-weight-asian="normal" style:font-name-complex="IBM Plex Sans1" style:font-size-complex="4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IBM Plex Sans1" fo:font-size="6pt" fo:letter-spacing="normal" fo:language="en" fo:country="US" fo:font-style="normal" style:text-underline-style="none" fo:font-weight="normal" fo:background-color="transparent" style:font-name-asian="IBM Plex Sans5" style:font-size-asian="6pt" style:font-style-asian="normal" style:font-weight-asian="normal" style:font-name-complex="IBM Plex Sans1" style:font-size-complex="6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IBM Plex Sans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5" style:family="text">
      <style:text-properties fo:font-variant="normal" fo:text-transform="none" fo:color="#c00000" loext:opacity="100%" style:text-outline="false" style:text-line-through-style="none" style:text-line-through-type="none" style:text-position="0% 100%" style:font-name="IBM Plex Sans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6" style:family="text">
      <style:text-properties fo:font-variant="normal" fo:text-transform="none" fo:color="#c00000" loext:opacity="100%" style:text-outline="false" style:text-line-through-style="none" style:text-line-through-type="none" style:text-position="0% 100%" style:font-name="IBM Plex Sans1" fo:font-size="36pt" fo:letter-spacing="normal" fo:language="en" fo:country="US" fo:font-style="normal" style:text-underline-style="none" fo:font-weight="normal" fo:background-color="transparent" style:font-name-asian="IBM Plex Sans5" style:font-size-asian="36pt" style:font-style-asian="normal" style:font-weight-asian="normal" style:font-name-complex="IBM Plex Sans1" style:font-size-complex="36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IBM Plex Sans1" fo:font-size="36pt" fo:letter-spacing="normal" fo:language="en" fo:country="US" fo:font-style="normal" style:text-underline-style="none" fo:font-weight="normal" fo:background-color="transparent" style:font-name-asian="IBM Plex Sans5" style:font-size-asian="36pt" style:font-style-asian="normal" style:font-weight-asian="normal" style:font-name-complex="IBM Plex Sans1" style:font-size-complex="36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IBM Plex Sans1" fo:font-size="32.4000015258789pt" fo:letter-spacing="normal" fo:language="en" fo:country="US" fo:font-style="normal" style:text-underline-style="none" fo:font-weight="normal" fo:background-color="transparent" style:font-name-asian="IBM Plex Sans5" style:font-size-asian="32.4000015258789pt" style:font-style-asian="normal" style:font-weight-asian="normal" style:font-name-complex="IBM Plex Sans1" style:font-size-complex="32.4000015258789pt" style:font-style-complex="normal" style:font-weight-complex="normal"/>
    </style:style>
    <style:style style:name="T9" style:family="text">
      <style:text-properties fo:font-variant="normal" fo:text-transform="none" fo:color="#c00000" loext:opacity="100%" style:text-outline="false" style:text-line-through-style="none" style:text-line-through-type="none" style:text-position="0% 100%" style:font-name="IBM Plex Sans1" fo:font-size="32pt" fo:letter-spacing="normal" fo:language="en" fo:country="US" fo:font-style="normal" style:text-underline-style="none" fo:font-weight="normal" fo:background-color="transparent" style:font-name-asian="IBM Plex Sans5" style:font-size-asian="32pt" style:font-style-asian="normal" style:font-weight-asian="normal" style:font-name-complex="IBM Plex Sans1" style:font-size-complex="32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IBM Plex Sans1" fo:font-size="36pt" fo:letter-spacing="normal" fo:language="en" fo:country="US" fo:font-style="normal" style:text-underline-style="none" fo:font-weight="normal" fo:background-color="transparent" style:font-name-asian="IBM Plex Sans5" style:font-size-asian="24pt" style:font-style-asian="normal" style:font-weight-asian="normal" style:font-name-complex="IBM Plex Sans1" style:font-size-complex="2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IBM Plex Sans1" fo:font-size="48pt" fo:letter-spacing="normal" fo:language="en" fo:country="US" fo:font-style="normal" style:text-underline-style="none" fo:font-weight="normal" fo:background-color="transparent" style:font-name-asian="IBM Plex Sans5" style:font-size-asian="36pt" style:font-style-asian="normal" style:font-weight-asian="normal" style:font-name-complex="IBM Plex Sans1" style:font-size-complex="36pt" style:font-style-complex="normal" style:font-weight-complex="normal"/>
    </style:style>
    <style:style style:name="T12" style:family="text">
      <style:text-properties fo:font-variant="normal" fo:text-transform="none" fo:color="#c00000" loext:opacity="100%" style:text-outline="false" style:text-line-through-style="none" style:text-line-through-type="none" style:text-position="0% 100%" style:font-name="IBM Plex Sans1" fo:font-size="48pt" fo:letter-spacing="normal" fo:language="en" fo:country="US" fo:font-style="normal" style:text-underline-style="none" fo:font-weight="normal" fo:background-color="transparent" style:font-name-asian="IBM Plex Sans5" style:font-size-asian="36pt" style:font-style-asian="normal" style:font-weight-asian="normal" style:font-name-complex="IBM Plex Sans1" style:font-size-complex="36pt" style:font-style-complex="normal" style:font-weight-complex="normal"/>
    </style:style>
    <style:style style:name="T13" style:family="text">
      <style:text-properties fo:color="#000000" loext:opacity="100%"/>
    </style:style>
    <style:style style:name="T14" style:family="text">
      <style:text-properties fo:font-variant="normal" fo:text-transform="none" fo:color="#ffffff" loext:opacity="100%" style:text-outline="false" style:text-line-through-style="none" style:text-line-through-type="none" style:text-position="0% 100%" style:font-name="IBM Plex Sans2" fo:font-size="28pt" fo:letter-spacing="normal" fo:language="en" fo:country="US" fo:font-style="normal" style:text-underline-style="none" fo:font-weight="normal" fo:background-color="transparent" style:font-name-asian="IBM Plex Sans2" style:font-size-asian="28pt" style:font-style-asian="normal" style:font-weight-asian="normal" style:font-name-complex="IBM Plex Sans2" style:font-size-complex="28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IBM Plex Sans2" fo:font-size="21pt" fo:letter-spacing="normal" fo:language="en" fo:country="US" fo:font-style="normal" style:text-underline-style="none" fo:font-weight="normal" fo:background-color="transparent" style:font-name-asian="IBM Plex Sans2" style:font-size-asian="21pt" style:font-style-asian="normal" style:font-weight-asian="normal" style:font-name-complex="IBM Plex Sans2" style:font-size-complex="21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IBM Plex Sans2" fo:font-size="20pt" fo:letter-spacing="normal" fo:language="en" fo:country="US" fo:font-style="normal" style:text-underline-style="none" fo:font-weight="normal" fo:background-color="transparent" style:font-name-asian="IBM Plex Sans2" style:font-size-asian="20pt" style:font-style-asian="normal" style:font-weight-asian="normal" style:font-name-complex="IBM Plex Sans2" style:font-size-complex="20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IBM Plex Sans2" fo:font-size="22pt" fo:letter-spacing="normal" fo:language="en" fo:country="US" fo:font-style="normal" style:text-underline-style="none" fo:font-weight="normal" fo:background-color="transparent" style:font-name-asian="IBM Plex Sans2" style:font-size-asian="22pt" style:font-style-asian="normal" style:font-weight-asian="normal" style:font-name-complex="IBM Plex Sans2" style:font-size-complex="22pt" style:font-style-complex="normal" style:font-weight-complex="normal"/>
    </style:style>
    <style:style style:name="T18" style:family="text">
      <style:text-properties fo:font-variant="normal" fo:text-transform="none" fo:color="#c00000" loext:opacity="100%" style:text-outline="false" style:text-line-through-style="none" style:text-line-through-type="none" style:text-position="0% 100%" style:font-name="IBM Plex Sans2" fo:font-size="27pt" fo:letter-spacing="normal" fo:language="en" fo:country="US" fo:font-style="normal" style:text-underline-style="none" fo:font-weight="normal" fo:background-color="transparent" style:font-name-asian="IBM Plex Sans2" style:font-size-asian="27pt" style:font-style-asian="normal" style:font-weight-asian="normal" style:font-name-complex="IBM Plex Sans2" style:font-size-complex="27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IBM Plex Sans2" fo:font-size="27pt" fo:letter-spacing="normal" fo:language="en" fo:country="US" fo:font-style="normal" style:text-underline-style="none" fo:font-weight="normal" fo:background-color="transparent" style:font-name-asian="IBM Plex Sans2" style:font-size-asian="27pt" style:font-style-asian="normal" style:font-weight-asian="normal" style:font-name-complex="IBM Plex Sans2" style:font-size-complex="27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super 58%" style:font-name="IBM Plex Sans2" fo:font-size="27pt" fo:letter-spacing="normal" fo:language="en" fo:country="US" fo:font-style="normal" style:text-underline-style="none" fo:font-weight="normal" fo:background-color="transparent" style:font-name-asian="IBM Plex Sans2" style:font-size-asian="27pt" style:font-style-asian="normal" style:font-weight-asian="normal" style:font-name-complex="IBM Plex Sans2" style:font-size-complex="27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IBM Plex Sans1" fo:font-size="36pt" fo:letter-spacing="normal" fo:language="en" fo:country="US" fo:font-style="normal" style:text-underline-style="none" fo:font-weight="normal" fo:background-color="transparent" style:font-name-asian="IBM Plex Sans5" style:font-size-asian="36pt" style:font-style-asian="normal" style:font-weight-asian="normal" style:font-name-complex="IBM Plex Sans1" style:font-size-complex="36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IBM Plex Sans1" fo:font-size="32pt" fo:letter-spacing="normal" fo:language="en" fo:country="US" fo:font-style="normal" style:text-underline-style="none" fo:font-weight="normal" fo:background-color="transparent" style:font-name-asian="IBM Plex Sans5" style:font-size-asian="32pt" style:font-style-asian="normal" style:font-weight-asian="normal" style:font-name-complex="IBM Plex Sans1" style:font-size-complex="32pt" style:font-style-complex="normal" style:font-weight-complex="normal"/>
    </style:style>
    <style:style style:name="T23" style:family="text">
      <style:text-properties fo:font-variant="normal" fo:text-transform="none" fo:color="#ff0000" loext:opacity="100%" style:text-outline="false" style:text-line-through-style="none" style:text-line-through-type="none" style:text-position="0% 100%" style:font-name="IBM Plex Sans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IBM Plex Sans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25" style:family="text">
      <style:text-properties fo:font-variant="normal" fo:text-transform="none" fo:color="#ff0000" loext:opacity="100%" style:text-outline="false" style:text-line-through-style="none" style:text-line-through-type="none" style:text-position="0% 100%" style:font-name="IBM Plex Sans Regular2" fo:font-size="27pt" fo:letter-spacing="normal" fo:language="en" fo:country="US" fo:font-style="normal" style:text-underline-style="none" fo:font-weight="normal" fo:background-color="transparent" style:font-size-asian="27pt" style:font-style-asian="normal" style:font-weight-asian="normal" style:font-size-complex="27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IBM Plex Sans2" fo:font-size="32pt" fo:letter-spacing="normal" fo:language="en" fo:country="US" fo:font-style="normal" style:text-underline-style="none" fo:font-weight="normal" fo:background-color="transparent" style:font-name-asian="IBM Plex Sans2" style:font-size-asian="32pt" style:font-style-asian="normal" style:font-weight-asian="normal" style:font-name-complex="IBM Plex Sans2" style:font-size-complex="32pt" style:font-style-complex="normal" style:font-weight-complex="normal"/>
    </style:style>
    <style:style style:name="T27" style:family="text">
      <style:text-properties fo:font-variant="normal" fo:text-transform="none" style:text-outline="false" style:text-line-through-style="none" style:text-line-through-type="none" style:text-position="0% 100%" style:font-name="IBM Plex Sans2" fo:font-size="32pt" fo:letter-spacing="normal" fo:language="en" fo:country="US" fo:font-style="normal" style:text-underline-style="none" fo:font-weight="normal" fo:background-color="transparent" style:font-name-asian="IBM Plex Sans2" style:font-size-asian="32pt" style:font-style-asian="normal" style:font-weight-asian="normal" style:font-name-complex="IBM Plex Sans2" style:font-size-complex="32pt" style:font-style-complex="normal" style:font-weight-complex="normal"/>
    </style:style>
    <style:style style:name="T28"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IBM Plex Sans SemiBold" fo:font-size="32pt" fo:letter-spacing="normal" fo:language="en" fo:country="US" fo:font-style="normal" style:text-underline-style="none" fo:font-weight="bold" fo:background-color="transparent" style:font-name-asian="IBM Plex Sans5" style:font-size-asian="32pt" style:font-style-asian="normal" style:font-weight-asian="bold" style:font-name-complex="IBM Plex Sans1" style:font-size-complex="32pt" style:font-style-complex="normal" style:font-weight-complex="bold"/>
    </style:style>
    <style:style style:name="T30" style:family="text">
      <style:text-properties fo:font-variant="normal" fo:text-transform="none" fo:color="#000000" loext:opacity="100%" style:text-outline="false" style:text-line-through-style="none" style:text-line-through-type="none" style:text-position="0% 100%" style:font-name="IBM Plex Sans1" fo:font-size="28pt" fo:letter-spacing="normal" fo:language="en" fo:country="US" fo:font-style="normal" style:text-underline-style="none" fo:font-weight="normal" fo:background-color="transparent" style:font-name-asian="IBM Plex Sans5" style:font-size-asian="28pt" style:font-style-asian="normal" style:font-weight-asian="normal" style:font-name-complex="IBM Plex Sans1" style:font-size-complex="28pt" style:font-style-complex="normal" style:font-weight-complex="normal"/>
    </style:style>
    <style:style style:name="T31" style:family="text">
      <style:text-properties fo:font-variant="normal" fo:text-transform="none" fo:color="#c00000" loext:opacity="100%" style:text-outline="false" style:text-line-through-style="none" style:text-line-through-type="none" style:text-position="0% 100%" style:font-name="IBM Plex Sans1" fo:font-size="28pt" fo:letter-spacing="normal" fo:language="en" fo:country="US" fo:font-style="normal" style:text-underline-style="none" fo:font-weight="normal" fo:background-color="transparent" style:font-name-asian="IBM Plex Sans5" style:font-size-asian="28pt" style:font-style-asian="normal" style:font-weight-asian="normal" style:font-name-complex="IBM Plex Sans1" style:font-size-complex="2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1.27cm"/>
        <style:text-properties fo:font-family="Arial" style:font-family-generic="swiss" style:font-pitch="variable" fo:color="#000000"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ase Study&#10;&#10;Attack Category&#10;&#10;Company/Affected parties&#10;&#10;&#10;" draw:style-name="dp1" draw:master-page-name="_33__5f_cover">
        <draw:frame draw:name="Title 1" presentation:style-name="pr1" draw:text-style-name="P2" draw:layer="layout" svg:width="23.011cm" svg:height="24.171cm" svg:x="1.168cm" svg:y="1.118cm" presentation:class="title" presentation:user-transformed="true">
          <draw:text-box>
            <text:p text:style-name="P1"><text:span text:style-name="T1">Case Study</text:span><text:span text:style-name="T1"><text:line-break/></text:span><text:span text:style-name="T1"><text:line-break/></text:span><text:span text:style-name="T1">Ransomware </text:span><text:span text:style-name="T2"><text:line-break/></text:span><text:span text:style-name="T1"><text:line-break/></text:span><text:span text:style-name="T1">Colonial Pipeline Attack</text:span><text:span text:style-name="T2"><text:line-break/></text:span><text:span text:style-name="T2"><text:line-break/></text:span><text:span text:style-name="T1"><text:line-break/></text:span><text:span text:style-name="T1"/></text:p>
          </draw:text-box>
        </draw:frame>
        <presentation:notes draw:style-name="dp2">
          <draw:page-thumbnail draw:name="Slide Image Placeholder 1" draw:style-name="gr1" draw:layer="layout" svg:width="8.924cm" svg:height="5.022cm" svg:x="5.062cm" svg:y="0.635cm" draw:page-number="1" presentation:class="page"/>
          <draw:frame draw:name="Notes Placeholder 2" presentation:style-name="pr2" draw:text-style-name="P3" draw:layer="layout" svg:width="17.83cm" svg:height="17.109cm" svg:x="0.61cm" svg:y="6.244cm" presentation:class="notes" presentation:placeholder="true" presentation:user-transformed="true">
            <draw:text-box/>
          </draw:frame>
          <draw:frame draw:name="Slide Number Placeholder 3" presentation:style-name="pr3" draw:text-style-name="P5" draw:layer="layout" svg:width="0.939cm" svg:height="0.634cm" svg:x="0.61cm" svg:y="24.181cm" presentation:class="page-number" presentation:user-transformed="true">
            <draw:text-box>
              <text:p text:style-name="P4"><text:span text:style-name="T3"><text:page-number>&lt;number&gt;</text:page-number></text:span></text:p>
            </draw:text-box>
          </draw:frame>
          <draw:frame draw:name="Footer Placeholder 4" presentation:style-name="pr3" draw:text-style-name="P5" draw:layer="layout" svg:width="10.159cm" svg:height="0.634cm" svg:x="1.753cm" svg:y="24.181cm" presentation:class="footer" presentation:user-transformed="true">
            <draw:text-box>
              <text:p text:style-name="P4"><text:span text:style-name="T3">Group Name / DOC ID / Month XX, 2020 / © 2020 IBM Corporation</text:span></text:p>
            </draw:text-box>
          </draw:frame>
        </presentation:notes>
      </draw:page>
      <draw:page draw:name="page2" draw:style-name="dp1" draw:master-page-name="_34__5f_cover">
        <draw:frame draw:name="Title 1" presentation:style-name="pr4" draw:text-style-name="P6" draw:layer="layout" svg:width="33.96cm" svg:height="27.166cm" svg:x="16.322cm" svg:y="0.945cm" presentation:class="title" presentation:user-transformed="true">
          <draw:text-box>
            <text:p>Colonial Pipeline Attack</text:p>
          </draw:text-box>
        </draw:frame>
        <draw:custom-shape draw:name="TextBox 3" draw:style-name="gr2" draw:text-style-name="P8" draw:layer="layout" svg:width="14.453cm" svg:height="6.344cm" svg:x="0.517cm" svg:y="12.107cm">
          <text:p text:style-name="P7"><text:span text:style-name="T4">Attack Category:</text:span><text:span text:style-name="T5"><text:line-break/></text:span><text:span text:style-name="T4">Ransomware At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3" draw:text-style-name="P11" draw:layer="layout" svg:width="33.96cm" svg:height="26.683cm" svg:x="15.902cm" svg:y="0.945cm">
          <text:p text:style-name="P9"><text:span text:style-name="T6">.</text:span><text:span text:style-name="T6"><text:line-break/></text:span><text:span text:style-name="T6"><text:line-break/></text:span><text:span text:style-name="T6"> </text:span><text:span text:style-name="T7">A Ransomware attack is one where the attacker places malware on a system to encrypt, or remove data, and offer’s to restore it only after a ransom is paid. <text:s/></text:span></text:p>
          <text:p text:style-name="P9"><text:span text:style-name="T7"/></text:p>
          <text:p text:style-name="P9"><text:span text:style-name="T7">According to the state of ransomware report for 2022, Ransomware affected 66% of organizations in 2021</text:span></text:p>
          <text:p text:style-name="P9"><text:span text:style-name="T7"/></text:p>
          <text:p text:style-name="P9"><text:span text:style-name="T7">46% of those actually paid the Ransom, 61% <text:s/>of encrypted data was restored, and 4% actually got All their data back after paying the ransom.</text:span></text:p>
          <text:p text:style-name="P9"><text:span text:style-name="T7"><text:line-break/></text:span><text:span text:style-name="T7"/></text:p>
          <text:p text:style-name="P10"><text:span text:style-name="T8"><text:line-break/></text:span><text:span text:style-name="T8">Source: Sophos State of Ransomware Report 2022</text:span><text:span text:style-name="T6"><text:line-break/></text:span><text:span text:style-name="T6"><text:line-break/></text:span><text:span text:style-name="T9"><text:line-break/></text:span><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2" presentation:class="page"/>
          <draw:frame presentation:style-name="pr5" draw:text-style-name="P12" draw:layer="layout" svg:width="17.271cm" svg:height="12.572cm" svg:x="2.159cm" svg:y="13.271cm" presentation:class="notes" presentation:placeholder="true">
            <draw:text-box/>
          </draw:frame>
        </presentation:notes>
      </draw:page>
      <draw:page draw:name="page3" draw:style-name="dp1" draw:master-page-name="_34__5f_cover">
        <draw:custom-shape draw:name="TextBox 3" draw:style-name="gr4" draw:text-style-name="P8" draw:layer="layout" svg:width="14.453cm" svg:height="2.282cm" svg:x="0.936cm" svg:y="11.081cm">
          <text:p text:style-name="P7"><text:span text:style-name="T4">Colonial Pip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 draw:text-style-name="P11" draw:layer="layout" svg:width="33.96cm" svg:height="26.683cm" svg:x="15.902cm" svg:y="0.945cm">
          <text:p text:style-name="P9"><text:span text:style-name="T10">Colonial Pipeline is the largest refined products pipeline in the United States, transporting more than 100 million gallons of fuel daily to meet the energy needs of consumers from Houston, Texas to the New York Harbor.</text:span></text:p>
          <text:p text:style-name="P9"><text:span text:style-name="T11"/></text:p>
          <text:p text:style-name="P9"><text:span text:style-name="T10">In may 2021 Colonial pipeline suffered a ransomware attack affecting computerized equipment managing the pipeline. The company shutdown operation to contain the infection. Hackers demanded 75bitcoin($4.4 million) to restore normal operation.</text:span></text:p>
          <text:p text:style-name="P9"><text:span text:style-name="T11"/></text:p>
          <text:p text:style-name="P9"><text:span text:style-name="T10">Sources: colpipe.com</text:span></text:p>
          <text:p text:style-name="P9"><text:span text:style-name="T10"><text:s text:c="15"/></text:span><text:span text:style-name="T10">Wikopedia.com</text:span></text:p>
          <text:p text:style-name="P9"><text:span text:style-name="T10"><text:s text:c="15"/></text:span><text:span text:style-name="T10">Govtech.com</text:span></text:p>
          <text:p text:style-name="P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3" presentation:class="page"/>
          <draw:frame presentation:style-name="pr5" draw:text-style-name="P12" draw:layer="layout" svg:width="17.271cm" svg:height="12.572cm" svg:x="2.159cm" svg:y="13.271cm" presentation:class="notes" presentation:placeholder="true">
            <draw:text-box/>
          </draw:frame>
        </presentation:notes>
      </draw:page>
      <draw:page draw:name="page4" draw:style-name="dp1" draw:master-page-name="_34__5f_cover">
        <draw:frame draw:name="Title 1" presentation:style-name="pr6" draw:text-style-name="P14" draw:layer="layout" svg:width="33.96cm" svg:height="3.089cm" svg:x="19.59cm" svg:y="1.356cm" presentation:class="title" presentation:user-transformed="true">
          <draw:text-box>
            <text:p text:style-name="P13"><text:span text:style-name="T13">On may 6 2021 Darkside hacker obtains access to colonial pipelines</text:span><text:span text:style-name="T13"><text:line-break/></text:span><text:span text:style-name="T13">network.</text:span></text:p>
          </draw:text-box>
        </draw:frame>
        <draw:custom-shape draw:name="TextBox 3" draw:style-name="gr6" draw:text-style-name="P8" draw:layer="layout" svg:width="7.372cm" svg:height="2.282cm" svg:x="3.595cm" svg:y="13.133cm">
          <text:p text:style-name="P7"><text:span text:style-name="T4">Tim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style-name="gr7">
          <draw:g draw:name="Group 5" draw:style-name="gr7">
            <draw:custom-shape draw:name="Freeform 12" draw:style-name="gr8" draw:text-style-name="P15" draw:layer="layout" svg:width="32.541cm" svg:height="3.632cm" svg:x="17.841cm" svg:y="0.986cm">
              <text:p/>
              <draw:enhanced-geometry draw:mirror-horizontal="false" draw:mirror-vertical="false" svg:viewBox="0 0 0 0" drawooo:sub-view-size="6218924 751851" draw:text-areas="0 0 ?f12 ?f13" draw:type="ooxml-non-primitive" draw:enhanced-path="M 6218924 751850 L 375925 751850 0 375925 375925 1 6218924 1 6218924 751850 Z N">
                <draw:equation draw:name="f0" draw:formula="0*logwidth/6218924"/>
                <draw:equation draw:name="f1" draw:formula="0*logheight/751851"/>
                <draw:equation draw:name="f2" draw:formula="5842999*logwidth/6218924"/>
                <draw:equation draw:name="f3" draw:formula="0*logheight/751851"/>
                <draw:equation draw:name="f4" draw:formula="6218924*logwidth/6218924"/>
                <draw:equation draw:name="f5" draw:formula="375926*logheight/751851"/>
                <draw:equation draw:name="f6" draw:formula="5842999*logwidth/6218924"/>
                <draw:equation draw:name="f7" draw:formula="751851*logheight/751851"/>
                <draw:equation draw:name="f8" draw:formula="0*logwidth/6218924"/>
                <draw:equation draw:name="f9" draw:formula="751851*logheight/751851"/>
                <draw:equation draw:name="f10" draw:formula="0*logwidth/6218924"/>
                <draw:equation draw:name="f11" draw:formula="0*logheight/751851"/>
                <draw:equation draw:name="f12" draw:formula="logwidth"/>
                <draw:equation draw:name="f13" draw:formula="logheight"/>
              </draw:enhanced-geometry>
            </draw:custom-shape>
            <draw:custom-shape draw:name="Oval 13" draw:style-name="gr9" draw:text-style-name="P16" draw:layer="layout" svg:width="3.933cm" svg:height="3.632cm" svg:x="15.874cm" svg:y="0.98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4" draw:style-name="gr8" draw:text-style-name="P15" draw:layer="layout" svg:width="32.541cm" svg:height="3.632cm" svg:x="17.841cm" svg:y="5.704cm">
              <text:p/>
              <draw:enhanced-geometry draw:mirror-horizontal="false" draw:mirror-vertical="false" svg:viewBox="0 0 0 0" drawooo:sub-view-size="6218924 751851" draw:text-areas="0 0 ?f12 ?f13" draw:type="ooxml-non-primitive" draw:enhanced-path="M 6218924 751850 L 375925 751850 0 375925 375925 1 6218924 1 6218924 751850 Z N">
                <draw:equation draw:name="f0" draw:formula="0*logwidth/6218924"/>
                <draw:equation draw:name="f1" draw:formula="0*logheight/751851"/>
                <draw:equation draw:name="f2" draw:formula="5842999*logwidth/6218924"/>
                <draw:equation draw:name="f3" draw:formula="0*logheight/751851"/>
                <draw:equation draw:name="f4" draw:formula="6218924*logwidth/6218924"/>
                <draw:equation draw:name="f5" draw:formula="375926*logheight/751851"/>
                <draw:equation draw:name="f6" draw:formula="5842999*logwidth/6218924"/>
                <draw:equation draw:name="f7" draw:formula="751851*logheight/751851"/>
                <draw:equation draw:name="f8" draw:formula="0*logwidth/6218924"/>
                <draw:equation draw:name="f9" draw:formula="751851*logheight/751851"/>
                <draw:equation draw:name="f10" draw:formula="0*logwidth/6218924"/>
                <draw:equation draw:name="f11" draw:formula="0*logheight/751851"/>
                <draw:equation draw:name="f12" draw:formula="logwidth"/>
                <draw:equation draw:name="f13" draw:formula="logheight"/>
              </draw:enhanced-geometry>
            </draw:custom-shape>
            <draw:custom-shape draw:name="Oval 15" draw:style-name="gr10" draw:text-style-name="P17" draw:layer="layout" svg:width="3.933cm" svg:height="3.632cm" svg:x="15.874cm" svg:y="5.70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6" draw:style-name="gr8" draw:text-style-name="P15" draw:layer="layout" svg:width="32.541cm" svg:height="3.632cm" svg:x="17.841cm" svg:y="10.422cm">
              <text:p/>
              <draw:enhanced-geometry draw:mirror-horizontal="false" draw:mirror-vertical="false" svg:viewBox="0 0 0 0" drawooo:sub-view-size="6218924 751851" draw:text-areas="0 0 ?f12 ?f13" draw:type="ooxml-non-primitive" draw:enhanced-path="M 6218924 751850 L 375925 751850 0 375925 375925 1 6218924 1 6218924 751850 Z N">
                <draw:equation draw:name="f0" draw:formula="0*logwidth/6218924"/>
                <draw:equation draw:name="f1" draw:formula="0*logheight/751851"/>
                <draw:equation draw:name="f2" draw:formula="5842999*logwidth/6218924"/>
                <draw:equation draw:name="f3" draw:formula="0*logheight/751851"/>
                <draw:equation draw:name="f4" draw:formula="6218924*logwidth/6218924"/>
                <draw:equation draw:name="f5" draw:formula="375926*logheight/751851"/>
                <draw:equation draw:name="f6" draw:formula="5842999*logwidth/6218924"/>
                <draw:equation draw:name="f7" draw:formula="751851*logheight/751851"/>
                <draw:equation draw:name="f8" draw:formula="0*logwidth/6218924"/>
                <draw:equation draw:name="f9" draw:formula="751851*logheight/751851"/>
                <draw:equation draw:name="f10" draw:formula="0*logwidth/6218924"/>
                <draw:equation draw:name="f11" draw:formula="0*logheight/751851"/>
                <draw:equation draw:name="f12" draw:formula="logwidth"/>
                <draw:equation draw:name="f13" draw:formula="logheight"/>
              </draw:enhanced-geometry>
            </draw:custom-shape>
            <draw:custom-shape draw:name="Oval 17" draw:style-name="gr9" draw:text-style-name="P16" draw:layer="layout" svg:width="3.933cm" svg:height="3.632cm" svg:x="15.874cm" svg:y="10.42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8" draw:style-name="gr8" draw:text-style-name="P15" draw:layer="layout" svg:width="32.541cm" svg:height="3.632cm" svg:x="17.841cm" svg:y="15.139cm">
              <text:p/>
              <draw:enhanced-geometry draw:mirror-horizontal="false" draw:mirror-vertical="false" svg:viewBox="0 0 0 0" drawooo:sub-view-size="6218924 751851" draw:text-areas="0 0 ?f12 ?f13" draw:type="ooxml-non-primitive" draw:enhanced-path="M 6218924 751850 L 375925 751850 0 375925 375925 1 6218924 1 6218924 751850 Z N">
                <draw:equation draw:name="f0" draw:formula="0*logwidth/6218924"/>
                <draw:equation draw:name="f1" draw:formula="0*logheight/751851"/>
                <draw:equation draw:name="f2" draw:formula="5842999*logwidth/6218924"/>
                <draw:equation draw:name="f3" draw:formula="0*logheight/751851"/>
                <draw:equation draw:name="f4" draw:formula="6218924*logwidth/6218924"/>
                <draw:equation draw:name="f5" draw:formula="375926*logheight/751851"/>
                <draw:equation draw:name="f6" draw:formula="5842999*logwidth/6218924"/>
                <draw:equation draw:name="f7" draw:formula="751851*logheight/751851"/>
                <draw:equation draw:name="f8" draw:formula="0*logwidth/6218924"/>
                <draw:equation draw:name="f9" draw:formula="751851*logheight/751851"/>
                <draw:equation draw:name="f10" draw:formula="0*logwidth/6218924"/>
                <draw:equation draw:name="f11" draw:formula="0*logheight/751851"/>
                <draw:equation draw:name="f12" draw:formula="logwidth"/>
                <draw:equation draw:name="f13" draw:formula="logheight"/>
              </draw:enhanced-geometry>
            </draw:custom-shape>
            <draw:custom-shape draw:name="Oval 19" draw:style-name="gr10" draw:text-style-name="P17" draw:layer="layout" svg:width="3.933cm" svg:height="3.632cm" svg:x="15.874cm" svg:y="15.13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0" draw:style-name="gr8" draw:text-style-name="P15" draw:layer="layout" svg:width="32.541cm" svg:height="3.632cm" svg:x="17.841cm" svg:y="19.857cm">
              <text:p/>
              <draw:enhanced-geometry draw:mirror-horizontal="false" draw:mirror-vertical="false" svg:viewBox="0 0 0 0" drawooo:sub-view-size="6218924 751851" draw:text-areas="0 0 ?f12 ?f13" draw:type="ooxml-non-primitive" draw:enhanced-path="M 6218924 751850 L 375925 751850 0 375925 375925 1 6218924 1 6218924 751850 Z N">
                <draw:equation draw:name="f0" draw:formula="0*logwidth/6218924"/>
                <draw:equation draw:name="f1" draw:formula="0*logheight/751851"/>
                <draw:equation draw:name="f2" draw:formula="5842999*logwidth/6218924"/>
                <draw:equation draw:name="f3" draw:formula="0*logheight/751851"/>
                <draw:equation draw:name="f4" draw:formula="6218924*logwidth/6218924"/>
                <draw:equation draw:name="f5" draw:formula="375926*logheight/751851"/>
                <draw:equation draw:name="f6" draw:formula="5842999*logwidth/6218924"/>
                <draw:equation draw:name="f7" draw:formula="751851*logheight/751851"/>
                <draw:equation draw:name="f8" draw:formula="0*logwidth/6218924"/>
                <draw:equation draw:name="f9" draw:formula="751851*logheight/751851"/>
                <draw:equation draw:name="f10" draw:formula="0*logwidth/6218924"/>
                <draw:equation draw:name="f11" draw:formula="0*logheight/751851"/>
                <draw:equation draw:name="f12" draw:formula="logwidth"/>
                <draw:equation draw:name="f13" draw:formula="logheight"/>
              </draw:enhanced-geometry>
            </draw:custom-shape>
            <draw:custom-shape draw:name="Oval 21" draw:style-name="gr9" draw:text-style-name="P16" draw:layer="layout" svg:width="3.933cm" svg:height="3.632cm" svg:x="15.874cm" svg:y="19.8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2" draw:style-name="gr8" draw:text-style-name="P15" draw:layer="layout" svg:width="32.541cm" svg:height="3.632cm" svg:x="17.841cm" svg:y="24.575cm">
              <text:p/>
              <draw:enhanced-geometry draw:mirror-horizontal="false" draw:mirror-vertical="false" svg:viewBox="0 0 0 0" drawooo:sub-view-size="6218924 751851" draw:text-areas="0 0 ?f12 ?f13" draw:type="ooxml-non-primitive" draw:enhanced-path="M 6218924 751850 L 375925 751850 0 375925 375925 1 6218924 1 6218924 751850 Z N">
                <draw:equation draw:name="f0" draw:formula="0*logwidth/6218924"/>
                <draw:equation draw:name="f1" draw:formula="0*logheight/751851"/>
                <draw:equation draw:name="f2" draw:formula="5842999*logwidth/6218924"/>
                <draw:equation draw:name="f3" draw:formula="0*logheight/751851"/>
                <draw:equation draw:name="f4" draw:formula="6218924*logwidth/6218924"/>
                <draw:equation draw:name="f5" draw:formula="375926*logheight/751851"/>
                <draw:equation draw:name="f6" draw:formula="5842999*logwidth/6218924"/>
                <draw:equation draw:name="f7" draw:formula="751851*logheight/751851"/>
                <draw:equation draw:name="f8" draw:formula="0*logwidth/6218924"/>
                <draw:equation draw:name="f9" draw:formula="751851*logheight/751851"/>
                <draw:equation draw:name="f10" draw:formula="0*logwidth/6218924"/>
                <draw:equation draw:name="f11" draw:formula="0*logheight/751851"/>
                <draw:equation draw:name="f12" draw:formula="logwidth"/>
                <draw:equation draw:name="f13" draw:formula="logheight"/>
              </draw:enhanced-geometry>
            </draw:custom-shape>
            <draw:custom-shape draw:name="Oval 23" draw:style-name="gr10" draw:text-style-name="P17" draw:layer="layout" svg:width="3.933cm" svg:height="3.632cm" svg:x="15.874cm" svg:y="24.57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4" draw:style-name="gr11" draw:text-style-name="P8" draw:layer="layout" svg:width="1.159cm" svg:height="1.436cm" svg:x="17.261cm" svg:y="20.947cm">
              <text:p text:style-name="P7"><text:span text:style-name="T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2" draw:text-style-name="P8" draw:layer="layout" svg:width="1.159cm" svg:height="1.436cm" svg:x="17.261cm" svg:y="6.794cm">
              <text:p text:style-name="P7"><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3" draw:text-style-name="P8" draw:layer="layout" svg:width="1.07cm" svg:height="1.436cm" svg:x="17.306cm" svg:y="11.512cm">
              <text:p text:style-name="P7"><text:span text:style-name="T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4" draw:text-style-name="P8" draw:layer="layout" svg:width="1.159cm" svg:height="1.436cm" svg:x="17.261cm" svg:y="16.229cm">
              <text:p text:style-name="P7"><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5" draw:text-style-name="P8" draw:layer="layout" svg:width="1.017cm" svg:height="1.436cm" svg:x="17.333cm" svg:y="2.076cm">
              <text:p text:style-name="P7"><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6" draw:text-style-name="P8" draw:layer="layout" svg:width="1.159cm" svg:height="1.436cm" svg:x="17.261cm" svg:y="25.665cm">
              <text:p text:style-name="P7"><text:span text:style-name="T1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7" draw:text-style-name="P8" draw:layer="layout" svg:width="30.575cm" svg:height="3.678cm" svg:x="19.808cm" svg:y="1.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8" draw:text-style-name="P8" draw:layer="layout" svg:width="30.575cm" svg:height="4.101cm" svg:x="19.648cm" svg:y="5.692cm">
            <text:p text:style-name="P7"><text:span text:style-name="T15">On May 7 2021 colonial pipeline executives announce that they were the victims of a ransomware attack, and that they halted operations that effectively shut down the pipeline completely to contain the infection. The company pays nearly $5million to </text:span><text:span text:style-name="T16">Russian Hackers</text:span><text:span text:style-name="T15">.</text:span><text:span text:style-name="T17"> </text:span></text:p>
            <text:p text:style-name="P7"><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9" draw:text-style-name="P8" draw:layer="layout" svg:width="30.575cm" svg:height="4.823cm" svg:x="19.648cm" svg:y="10.455cm">
            <text:p text:style-name="P7"><text:span text:style-name="T19">On May 8</text:span><text:span text:style-name="T20">th</text:span><text:span text:style-name="T19"> the US Government steps in to aid, shutting off key servers operated by the hackers, stopping the flow of stolen colonial pipeline data to alleged hacker locations in Russia. </text:span></text:p>
            <text:p text:style-name="P7"><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0" draw:text-style-name="P8" draw:layer="layout" svg:width="30.575cm" svg:height="4.823cm" svg:x="19.648cm" svg:y="15.172cm">
            <text:p text:style-name="P7"><text:span text:style-name="T19">On may 9</text:span><text:span text:style-name="T20">th</text:span><text:span text:style-name="T19"> Colonial pipeline issues another statement outlining the investigation, by the Cybersecurity and Infrastructure Security Agency (CISA) and discusses the plan for restarting operations.</text:span><text:span text:style-name="T19"><text:tab/></text:span></text:p>
            <text:p text:style-name="P7"><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1" draw:text-style-name="P8" draw:layer="layout" svg:width="30.575cm" svg:height="3.68cm" svg:x="19.808cm" svg:y="19.89cm">
            <text:p text:style-name="P7"><text:span text:style-name="T19">On May 12</text:span><text:span text:style-name="T20">th</text:span><text:span text:style-name="T19"> Colonial Pipeline restarts pipeline operation, and restores website access. </text:span></text:p>
            <text:p text:style-name="P7"><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2" draw:text-style-name="P19" draw:layer="layout" svg:width="30.575cm" svg:height="2.537cm" svg:x="19.808cm" svg:y="24.732cm">
            <text:p text:style-name="P18"><text:span text:style-name="T19">On June 7 The US Government recovers a majority of the funds paid to the hack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1" draw:layer="layout" svg:width="18.624cm" svg:height="10.476cm" svg:x="1.482cm" svg:y="2.123cm" draw:page-number="4" presentation:class="page"/>
          <draw:frame presentation:style-name="pr5" draw:text-style-name="P12" draw:layer="layout" svg:width="17.271cm" svg:height="12.572cm" svg:x="2.159cm" svg:y="13.271cm" presentation:class="notes" presentation:placeholder="true">
            <draw:text-box/>
          </draw:frame>
        </presentation:notes>
      </draw:page>
      <draw:page draw:name="Vulnerabilities" draw:style-name="dp1" draw:master-page-name="boxes_20__28_1_20_large_2c__20_4_20_small_29_">
        <draw:frame draw:name="Title 1" presentation:style-name="pr7" draw:text-style-name="P2" draw:layer="layout" svg:width="50.799cm" svg:height="7.888cm" svg:x="0cm" svg:y="0cm" presentation:class="title" presentation:user-transformed="true">
          <draw:text-box>
            <text:p text:style-name="P1"><text:span text:style-name="T1">Vulnerabilities</text:span></text:p>
          </draw:text-box>
        </draw:frame>
        <draw:frame draw:name="Content Placeholder 10" presentation:style-name="pr8" draw:text-style-name="P21" draw:layer="layout" svg:width="12.699cm" svg:height="20.146cm" svg:x="0cm" svg:y="8.428cm" presentation:class="outline" presentation:user-transformed="true">
          <draw:text-box>
            <text:p text:style-name="P20"><text:span text:style-name="T21">Vulnerability 1</text:span></text:p>
          </draw:text-box>
        </draw:frame>
        <draw:frame draw:name="Content Placeholder 8" presentation:style-name="pr9" draw:text-style-name="P22" draw:layer="layout" svg:width="12.699cm" svg:height="20.146cm" svg:x="38.1cm" svg:y="8.428cm" presentation:class="outline" presentation:user-transformed="true">
          <draw:text-box>
            <text:p text:style-name="P20"><text:span text:style-name="T21">Vulnerability 4</text:span></text:p>
            <text:p text:style-name="P20"><text:span text:style-name="T22"/></text:p>
          </draw:text-box>
        </draw:frame>
        <draw:frame draw:name="Content Placeholder 9" presentation:style-name="pr10" draw:text-style-name="P23" draw:layer="layout" svg:width="12.699cm" svg:height="20.146cm" svg:x="12.7cm" svg:y="8.428cm" presentation:class="outline" presentation:user-transformed="true">
          <draw:text-box>
            <text:p text:style-name="P20"><text:span text:style-name="T21">Vulnerability 2</text:span></text:p>
          </draw:text-box>
        </draw:frame>
        <draw:frame draw:name="Content Placeholder 7" presentation:style-name="pr11" draw:text-style-name="P24" draw:layer="layout" svg:width="12.699cm" svg:height="20.146cm" svg:x="25.4cm" svg:y="8.428cm" presentation:class="outline" presentation:user-transformed="true">
          <draw:text-box>
            <text:p text:style-name="P20"><text:span text:style-name="T21">Vulnerability 3</text:span></text:p>
          </draw:text-box>
        </draw:frame>
        <draw:custom-shape draw:name="TextBox 2" draw:style-name="gr23" draw:text-style-name="P8" draw:layer="layout" svg:width="49.712cm" svg:height="4.1cm" svg:x="0.544cm" svg:y="2.612cm">
          <text:p text:style-name="P7"><text:span text:style-name="T23"><text:s/></text:span><text:span text:style-name="T24">The company had an <text:s/>unprotected VPN set up to allow workers to access the system remotely, which hackers were able to take advantage of in order to execute the ransomware attack.</text:span></text:p>
          <text:p text:style-name="P7"><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4" draw:text-style-name="P26" draw:layer="layout" svg:width="11.925cm" svg:height="4.311cm" svg:x="0.274cm" svg:y="10.965cm">
          <text:p text:style-name="P25"><text:span text:style-name="T26">There was no multi-factor authentication on the VPN.</text:span><text:span text:style-name="T2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5" draw:text-style-name="P26" draw:layer="layout" svg:width="11.925cm" svg:height="4.311cm" svg:x="13.05cm" svg:y="11.068cm">
          <text:p text:style-name="P25"><text:span text:style-name="T26">An ex employee’s credentials were still active in th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6" draw:text-style-name="P26" draw:layer="layout" svg:width="11.925cm" svg:height="7.019cm" svg:x="25.825cm" svg:y="11.17cm">
          <text:p text:style-name="P25"><text:span text:style-name="T26">No backup in place so they had to pay the ransom in order to be able to re start operations.</text:span><text:span text:style-name="T26"><text:tab/></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7" draw:text-style-name="P8" draw:layer="layout" svg:width="11.925cm" svg:height="2.957cm" svg:x="38.6cm" svg:y="11.17cm">
          <text:p text:style-name="P7"><text:span text:style-name="T27">Inadequate security infra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8.924cm" svg:height="5.022cm" svg:x="5.062cm" svg:y="0.635cm" draw:page-number="5" presentation:class="page"/>
          <draw:frame draw:name="Notes Placeholder 2" presentation:style-name="pr12" draw:text-style-name="P28" draw:layer="layout" svg:width="17.83cm" svg:height="17.109cm" svg:x="0.61cm" svg:y="6.244cm" presentation:class="notes" presentation:user-transformed="true">
            <draw:text-box>
              <text:p text:style-name="P27"><text:span text:style-name="T28">Click to add notes</text:span></text:p>
            </draw:text-box>
          </draw:frame>
          <draw:frame draw:name="Slide Number Placeholder 3" presentation:style-name="pr13" draw:text-style-name="P5" draw:layer="layout" svg:width="0.939cm" svg:height="0.634cm" svg:x="0.61cm" svg:y="24.181cm" presentation:class="page-number" presentation:user-transformed="true">
            <draw:text-box>
              <text:p text:style-name="P4"><text:span text:style-name="T3"><text:page-number>&lt;number&gt;</text:page-number></text:span></text:p>
            </draw:text-box>
          </draw:frame>
          <draw:frame draw:name="Footer Placeholder 4" presentation:style-name="pr13" draw:text-style-name="P5" draw:layer="layout" svg:width="10.159cm" svg:height="0.634cm" svg:x="1.753cm" svg:y="24.181cm" presentation:class="footer" presentation:user-transformed="true">
            <draw:text-box>
              <text:p text:style-name="P4"><text:span text:style-name="T3">Group Name / DOC ID / Month XX, 2020 / © 2020 IBM Corporation</text:span></text:p>
            </draw:text-box>
          </draw:frame>
        </presentation:notes>
      </draw:page>
      <draw:page draw:name="Costs and Prevention" draw:style-name="dp1" draw:master-page-name="title_2c__20_2_20_columns">
        <draw:frame draw:name="Title 1" presentation:style-name="pr14" draw:text-style-name="P2" draw:layer="layout" svg:width="10.158cm" svg:height="4.906cm" svg:x="1.926cm" svg:y="11.834cm" presentation:class="title" presentation:user-transformed="true">
          <draw:text-box>
            <text:p text:style-name="P1"><text:span text:style-name="T1">Costs and Prevention</text:span></text:p>
          </draw:text-box>
        </draw:frame>
        <draw:frame draw:name="Text Placeholder 2" presentation:style-name="pr15" draw:text-style-name="P29" draw:layer="layout" svg:width="17.861cm" svg:height="2.768cm" svg:x="13.278cm" svg:y="0.794cm" presentation:class="outline" presentation:user-transformed="true">
          <draw:text-box>
            <text:p text:style-name="P20"><text:span text:style-name="T29">Costs</text:span></text:p>
          </draw:text-box>
        </draw:frame>
        <draw:frame draw:name="Text Placeholder 3" presentation:style-name="pr15" draw:text-style-name="P29" draw:layer="layout" svg:width="17.861cm" svg:height="2.768cm" svg:x="32.295cm" svg:y="0.794cm" presentation:class="outline" presentation:user-transformed="true">
          <draw:text-box>
            <text:p text:style-name="P20"><text:span text:style-name="T29">Prevention</text:span></text:p>
          </draw:text-box>
        </draw:frame>
        <draw:frame draw:name="Content Placeholder 4" presentation:style-name="pr16" draw:text-style-name="P29" draw:layer="layout" svg:width="17.861cm" svg:height="22.624cm" svg:x="13.278cm" svg:y="5.156cm" presentation:class="outline" presentation:user-transformed="true">
          <draw:text-box>
            <text:list text:style-name="L7">
              <text:list-item>
                <text:p text:style-name="P30"><text:span text:style-name="T30">1 Colonial pipeline paid 75($4.4million) bitcoin to attackers.</text:span></text:p>
              </text:list-item>
              <text:list-item>
                <text:p text:style-name="P30"><text:span text:style-name="T30">2 Potential fine of $986.000 to the Pipeline and Hazardous Materials Safety Administration (PHMSA) due to multiple control room violations found in 2020 that contributed to the impact of the ransomware attack in may 2021.</text:span></text:p>
              </text:list-item>
              <text:list-item>
                <text:p text:style-name="P30"><text:span text:style-name="T30">3 The shutdown of pipeline systems, caused a widespread fuel shortage, resulting in a major rise in gas prices at the pumps.</text:span></text:p>
              </text:list-item>
              <text:list-item>
                <text:p text:style-name="P30"><text:span text:style-name="T30">4 The US Government has recovered most of the money the company paid out to the attackers</text:span><text:span text:style-name="T31">.</text:span></text:p>
              </text:list-item>
            </text:list>
          </draw:text-box>
        </draw:frame>
        <draw:frame draw:name="Content Placeholder 5" presentation:style-name="pr16" draw:text-style-name="P29" draw:layer="layout" svg:width="17.861cm" svg:height="22.675cm" svg:x="32.939cm" svg:y="5.16cm" presentation:class="outline" presentation:user-transformed="true">
          <draw:text-box>
            <text:list text:style-name="L7">
              <text:list-item>
                <text:p text:style-name="P30"><text:span text:style-name="T22">1 Implement multi factor authentication.</text:span></text:p>
              </text:list-item>
              <text:list-item>
                <text:p text:style-name="P30"><text:span text:style-name="T22">2 Deactivate or Remove accounts when employee’s leave the company.</text:span><text:span text:style-name="T9"> </text:span></text:p>
              </text:list-item>
              <text:list-item>
                <text:p text:style-name="P30"><text:span text:style-name="T22">3 Have a crisis management plan in place in case of emergencies. </text:span></text:p>
              </text:list-item>
              <text:list-item>
                <text:p text:style-name="P30"><text:span text:style-name="T22">4 Be actively looking for weaknesses and vulnerabilities.</text:span></text:p>
              </text:list-item>
              <text:list-item>
                <text:p text:style-name="P30"><text:span text:style-name="T22">5 Employee training, and education</text:span><text:span text:style-name="T9">.</text:span></text:p>
              </text:list-item>
            </text:list>
            <text:p text:style-name="P30"><text:span text:style-name="T22"/></text:p>
          </draw:text-box>
        </draw:frame>
        <presentation:notes draw:style-name="dp3">
          <draw:page-thumbnail draw:style-name="gr1" draw:layer="layout" svg:width="16.932cm" svg:height="9.524cm" svg:x="1.058cm" svg:y="1.93cm" draw:page-number="6" presentation:class="page"/>
          <draw:frame presentation:style-name="pr17" draw:text-style-name="P1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IBM Plex Sans" svg:font-family="'IBM Plex Sans'" style:font-family-generic="swiss"/>
    <style:font-face style:name="IBM Plex Sans Medium" svg:font-family="'IBM Plex Sans Medium'" style:font-family-generic="swiss" style:font-pitch="variable"/>
    <style:font-face style:name="IBM Plex Sans Regular" svg:font-family="'IBM Plex Sans Regular'" style:font-family-generic="swiss"/>
    <style:font-face style:name="IBM Plex Sans Regular1" svg:font-family="'IBM Plex Sans Regular'" style:font-pitch="variable"/>
    <style:font-face style:name="IBM Plex Sans Regular2" svg:font-family="'IBM Plex Sans Regular'"/>
    <style:font-face style:name="IBM Plex Sans SemiBold" svg:font-family="'IBM Plex Sans SemiBold'" style:font-family-generic="swiss" style:font-pitch="variable"/>
    <style:font-face style:name="IBM Plex Sans1" svg:font-family="'IBM Plex Sans'" style:font-family-generic="swiss" style:font-pitch="variable"/>
    <style:font-face style:name="IBM Plex Sans2" svg:font-family="'IBM Plex Sans'"/>
    <style:font-face style:name="IBM Plex Sans3" svg:font-family="'IBM Plex Sans'" style:font-pitch="variable"/>
    <style:font-face style:name="IBM Plex Sans4" svg:font-family="'IBM Plex Sans'" style:font-family-generic="modern" style:font-pitch="variable"/>
    <style:font-face style:name="IBM Plex Sans5" svg:font-family="'IBM Plex Sans'"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modern" style:font-pitch="variable"/>
    <style:font-face style:name="Tahoma" svg:font-family="Tahoma" style:font-family-generic="system" style:font-pitch="variable"/>
    <style:font-face style:name="Tahoma1"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4__5f_cover-background" style:display-name="4_cover-background" style:family="presentation">
      <style:graphic-properties draw:stroke="none" draw:fill="solid" draw:fill-color="#ffffff"/>
      <style:text-properties style:letter-kerning="true"/>
    </style:style>
    <style:style style:name="_34__5f_cover-backgroundobjects" style:display-name="4_cover-backgroundobjects" style:family="presentation">
      <style:graphic-properties draw:textarea-horizontal-align="justify" draw:shadow="hidden" draw:shadow-offset-x="0.2cm" draw:shadow-offset-y="0.2cm" draw:shadow-color="#808080"/>
      <style:text-properties style:letter-kerning="true"/>
    </style:style>
    <style:style style:name="_34__5f_cover-notes" style:display-name="4_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cover-outline1" style:display-name="4_cover-outline1" style:family="presentation">
      <style:graphic-properties draw:stroke="none" draw:fill="none" draw:auto-grow-height="false" draw:fit-to-size="false" style:shrink-to-fit="true" style:writing-mode="lr-tb">
        <text:list-style style:name="_34__5f_cover-outline1" style:display-name="4_cov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32pt" fo:letter-spacing="normal" fo:language="en" fo:country="US" fo:font-style="normal" fo:text-shadow="none" style:text-underline-style="none" fo:font-weight="normal" style:letter-kerning="true" fo:background-color="transparent" style:font-name-asian="IBM Plex Sans5" style:font-family-asian="'IBM Plex Sans'" style:font-family-generic-asian="modern" style:font-pitch-asian="fixed" style:font-size-asian="32pt" style:font-style-asian="normal" style:font-weight-asian="normal" style:font-name-complex="IBM Plex Sans1" style:font-family-complex="'IBM Plex Sans'"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_34__5f_cover-outline2" style:display-name="4_cover-outline2" style:family="presentation" style:parent-style-name="_34__5f_cover-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30pt" fo:letter-spacing="normal" fo:font-style="normal" style:text-underline-style="none" fo:font-weight="normal" fo:background-color="transparent" style:font-name-asian="IBM Plex Sans5" style:font-family-asian="'IBM Plex Sans'" style:font-family-generic-asian="modern" style:font-pitch-asian="fixed" style:font-size-asian="30pt" style:font-style-asian="normal" style:font-weight-asian="normal" style:font-name-complex="IBM Plex Sans1" style:font-family-complex="'IBM Plex Sans'" style:font-family-generic-complex="swiss" style:font-pitch-complex="variable" style:font-size-complex="30pt" style:font-style-complex="normal" style:font-weight-complex="normal" fo:hyphenate="false"/>
    </style:style>
    <style:style style:name="_34__5f_cover-outline3" style:display-name="4_cover-outline3" style:family="presentation" style:parent-style-name="_34__5f_cover-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24pt" fo:letter-spacing="normal" fo:font-style="normal" style:text-underline-style="none" fo:font-weight="normal" fo:background-color="transparent" style:font-name-asian="IBM Plex Sans5" style:font-family-asian="'IBM Plex Sans'" style:font-family-generic-asian="modern" style:font-pitch-asian="fixed" style:font-size-asian="24pt" style:font-style-asian="normal" style:font-weight-asian="normal" style:font-name-complex="IBM Plex Sans1" style:font-family-complex="'IBM Plex Sans'" style:font-family-generic-complex="swiss" style:font-pitch-complex="variable" style:font-size-complex="24pt" style:font-style-complex="normal" style:font-weight-complex="normal" fo:hyphenate="false"/>
    </style:style>
    <style:style style:name="_34__5f_cover-outline4" style:display-name="4_cover-outline4" style:family="presentation" style:parent-style-name="_34__5f_cover-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22pt" fo:letter-spacing="normal" fo:font-style="normal" style:text-underline-style="none" fo:font-weight="normal" fo:background-color="transparent" style:font-name-asian="IBM Plex Sans5" style:font-family-asian="'IBM Plex Sans'" style:font-family-generic-asian="modern" style:font-pitch-asian="fixed" style:font-size-asian="22pt" style:font-style-asian="normal" style:font-weight-asian="normal" style:font-name-complex="IBM Plex Sans1" style:font-family-complex="'IBM Plex Sans'" style:font-family-generic-complex="swiss" style:font-pitch-complex="variable" style:font-size-complex="22pt" style:font-style-complex="normal" style:font-weight-complex="normal" fo:hyphenate="false"/>
    </style:style>
    <style:style style:name="_34__5f_cover-outline5" style:display-name="4_cover-outline5" style:family="presentation" style:parent-style-name="_34__5f_cover-outline4">
      <style:paragraph-properties fo:margin-top="0.1cm" fo:margin-bottom="0cm"/>
      <style:text-properties fo:font-size="20pt" style:font-size-asian="20pt" style:font-size-complex="20pt"/>
    </style:style>
    <style:style style:name="_34__5f_cover-outline6" style:display-name="4_cover-outline6" style:family="presentation" style:parent-style-name="_34__5f_cover-outline5">
      <style:paragraph-properties fo:margin-top="0.1cm" fo:margin-bottom="0cm"/>
      <style:text-properties fo:font-size="20pt" style:font-size-asian="20pt" style:font-size-complex="20pt"/>
    </style:style>
    <style:style style:name="_34__5f_cover-outline7" style:display-name="4_cover-outline7" style:family="presentation" style:parent-style-name="_34__5f_cover-outline6">
      <style:paragraph-properties fo:margin-top="0.1cm" fo:margin-bottom="0cm"/>
      <style:text-properties fo:font-size="20pt" style:font-size-asian="20pt" style:font-size-complex="20pt"/>
    </style:style>
    <style:style style:name="_34__5f_cover-outline8" style:display-name="4_cover-outline8" style:family="presentation" style:parent-style-name="_34__5f_cover-outline7">
      <style:paragraph-properties fo:margin-top="0.1cm" fo:margin-bottom="0cm"/>
      <style:text-properties fo:font-size="20pt" style:font-size-asian="20pt" style:font-size-complex="20pt"/>
    </style:style>
    <style:style style:name="_34__5f_cover-outline9" style:display-name="4_cover-outline9" style:family="presentation" style:parent-style-name="_34__5f_cover-outline8">
      <style:paragraph-properties fo:margin-top="0.1cm" fo:margin-bottom="0cm"/>
      <style:text-properties fo:font-size="20pt" style:font-size-asian="20pt" style:font-size-complex="20pt"/>
    </style:style>
    <style:style style:name="_34__5f_cover-subtitle" style:display-name="4_cover-subtitle" style:family="presentation">
      <style:graphic-properties draw:stroke="none" draw:fill="none" draw:textarea-vertical-align="middle">
        <text:list-style style:name="_34__5f_cover-subtitle" style:display-name="4_cov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over-title" style:display-name="4_cover-title" style:family="presentation">
      <style:graphic-properties draw:stroke="none" draw:fill="none" draw:textarea-vertical-align="middle" style:writing-mode="lr-tb">
        <text:list-style style:name="_34__5f_cover-title" style:display-name="4_cov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IBM Plex Sans Regular2" fo:font-family="'IBM Plex Sans Regular'" fo:font-size="27pt" fo:letter-spacing="normal" fo:language="en" fo:country="US" fo:font-style="normal" fo:text-shadow="none" style:text-underline-style="none" fo:font-weight="normal" style:letter-kerning="true" fo:background-color="transparent" style:font-name-asian="IBM Plex Sans5" style:font-family-asian="'IBM Plex Sans'" style:font-family-generic-asian="modern" style:font-pitch-asian="fixed" style:font-size-asian="27pt" style:font-style-asian="normal" style:font-weight-asian="normal" style:font-name-complex="IBM Plex Sans1" style:font-family-complex="'IBM Plex Sans'" style:font-family-generic-complex="swiss" style:font-pitch-complex="variable" style:font-size-complex="27pt" style:font-style-complex="normal" style:font-weight-complex="normal" style:text-emphasize="none" style:font-relief="none" style:text-overline-style="none" style:text-overline-color="font-color" fo:hyphenate="false"/>
    </style:style>
    <style:style style:name="_33__5f_cover-background" style:display-name="3_cover-background" style:family="presentation">
      <style:graphic-properties draw:stroke="none" draw:fill="solid" draw:fill-color="#000000"/>
      <style:text-properties style:letter-kerning="true"/>
    </style:style>
    <style:style style:name="_33__5f_cover-backgroundobjects" style:display-name="3_cover-backgroundobjects" style:family="presentation">
      <style:graphic-properties draw:textarea-horizontal-align="justify" draw:shadow="hidden" draw:shadow-offset-x="0.2cm" draw:shadow-offset-y="0.2cm" draw:shadow-color="#808080"/>
      <style:text-properties style:letter-kerning="true"/>
    </style:style>
    <style:style style:name="_33__5f_cover-notes" style:display-name="3_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over-outline1" style:display-name="3_cover-outline1" style:family="presentation">
      <style:graphic-properties draw:stroke="none" draw:fill="none" draw:auto-grow-height="false" draw:fit-to-size="false" style:shrink-to-fit="true" style:writing-mode="lr-tb">
        <text:list-style style:name="_33__5f_cover-outline1" style:display-name="3_cov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32pt" fo:letter-spacing="normal" fo:language="en" fo:country="US" fo:font-style="normal" fo:text-shadow="none" style:text-underline-style="none" fo:font-weight="normal" style:letter-kerning="true" fo:background-color="transparent" style:font-name-asian="IBM Plex Sans5" style:font-family-asian="'IBM Plex Sans'" style:font-family-generic-asian="modern" style:font-pitch-asian="fixed" style:font-size-asian="32pt" style:font-style-asian="normal" style:font-weight-asian="normal" style:font-name-complex="IBM Plex Sans1" style:font-family-complex="'IBM Plex Sans'"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_33__5f_cover-outline2" style:display-name="3_cover-outline2" style:family="presentation" style:parent-style-name="_33__5f_cover-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30pt" fo:letter-spacing="normal" fo:font-style="normal" style:text-underline-style="none" fo:font-weight="normal" fo:background-color="transparent" style:font-name-asian="IBM Plex Sans5" style:font-family-asian="'IBM Plex Sans'" style:font-family-generic-asian="modern" style:font-pitch-asian="fixed" style:font-size-asian="30pt" style:font-style-asian="normal" style:font-weight-asian="normal" style:font-name-complex="IBM Plex Sans1" style:font-family-complex="'IBM Plex Sans'" style:font-family-generic-complex="swiss" style:font-pitch-complex="variable" style:font-size-complex="30pt" style:font-style-complex="normal" style:font-weight-complex="normal" fo:hyphenate="false"/>
    </style:style>
    <style:style style:name="_33__5f_cover-outline3" style:display-name="3_cover-outline3" style:family="presentation" style:parent-style-name="_33__5f_cover-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24pt" fo:letter-spacing="normal" fo:font-style="normal" style:text-underline-style="none" fo:font-weight="normal" fo:background-color="transparent" style:font-name-asian="IBM Plex Sans5" style:font-family-asian="'IBM Plex Sans'" style:font-family-generic-asian="modern" style:font-pitch-asian="fixed" style:font-size-asian="24pt" style:font-style-asian="normal" style:font-weight-asian="normal" style:font-name-complex="IBM Plex Sans1" style:font-family-complex="'IBM Plex Sans'" style:font-family-generic-complex="swiss" style:font-pitch-complex="variable" style:font-size-complex="24pt" style:font-style-complex="normal" style:font-weight-complex="normal" fo:hyphenate="false"/>
    </style:style>
    <style:style style:name="_33__5f_cover-outline4" style:display-name="3_cover-outline4" style:family="presentation" style:parent-style-name="_33__5f_cover-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22pt" fo:letter-spacing="normal" fo:font-style="normal" style:text-underline-style="none" fo:font-weight="normal" fo:background-color="transparent" style:font-name-asian="IBM Plex Sans5" style:font-family-asian="'IBM Plex Sans'" style:font-family-generic-asian="modern" style:font-pitch-asian="fixed" style:font-size-asian="22pt" style:font-style-asian="normal" style:font-weight-asian="normal" style:font-name-complex="IBM Plex Sans1" style:font-family-complex="'IBM Plex Sans'" style:font-family-generic-complex="swiss" style:font-pitch-complex="variable" style:font-size-complex="22pt" style:font-style-complex="normal" style:font-weight-complex="normal" fo:hyphenate="false"/>
    </style:style>
    <style:style style:name="_33__5f_cover-outline5" style:display-name="3_cover-outline5" style:family="presentation" style:parent-style-name="_33__5f_cover-outline4">
      <style:paragraph-properties fo:margin-top="0.1cm" fo:margin-bottom="0cm"/>
      <style:text-properties fo:font-size="20pt" style:font-size-asian="20pt" style:font-size-complex="20pt"/>
    </style:style>
    <style:style style:name="_33__5f_cover-outline6" style:display-name="3_cover-outline6" style:family="presentation" style:parent-style-name="_33__5f_cover-outline5">
      <style:paragraph-properties fo:margin-top="0.1cm" fo:margin-bottom="0cm"/>
      <style:text-properties fo:font-size="20pt" style:font-size-asian="20pt" style:font-size-complex="20pt"/>
    </style:style>
    <style:style style:name="_33__5f_cover-outline7" style:display-name="3_cover-outline7" style:family="presentation" style:parent-style-name="_33__5f_cover-outline6">
      <style:paragraph-properties fo:margin-top="0.1cm" fo:margin-bottom="0cm"/>
      <style:text-properties fo:font-size="20pt" style:font-size-asian="20pt" style:font-size-complex="20pt"/>
    </style:style>
    <style:style style:name="_33__5f_cover-outline8" style:display-name="3_cover-outline8" style:family="presentation" style:parent-style-name="_33__5f_cover-outline7">
      <style:paragraph-properties fo:margin-top="0.1cm" fo:margin-bottom="0cm"/>
      <style:text-properties fo:font-size="20pt" style:font-size-asian="20pt" style:font-size-complex="20pt"/>
    </style:style>
    <style:style style:name="_33__5f_cover-outline9" style:display-name="3_cover-outline9" style:family="presentation" style:parent-style-name="_33__5f_cover-outline8">
      <style:paragraph-properties fo:margin-top="0.1cm" fo:margin-bottom="0cm"/>
      <style:text-properties fo:font-size="20pt" style:font-size-asian="20pt" style:font-size-complex="20pt"/>
    </style:style>
    <style:style style:name="_33__5f_cover-subtitle" style:display-name="3_cover-subtitle" style:family="presentation">
      <style:graphic-properties draw:stroke="none" draw:fill="none" draw:textarea-vertical-align="middle">
        <text:list-style style:name="_33__5f_cover-subtitle" style:display-name="3_cov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over-title" style:display-name="3_cover-title" style:family="presentation">
      <style:graphic-properties draw:stroke="none" draw:fill="none" draw:textarea-vertical-align="middle" style:writing-mode="lr-tb">
        <text:list-style style:name="_33__5f_cover-title" style:display-name="3_cov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IBM Plex Sans Regular2" fo:font-family="'IBM Plex Sans Regular'" fo:font-size="27pt" fo:letter-spacing="normal" fo:language="en" fo:country="US" fo:font-style="normal" fo:text-shadow="none" style:text-underline-style="none" fo:font-weight="normal" style:letter-kerning="true" fo:background-color="transparent" style:font-name-asian="IBM Plex Sans5" style:font-family-asian="'IBM Plex Sans'" style:font-family-generic-asian="modern" style:font-pitch-asian="fixed" style:font-size-asian="27pt" style:font-style-asian="normal" style:font-weight-asian="normal" style:font-name-complex="IBM Plex Sans1" style:font-family-complex="'IBM Plex Sans'" style:font-family-generic-complex="swiss" style:font-pitch-complex="variable" style:font-size-complex="27pt" style:font-style-complex="normal" style:font-weight-complex="normal" style:text-emphasize="none" style:font-relief="none" style:text-overline-style="none" style:text-overline-color="font-color" fo:hyphenate="false"/>
    </style:style>
    <style:style style:name="boxes_20__28_1_20_large_2c__20_4_20_small_29_-background" style:display-name="boxes (1 large, 4 small)-background" style:family="presentation">
      <style:graphic-properties draw:stroke="none" draw:fill="solid" draw:fill-color="#000000"/>
      <style:text-properties style:letter-kerning="true"/>
    </style:style>
    <style:style style:name="boxes_20__28_1_20_large_2c__20_4_20_small_29_-backgroundobjects" style:display-name="boxes (1 large, 4 small)-backgroundobjects" style:family="presentation">
      <style:graphic-properties draw:textarea-horizontal-align="justify" draw:shadow="hidden" draw:shadow-offset-x="0.2cm" draw:shadow-offset-y="0.2cm" draw:shadow-color="#808080"/>
      <style:text-properties style:letter-kerning="true"/>
    </style:style>
    <style:style style:name="boxes_20__28_1_20_large_2c__20_4_20_small_29_-notes" style:display-name="boxes (1 large, 4 smal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xes_20__28_1_20_large_2c__20_4_20_small_29_-outline1" style:display-name="boxes (1 large, 4 small)-outline1" style:family="presentation">
      <style:graphic-properties draw:stroke="none" draw:fill="none" draw:auto-grow-height="false" draw:fit-to-size="false" style:shrink-to-fit="true" style:writing-mode="lr-tb">
        <text:list-style style:name="boxes_20__28_1_20_large_2c__20_4_20_small_29_-outline1" style:display-name="boxes (1 large, 4 smal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32pt" fo:letter-spacing="normal" fo:language="en" fo:country="US" fo:font-style="normal" fo:text-shadow="none" style:text-underline-style="none" fo:font-weight="normal" style:letter-kerning="true" fo:background-color="transparent" style:font-name-asian="IBM Plex Sans5" style:font-family-asian="'IBM Plex Sans'" style:font-family-generic-asian="modern" style:font-pitch-asian="fixed" style:font-size-asian="32pt" style:font-style-asian="normal" style:font-weight-asian="normal" style:font-name-complex="IBM Plex Sans1" style:font-family-complex="'IBM Plex Sans'"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boxes_20__28_1_20_large_2c__20_4_20_small_29_-outline2" style:display-name="boxes (1 large, 4 small)-outline2" style:family="presentation" style:parent-style-name="boxes_20__28_1_20_large_2c__20_4_20_small_29_-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30pt" fo:letter-spacing="normal" fo:font-style="normal" style:text-underline-style="none" fo:font-weight="normal" fo:background-color="transparent" style:font-name-asian="IBM Plex Sans5" style:font-family-asian="'IBM Plex Sans'" style:font-family-generic-asian="modern" style:font-pitch-asian="fixed" style:font-size-asian="30pt" style:font-style-asian="normal" style:font-weight-asian="normal" style:font-name-complex="IBM Plex Sans1" style:font-family-complex="'IBM Plex Sans'" style:font-family-generic-complex="swiss" style:font-pitch-complex="variable" style:font-size-complex="30pt" style:font-style-complex="normal" style:font-weight-complex="normal" fo:hyphenate="false"/>
    </style:style>
    <style:style style:name="boxes_20__28_1_20_large_2c__20_4_20_small_29_-outline3" style:display-name="boxes (1 large, 4 small)-outline3" style:family="presentation" style:parent-style-name="boxes_20__28_1_20_large_2c__20_4_20_small_29_-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24pt" fo:letter-spacing="normal" fo:font-style="normal" style:text-underline-style="none" fo:font-weight="normal" fo:background-color="transparent" style:font-name-asian="IBM Plex Sans5" style:font-family-asian="'IBM Plex Sans'" style:font-family-generic-asian="modern" style:font-pitch-asian="fixed" style:font-size-asian="24pt" style:font-style-asian="normal" style:font-weight-asian="normal" style:font-name-complex="IBM Plex Sans1" style:font-family-complex="'IBM Plex Sans'" style:font-family-generic-complex="swiss" style:font-pitch-complex="variable" style:font-size-complex="24pt" style:font-style-complex="normal" style:font-weight-complex="normal" fo:hyphenate="false"/>
    </style:style>
    <style:style style:name="boxes_20__28_1_20_large_2c__20_4_20_small_29_-outline4" style:display-name="boxes (1 large, 4 small)-outline4" style:family="presentation" style:parent-style-name="boxes_20__28_1_20_large_2c__20_4_20_small_29_-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22pt" fo:letter-spacing="normal" fo:font-style="normal" style:text-underline-style="none" fo:font-weight="normal" fo:background-color="transparent" style:font-name-asian="IBM Plex Sans5" style:font-family-asian="'IBM Plex Sans'" style:font-family-generic-asian="modern" style:font-pitch-asian="fixed" style:font-size-asian="22pt" style:font-style-asian="normal" style:font-weight-asian="normal" style:font-name-complex="IBM Plex Sans1" style:font-family-complex="'IBM Plex Sans'" style:font-family-generic-complex="swiss" style:font-pitch-complex="variable" style:font-size-complex="22pt" style:font-style-complex="normal" style:font-weight-complex="normal" fo:hyphenate="false"/>
    </style:style>
    <style:style style:name="boxes_20__28_1_20_large_2c__20_4_20_small_29_-outline5" style:display-name="boxes (1 large, 4 small)-outline5" style:family="presentation" style:parent-style-name="boxes_20__28_1_20_large_2c__20_4_20_small_29_-outline4">
      <style:paragraph-properties fo:margin-top="0.1cm" fo:margin-bottom="0cm"/>
      <style:text-properties fo:font-size="20pt" style:font-size-asian="20pt" style:font-size-complex="20pt"/>
    </style:style>
    <style:style style:name="boxes_20__28_1_20_large_2c__20_4_20_small_29_-outline6" style:display-name="boxes (1 large, 4 small)-outline6" style:family="presentation" style:parent-style-name="boxes_20__28_1_20_large_2c__20_4_20_small_29_-outline5">
      <style:paragraph-properties fo:margin-top="0.1cm" fo:margin-bottom="0cm"/>
      <style:text-properties fo:font-size="20pt" style:font-size-asian="20pt" style:font-size-complex="20pt"/>
    </style:style>
    <style:style style:name="boxes_20__28_1_20_large_2c__20_4_20_small_29_-outline7" style:display-name="boxes (1 large, 4 small)-outline7" style:family="presentation" style:parent-style-name="boxes_20__28_1_20_large_2c__20_4_20_small_29_-outline6">
      <style:paragraph-properties fo:margin-top="0.1cm" fo:margin-bottom="0cm"/>
      <style:text-properties fo:font-size="20pt" style:font-size-asian="20pt" style:font-size-complex="20pt"/>
    </style:style>
    <style:style style:name="boxes_20__28_1_20_large_2c__20_4_20_small_29_-outline8" style:display-name="boxes (1 large, 4 small)-outline8" style:family="presentation" style:parent-style-name="boxes_20__28_1_20_large_2c__20_4_20_small_29_-outline7">
      <style:paragraph-properties fo:margin-top="0.1cm" fo:margin-bottom="0cm"/>
      <style:text-properties fo:font-size="20pt" style:font-size-asian="20pt" style:font-size-complex="20pt"/>
    </style:style>
    <style:style style:name="boxes_20__28_1_20_large_2c__20_4_20_small_29_-outline9" style:display-name="boxes (1 large, 4 small)-outline9" style:family="presentation" style:parent-style-name="boxes_20__28_1_20_large_2c__20_4_20_small_29_-outline8">
      <style:paragraph-properties fo:margin-top="0.1cm" fo:margin-bottom="0cm"/>
      <style:text-properties fo:font-size="20pt" style:font-size-asian="20pt" style:font-size-complex="20pt"/>
    </style:style>
    <style:style style:name="boxes_20__28_1_20_large_2c__20_4_20_small_29_-subtitle" style:display-name="boxes (1 large, 4 small)-subtitle" style:family="presentation">
      <style:graphic-properties draw:stroke="none" draw:fill="none" draw:textarea-vertical-align="middle">
        <text:list-style style:name="boxes_20__28_1_20_large_2c__20_4_20_small_29_-subtitle" style:display-name="boxes (1 large, 4 smal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xes_20__28_1_20_large_2c__20_4_20_small_29_-title" style:display-name="boxes (1 large, 4 small)-title" style:family="presentation">
      <style:graphic-properties draw:stroke="none" draw:fill="none" draw:textarea-vertical-align="middle" style:writing-mode="lr-tb">
        <text:list-style style:name="boxes_20__28_1_20_large_2c__20_4_20_small_29_-title" style:display-name="boxes (1 large, 4 smal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IBM Plex Sans Regular2" fo:font-family="'IBM Plex Sans Regular'" fo:font-size="27pt" fo:letter-spacing="normal" fo:language="en" fo:country="US" fo:font-style="normal" fo:text-shadow="none" style:text-underline-style="none" fo:font-weight="normal" style:letter-kerning="true" fo:background-color="transparent" style:font-name-asian="IBM Plex Sans5" style:font-family-asian="'IBM Plex Sans'" style:font-family-generic-asian="modern" style:font-pitch-asian="fixed" style:font-size-asian="27pt" style:font-style-asian="normal" style:font-weight-asian="normal" style:font-name-complex="IBM Plex Sans1" style:font-family-complex="'IBM Plex Sans'" style:font-family-generic-complex="swiss" style:font-pitch-complex="variable" style:font-size-complex="27pt" style:font-style-complex="normal" style:font-weight-complex="normal" style:text-emphasize="none" style:font-relief="none" style:text-overline-style="none" style:text-overline-color="font-color" fo:hyphenate="false"/>
    </style:style>
    <style:style style:name="title_2c__20_2_20_columns-background" style:display-name="title, 2 columns-background" style:family="presentation">
      <style:graphic-properties draw:stroke="none" draw:fill="solid" draw:fill-color="#000000"/>
      <style:text-properties style:letter-kerning="true"/>
    </style:style>
    <style:style style:name="title_2c__20_2_20_columns-backgroundobjects" style:display-name="title, 2 columns-backgroundobjects" style:family="presentation">
      <style:graphic-properties draw:textarea-horizontal-align="justify" draw:shadow="hidden" draw:shadow-offset-x="0.2cm" draw:shadow-offset-y="0.2cm" draw:shadow-color="#808080"/>
      <style:text-properties style:letter-kerning="true"/>
    </style:style>
    <style:style style:name="title_2c__20_2_20_columns-notes" style:display-name="title, 2 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lumns-outline1" style:display-name="title, 2 columns-outline1" style:family="presentation">
      <style:graphic-properties draw:stroke="none" draw:fill="none" draw:auto-grow-height="false" draw:fit-to-size="false" style:shrink-to-fit="true" style:writing-mode="lr-tb">
        <text:list-style style:name="title_2c__20_2_20_columns-outline1" style:display-name="title, 2 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32pt" fo:letter-spacing="normal" fo:language="en" fo:country="US" fo:font-style="normal" fo:text-shadow="none" style:text-underline-style="none" fo:font-weight="normal" style:letter-kerning="true" fo:background-color="transparent" style:font-name-asian="IBM Plex Sans5" style:font-family-asian="'IBM Plex Sans'" style:font-family-generic-asian="modern" style:font-pitch-asian="fixed" style:font-size-asian="32pt" style:font-style-asian="normal" style:font-weight-asian="normal" style:font-name-complex="IBM Plex Sans1" style:font-family-complex="'IBM Plex Sans'"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title_2c__20_2_20_columns-outline2" style:display-name="title, 2 columns-outline2" style:family="presentation" style:parent-style-name="title_2c__20_2_20_columns-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30pt" fo:letter-spacing="normal" fo:font-style="normal" style:text-underline-style="none" fo:font-weight="normal" fo:background-color="transparent" style:font-name-asian="IBM Plex Sans5" style:font-family-asian="'IBM Plex Sans'" style:font-family-generic-asian="modern" style:font-pitch-asian="fixed" style:font-size-asian="30pt" style:font-style-asian="normal" style:font-weight-asian="normal" style:font-name-complex="IBM Plex Sans1" style:font-family-complex="'IBM Plex Sans'" style:font-family-generic-complex="swiss" style:font-pitch-complex="variable" style:font-size-complex="30pt" style:font-style-complex="normal" style:font-weight-complex="normal" fo:hyphenate="false"/>
    </style:style>
    <style:style style:name="title_2c__20_2_20_columns-outline3" style:display-name="title, 2 columns-outline3" style:family="presentation" style:parent-style-name="title_2c__20_2_20_columns-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24pt" fo:letter-spacing="normal" fo:font-style="normal" style:text-underline-style="none" fo:font-weight="normal" fo:background-color="transparent" style:font-name-asian="IBM Plex Sans5" style:font-family-asian="'IBM Plex Sans'" style:font-family-generic-asian="modern" style:font-pitch-asian="fixed" style:font-size-asian="24pt" style:font-style-asian="normal" style:font-weight-asian="normal" style:font-name-complex="IBM Plex Sans1" style:font-family-complex="'IBM Plex Sans'" style:font-family-generic-complex="swiss" style:font-pitch-complex="variable" style:font-size-complex="24pt" style:font-style-complex="normal" style:font-weight-complex="normal" fo:hyphenate="false"/>
    </style:style>
    <style:style style:name="title_2c__20_2_20_columns-outline4" style:display-name="title, 2 columns-outline4" style:family="presentation" style:parent-style-name="title_2c__20_2_20_columns-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IBM Plex Sans1" fo:font-family="'IBM Plex Sans'" style:font-family-generic="swiss" style:font-pitch="variable" fo:font-size="22pt" fo:letter-spacing="normal" fo:font-style="normal" style:text-underline-style="none" fo:font-weight="normal" fo:background-color="transparent" style:font-name-asian="IBM Plex Sans5" style:font-family-asian="'IBM Plex Sans'" style:font-family-generic-asian="modern" style:font-pitch-asian="fixed" style:font-size-asian="22pt" style:font-style-asian="normal" style:font-weight-asian="normal" style:font-name-complex="IBM Plex Sans1" style:font-family-complex="'IBM Plex Sans'" style:font-family-generic-complex="swiss" style:font-pitch-complex="variable" style:font-size-complex="22pt" style:font-style-complex="normal" style:font-weight-complex="normal" fo:hyphenate="false"/>
    </style:style>
    <style:style style:name="title_2c__20_2_20_columns-outline5" style:display-name="title, 2 columns-outline5" style:family="presentation" style:parent-style-name="title_2c__20_2_20_columns-outline4">
      <style:paragraph-properties fo:margin-top="0.1cm" fo:margin-bottom="0cm"/>
      <style:text-properties fo:font-size="20pt" style:font-size-asian="20pt" style:font-size-complex="20pt"/>
    </style:style>
    <style:style style:name="title_2c__20_2_20_columns-outline6" style:display-name="title, 2 columns-outline6" style:family="presentation" style:parent-style-name="title_2c__20_2_20_columns-outline5">
      <style:paragraph-properties fo:margin-top="0.1cm" fo:margin-bottom="0cm"/>
      <style:text-properties fo:font-size="20pt" style:font-size-asian="20pt" style:font-size-complex="20pt"/>
    </style:style>
    <style:style style:name="title_2c__20_2_20_columns-outline7" style:display-name="title, 2 columns-outline7" style:family="presentation" style:parent-style-name="title_2c__20_2_20_columns-outline6">
      <style:paragraph-properties fo:margin-top="0.1cm" fo:margin-bottom="0cm"/>
      <style:text-properties fo:font-size="20pt" style:font-size-asian="20pt" style:font-size-complex="20pt"/>
    </style:style>
    <style:style style:name="title_2c__20_2_20_columns-outline8" style:display-name="title, 2 columns-outline8" style:family="presentation" style:parent-style-name="title_2c__20_2_20_columns-outline7">
      <style:paragraph-properties fo:margin-top="0.1cm" fo:margin-bottom="0cm"/>
      <style:text-properties fo:font-size="20pt" style:font-size-asian="20pt" style:font-size-complex="20pt"/>
    </style:style>
    <style:style style:name="title_2c__20_2_20_columns-outline9" style:display-name="title, 2 columns-outline9" style:family="presentation" style:parent-style-name="title_2c__20_2_20_columns-outline8">
      <style:paragraph-properties fo:margin-top="0.1cm" fo:margin-bottom="0cm"/>
      <style:text-properties fo:font-size="20pt" style:font-size-asian="20pt" style:font-size-complex="20pt"/>
    </style:style>
    <style:style style:name="title_2c__20_2_20_columns-subtitle" style:display-name="title, 2 columns-subtitle" style:family="presentation">
      <style:graphic-properties draw:stroke="none" draw:fill="none" draw:textarea-vertical-align="middle">
        <text:list-style style:name="title_2c__20_2_20_columns-subtitle" style:display-name="title, 2 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lumns-title" style:display-name="title, 2 columns-title" style:family="presentation">
      <style:graphic-properties draw:stroke="none" draw:fill="none" draw:textarea-vertical-align="middle" style:writing-mode="lr-tb">
        <text:list-style style:name="title_2c__20_2_20_columns-title" style:display-name="title, 2 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IBM Plex Sans Regular2" fo:font-family="'IBM Plex Sans Regular'" fo:font-size="27pt" fo:letter-spacing="normal" fo:language="en" fo:country="US" fo:font-style="normal" fo:text-shadow="none" style:text-underline-style="none" fo:font-weight="normal" style:letter-kerning="true" fo:background-color="transparent" style:font-name-asian="IBM Plex Sans5" style:font-family-asian="'IBM Plex Sans'" style:font-family-generic-asian="modern" style:font-pitch-asian="fixed" style:font-size-asian="27pt" style:font-style-asian="normal" style:font-weight-asian="normal" style:font-name-complex="IBM Plex Sans1" style:font-family-complex="'IBM Plex Sans'" style:font-family-generic-complex="swiss" style:font-pitch-complex="variable" style:font-size-complex="27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8cm" fo:page-height="28.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graphic-properties style:writing-mode="lr-tb"/>
    </style:style>
    <style:style style:name="Mgr4" style:family="graphic" style:parent-style-name="standard">
      <style:graphic-properties draw:stroke="solid" svg:stroke-width="0.026cm" svg:stroke-color="#bebebe"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4cm" fo:padding-right="0.254cm" fo:wrap-option="no-wrap" style:writing-mode="lr-tb"/>
      <style:paragraph-properties style:writing-mode="lr-tb"/>
    </style:style>
    <style:style style:name="Mgr7" style:family="graphic" style:parent-style-name="standard">
      <style:graphic-properties draw:stroke="solid" svg:stroke-width="0.053cm" svg:stroke-color="#ffffff" svg:stroke-linecap="butt" draw:fill="solid" draw:fill-color="#ffffff" draw:textarea-horizontal-align="justify" draw:textarea-vertical-align="top" draw:auto-grow-height="false" draw:fit-to-size="false" style:shrink-to-fit="false" fo:min-height="0cm" fo:min-width="0cm" fo:padding-top="0.2cm" fo:padding-bottom="0.2cm" fo:padding-left="0.2cm" fo:padding-right="0.2cm" fo:wrap-option="wrap" style:writing-mode="lr-tb">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053cm" svg:stroke-linecap="butt" draw:fill="solid" draw:fill-color="#0043ce" draw:textarea-horizontal-align="justify" draw:textarea-vertical-align="middle" draw:auto-grow-height="false" draw:fit-to-size="false" style:shrink-to-fit="false" fo:min-height="0cm" fo:min-width="0cm" fo:padding-top="0.2cm" fo:padding-bottom="0.2cm" fo:padding-left="0.2cm" fo:padding-right="0.2cm" fo:wrap-option="wrap" style:writing-mode="lr-tb">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053cm" svg:stroke-linecap="butt" draw:fill="solid" draw:fill-color="#6929c4" draw:textarea-horizontal-align="justify" draw:textarea-vertical-align="middle" draw:auto-grow-height="false" draw:fit-to-size="false" style:shrink-to-fit="false" fo:min-height="0cm" fo:min-width="0cm" fo:padding-top="0.2cm" fo:padding-bottom="0.2cm" fo:padding-left="0.2cm" fo:padding-right="0.2cm" fo:wrap-option="wrap" style:writing-mode="lr-tb">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solid" svg:stroke-width="0.071cm" svg:stroke-color="#c6c6c6"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pr1" style:family="presentation" style:parent-style-name="_34__5f_cover-title">
      <style:graphic-properties draw:stroke="none" svg:stroke-width="0cm" draw:fill="none" loext:fill-use-slide-background="false" draw:textarea-horizontal-align="justify" draw:textarea-vertical-align="top" draw:auto-grow-height="false" draw:fit-to-size="false" style:shrink-to-fit="false" fo:min-height="4.772cm" fo:padding-top="0cm" fo:padding-bottom="0cm" fo:padding-left="0cm" fo:padding-right="0cm" fo:wrap-option="wrap"/>
      <style:paragraph-properties style:writing-mode="lr-tb"/>
    </style:style>
    <style:style style:name="Mpr2" style:family="presentation" style:parent-style-name="_34__5f_cover-backgroundobjects">
      <style:graphic-properties draw:stroke="none" draw:fill="none" draw:fill-color="#ffffff" draw:auto-grow-height="false" fo:min-height="1.397cm"/>
      <style:paragraph-properties style:writing-mode="lr-tb"/>
    </style:style>
    <style:style style:name="Mpr3" style:family="presentation" style:parent-style-name="_34__5f_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_33__5f_cover-title">
      <style:graphic-properties draw:stroke="none" svg:stroke-width="0cm" draw:fill="none" loext:fill-use-slide-background="false" draw:textarea-horizontal-align="justify" draw:textarea-vertical-align="top" draw:auto-grow-height="false" draw:fit-to-size="false" style:shrink-to-fit="false" fo:min-height="4.772cm" fo:padding-top="0cm" fo:padding-bottom="0cm" fo:padding-left="0cm" fo:padding-right="0cm" fo:wrap-option="wrap"/>
      <style:paragraph-properties style:writing-mode="lr-tb"/>
    </style:style>
    <style:style style:name="Mpr5" style:family="presentation" style:parent-style-name="_33__5f_cover-backgroundobjects">
      <style:graphic-properties draw:stroke="none" draw:fill="none" draw:fill-color="#ffffff" draw:auto-grow-height="false" fo:min-height="1.397cm"/>
      <style:paragraph-properties style:writing-mode="lr-tb"/>
    </style:style>
    <style:style style:name="Mpr6" style:family="presentation" style:parent-style-name="_33__5f_cover-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boxes_20__28_1_20_large_2c__20_4_20_small_29_-title">
      <style:graphic-properties draw:stroke="none" svg:stroke-width="0cm" draw:fill="none" loext:fill-use-slide-background="false" draw:textarea-horizontal-align="justify" draw:textarea-vertical-align="top" draw:auto-grow-height="false" draw:fit-to-size="false" style:shrink-to-fit="false" fo:min-height="4.772cm" fo:padding-top="0.457cm" fo:padding-bottom="0.635cm" fo:padding-left="0.508cm" fo:padding-right="0.635cm" fo:wrap-option="wrap"/>
      <style:paragraph-properties style:writing-mode="lr-tb"/>
    </style:style>
    <style:style style:name="Mpr8" style:family="presentation" style:parent-style-name="boxes_20__28_1_20_large_2c__20_4_20_small_29_-outline1">
      <style:graphic-properties draw:stroke="none" svg:stroke-width="0cm" draw:fill="solid" draw:fill-color="#061f80" draw:textarea-horizontal-align="justify" draw:textarea-vertical-align="top" draw:auto-grow-height="false" draw:fit-to-size="false" style:shrink-to-fit="false" fo:min-height="16.573cm" fo:padding-top="0.559cm" fo:padding-bottom="0.635cm" fo:padding-left="0.61cm" fo:padding-right="0.635cm" fo:wrap-option="wrap"/>
      <style:paragraph-properties style:writing-mode="lr-tb"/>
    </style:style>
    <style:style style:name="Mpr9" style:family="presentation" style:parent-style-name="boxes_20__28_1_20_large_2c__20_4_20_small_29_-outline1">
      <style:graphic-properties draw:stroke="none" svg:stroke-width="0cm" draw:fill="solid" draw:fill-color="#054ada" draw:textarea-horizontal-align="justify" draw:textarea-vertical-align="top" draw:auto-grow-height="false" draw:fit-to-size="false" style:shrink-to-fit="false" fo:min-height="16.573cm" fo:padding-top="0.559cm" fo:padding-bottom="0.635cm" fo:padding-left="0.61cm" fo:padding-right="0.635cm" fo:wrap-option="wrap"/>
      <style:paragraph-properties style:writing-mode="lr-tb"/>
    </style:style>
    <style:style style:name="Mpr10" style:family="presentation" style:parent-style-name="boxes_20__28_1_20_large_2c__20_4_20_small_29_-outline1">
      <style:graphic-properties draw:stroke="none" svg:stroke-width="0cm" draw:fill="solid" draw:fill-color="#002d9c" loext:fill-theme-color="accent2" draw:textarea-horizontal-align="justify" draw:textarea-vertical-align="top" draw:auto-grow-height="false" draw:fit-to-size="false" style:shrink-to-fit="false" fo:min-height="16.573cm" fo:padding-top="0.559cm" fo:padding-bottom="0.635cm" fo:padding-left="0.61cm" fo:padding-right="0.635cm" fo:wrap-option="wrap"/>
      <style:paragraph-properties style:writing-mode="lr-tb"/>
    </style:style>
    <style:style style:name="Mpr11" style:family="presentation" style:parent-style-name="boxes_20__28_1_20_large_2c__20_4_20_small_29_-outline1">
      <style:graphic-properties draw:stroke="none" svg:stroke-width="0cm" draw:fill="solid" draw:fill-color="#6ea6ff" draw:textarea-horizontal-align="justify" draw:textarea-vertical-align="top" draw:auto-grow-height="false" draw:fit-to-size="false" style:shrink-to-fit="false" fo:min-height="16.573cm" fo:padding-top="0.559cm" fo:padding-bottom="0.635cm" fo:padding-left="0.61cm" fo:padding-right="0.635cm" fo:wrap-option="wrap"/>
      <style:paragraph-properties style:writing-mode="lr-tb"/>
    </style:style>
    <style:style style:name="Mpr12" style:family="presentation" style:parent-style-name="boxes_20__28_1_20_large_2c__20_4_20_small_29_-backgroundobjects">
      <style:graphic-properties draw:stroke="none" draw:fill="none" draw:fill-color="#ffffff" draw:auto-grow-height="false" fo:min-height="1.27cm"/>
      <style:paragraph-properties style:writing-mode="lr-tb"/>
    </style:style>
    <style:style style:name="Mpr13" style:family="presentation" style:parent-style-name="boxes_20__28_1_20_large_2c__20_4_20_small_29_-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2c__20_2_20_columns-title">
      <style:graphic-properties draw:stroke="none" svg:stroke-width="0cm" draw:fill="none" loext:fill-use-slide-background="false" draw:textarea-horizontal-align="justify" draw:textarea-vertical-align="top" draw:auto-grow-height="false" draw:fit-to-size="false" style:shrink-to-fit="false" fo:min-height="4.772cm" fo:padding-top="0cm" fo:padding-bottom="0cm" fo:padding-left="0cm" fo:padding-right="0cm" fo:wrap-option="wrap"/>
      <style:paragraph-properties style:writing-mode="lr-tb"/>
    </style:style>
    <style:style style:name="Mpr15" style:family="presentation" style:parent-style-name="title_2c__20_2_20_columns-outline1">
      <style:graphic-properties draw:stroke="none" svg:stroke-width="0cm" draw:fill="none" loext:fill-use-slide-background="false" draw:textarea-horizontal-align="justify" draw:textarea-vertical-align="middle" draw:auto-grow-height="false" draw:fit-to-size="false" style:shrink-to-fit="false" fo:min-height="16.573cm" fo:padding-top="0cm" fo:padding-bottom="0cm" fo:padding-left="0cm" fo:padding-right="0cm" fo:wrap-option="wrap"/>
      <style:paragraph-properties style:writing-mode="lr-tb"/>
    </style:style>
    <style:style style:name="Mpr16" style:family="presentation" style:parent-style-name="title_2c__20_2_20_columns-outline1">
      <style:graphic-properties draw:stroke="none" svg:stroke-width="0cm" draw:fill="none" loext:fill-use-slide-background="false" draw:textarea-horizontal-align="justify" draw:textarea-vertical-align="top" draw:auto-grow-height="false" draw:fit-to-size="false" style:shrink-to-fit="false" fo:min-height="16.573cm" fo:padding-top="0cm" fo:padding-bottom="0cm" fo:padding-left="0cm" fo:padding-right="0cm" fo:wrap-option="wrap"/>
      <style:paragraph-properties style:writing-mode="lr-tb"/>
    </style:style>
    <style:style style:name="Mpr17" style:family="presentation" style:parent-style-name="title_2c__20_2_20_columns-backgroundobjects">
      <style:graphic-properties draw:stroke="none" draw:fill="none" draw:fill-color="#ffffff" draw:auto-grow-height="false" fo:min-height="1.27cm"/>
      <style:paragraph-properties style:writing-mode="lr-tb"/>
    </style:style>
    <style:style style:name="Mpr18" style:family="presentation" style:parent-style-name="title_2c__20_2_20_columns-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hanging" style:writing-mode="lr-tb"/>
    </style:style>
    <style:style style:name="MP7" style:family="paragraph">
      <loext:graphic-properties draw:fill="none"/>
      <style:paragraph-properties fo:text-align="start" style:font-independent-line-spacing="true"/>
      <style:text-properties fo:font-size="48pt"/>
    </style:style>
    <style:style style:name="MP8" style:family="paragraph">
      <style:paragraph-properties fo:margin-left="0cm" fo:margin-right="0cm" fo:margin-top="0cm" fo:margin-bottom="0cm" fo:line-height="100%" fo:text-align="start" fo:text-indent="0cm" style:punctuation-wrap="hanging" style:writing-mode="lr-tb"/>
      <style:text-properties fo:font-size="27pt"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7pt" fo:hyphenate="false"/>
    </style:style>
    <style:style style:name="MP10" style:family="paragraph">
      <style:paragraph-properties fo:margin-left="0cm" fo:margin-right="0cm" fo:margin-top="0.776cm" fo:margin-bottom="0cm" fo:line-height="100%" fo:text-align="start" fo:text-indent="0cm" style:punctuation-wrap="hanging" style:writing-mode="lr-tb">
        <style:tab-stops>
          <style:tab-stop style:position="0cm"/>
        </style:tab-stops>
      </style:paragraph-properties>
    </style:style>
    <style:style style:name="MP11" style:family="paragraph">
      <loext:graphic-properties draw:fill="solid" draw:fill-color="#061f80"/>
      <style:paragraph-properties fo:text-align="start" style:font-independent-line-spacing="true"/>
      <style:text-properties fo:font-size="32pt"/>
    </style:style>
    <style:style style:name="MP12" style:family="paragraph">
      <loext:graphic-properties draw:fill="solid" draw:fill-color="#054ada"/>
      <style:paragraph-properties fo:text-align="start" style:font-independent-line-spacing="true"/>
      <style:text-properties fo:font-size="32pt"/>
    </style:style>
    <style:style style:name="MP13" style:family="paragraph">
      <loext:graphic-properties draw:fill="solid" draw:fill-color="#002d9c"/>
      <style:paragraph-properties fo:text-align="start" style:font-independent-line-spacing="true"/>
      <style:text-properties fo:font-size="32pt"/>
    </style:style>
    <style:style style:name="MP14" style:family="paragraph">
      <loext:graphic-properties draw:fill="solid" draw:fill-color="#6ea6ff"/>
      <style:paragraph-properties fo:text-align="start" style:font-independent-line-spacing="true"/>
      <style:text-properties fo:font-size="32pt"/>
    </style:style>
    <style:style style:name="MP15" style:family="paragraph">
      <loext:graphic-properties draw:fill="solid" draw:fill-color="#ffffff"/>
      <style:paragraph-properties fo:text-align="start"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IBM Plex Sans2" fo:font-size="28pt" fo:letter-spacing="normal" fo:language="en" fo:country="US" fo:font-style="normal" style:text-underline-style="none" fo:font-weight="normal" fo:background-color="transparent" style:font-name-asian="IBM Plex Sans2" style:font-size-asian="28pt" style:font-style-asian="normal" style:font-weight-asian="normal" style:font-name-complex="IBM Plex Sans2" style:font-size-complex="28pt" style:font-style-complex="normal" style:font-weight-complex="normal"/>
    </style:style>
    <style:style style:name="MP16" style:family="paragraph">
      <loext:graphic-properties draw:fill="solid" draw:fill-color="#0043ce"/>
      <style:paragraph-properties fo:text-align="start" style:writing-mode="lr-tb"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IBM Plex Sans Medium" fo:font-size="36pt" fo:letter-spacing="normal" fo:language="en" fo:country="US" fo:font-style="normal" style:text-underline-style="none" fo:font-weight="bold" fo:background-color="transparent" style:font-name-asian="IBM Plex Sans2" style:font-size-asian="36pt" style:font-style-asian="normal" style:font-weight-asian="bold" style:font-name-complex="IBM Plex Sans2" style:font-size-complex="36pt" style:font-style-complex="normal" style:font-weight-complex="bold"/>
    </style:style>
    <style:style style:name="MP17" style:family="paragraph">
      <loext:graphic-properties draw:fill="solid" draw:fill-color="#6929c4"/>
      <style:paragraph-properties fo:text-align="start" style:writing-mode="lr-tb"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IBM Plex Sans Medium" fo:font-size="36pt" fo:letter-spacing="normal" fo:language="en" fo:country="US" fo:font-style="normal" style:text-underline-style="none" fo:font-weight="bold" fo:background-color="transparent" style:font-name-asian="IBM Plex Sans2" style:font-size-asian="36pt" style:font-style-asian="normal" style:font-weight-asian="bold" style:font-name-complex="IBM Plex Sans2" style:font-size-complex="36pt" style:font-style-complex="normal" style:font-weight-complex="bold"/>
    </style:style>
    <style:style style:name="MP18"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161616" loext:opacity="100%" style:text-outline="false" style:text-line-through-style="none" style:text-line-through-type="none" style:text-position="0% 100%" style:font-name="IBM Plex Sans1" fo:font-size="48pt" fo:letter-spacing="normal" fo:language="en" fo:country="US" fo:font-style="normal" style:text-underline-style="none" fo:font-weight="normal" fo:background-color="transparent" style:font-name-asian="IBM Plex Sans5" style:font-size-asian="48pt" style:font-style-asian="normal" style:font-weight-asian="normal" style:font-name-complex="IBM Plex Sans1" style:font-size-complex="48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IBM Plex Sans1" fo:font-size="48pt" fo:letter-spacing="normal" fo:language="en" fo:country="US" fo:font-style="normal" style:text-underline-style="none" fo:font-weight="normal" fo:background-color="transparent" style:font-name-asian="IBM Plex Sans5" style:font-size-asian="48pt" style:font-style-asian="normal" style:font-weight-asian="normal" style:font-name-complex="IBM Plex Sans1" style:font-size-complex="48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IBM Plex Sans Regular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IBM Plex Sans1" fo:font-size="32pt" fo:letter-spacing="normal" fo:language="en" fo:country="US" fo:font-style="normal" style:text-underline-style="none" fo:font-weight="normal" fo:background-color="transparent" style:font-name-asian="IBM Plex Sans5" style:font-size-asian="32pt" style:font-style-asian="normal" style:font-weight-asian="normal" style:font-name-complex="IBM Plex Sans1" style:font-size-complex="32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IBM Plex Sans1" fo:font-size="32pt" fo:letter-spacing="normal" fo:language="en" fo:country="US" fo:font-style="normal" style:text-underline-style="none" fo:font-weight="normal" fo:background-color="transparent" style:font-name-asian="IBM Plex Sans5" style:font-size-asian="32pt" style:font-style-asian="normal" style:font-weight-asian="normal" style:font-name-complex="IBM Plex Sans1" style:font-size-complex="32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IBM Plex Sans SemiBold" fo:font-size="32pt" fo:letter-spacing="normal" fo:language="en" fo:country="US" fo:font-style="normal" style:text-underline-style="none" fo:font-weight="bold" fo:background-color="transparent" style:font-name-asian="IBM Plex Sans5" style:font-size-asian="32pt" style:font-style-asian="normal" style:font-weight-asian="bold" style:font-name-complex="IBM Plex Sans1" style:font-size-complex="32pt" style:font-style-complex="normal" style:font-weight-complex="bold"/>
    </style:style>
    <style:style style:name="MT8" style:family="text">
      <style:text-properties fo:font-variant="normal" fo:text-transform="none" fo:color="#000000" loext:opacity="100%" style:text-outline="false" style:text-line-through-style="none" style:text-line-through-type="none" style:text-position="0% 100%" style:font-name="IBM Plex Sans1" fo:font-size="30pt" fo:letter-spacing="normal" fo:language="en" fo:country="US" fo:font-style="normal" style:text-underline-style="none" fo:font-weight="normal" fo:background-color="transparent" style:font-name-asian="IBM Plex Sans5" style:font-size-asian="30pt" style:font-style-asian="normal" style:font-weight-asian="normal" style:font-name-complex="IBM Plex Sans1" style:font-size-complex="30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IBM Plex Sans1" fo:font-size="24pt" fo:letter-spacing="normal" fo:language="en" fo:country="US" fo:font-style="normal" style:text-underline-style="none" fo:font-weight="normal" fo:background-color="transparent" style:font-name-asian="IBM Plex Sans5" style:font-size-asian="24pt" style:font-style-asian="normal" style:font-weight-asian="normal" style:font-name-complex="IBM Plex Sans1" style:font-size-complex="2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IBM Plex Sans1" fo:font-size="22pt" fo:letter-spacing="normal" fo:language="en" fo:country="US" fo:font-style="normal" style:text-underline-style="none" fo:font-weight="normal" fo:background-color="transparent" style:font-name-asian="IBM Plex Sans5" style:font-size-asian="22pt" style:font-style-asian="normal" style:font-weight-asian="normal" style:font-name-complex="IBM Plex Sans1" style:font-size-complex="2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90%"/>
      </text:list-level-style-number>
      <text:list-level-style-bullet text:level="2" text:bullet-char="–">
        <style:list-level-properties text:space-before="-0.012cm" text:min-label-width="0.965cm"/>
        <style:text-properties style:font-name="IBM Plex Sans2"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000000" fo:font-size="90%"/>
      </text:list-level-style-number>
      <text:list-level-style-bullet text:level="2" text:bullet-char="–">
        <style:list-level-properties text:space-before="-0.012cm" text:min-label-width="0.965cm"/>
        <style:text-properties style:font-name="IBM Plex Sans2" fo:color="#000000" fo:font-size="100%"/>
      </text:list-level-style-bullet>
      <text:list-level-style-bullet text:level="3" text:bullet-char="•">
        <style:list-level-properties text:space-before="0.94cm" text:min-label-width="0.96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000000" fo:font-size="90%"/>
      </text:list-level-style-number>
      <text:list-level-style-bullet text:level="2" text:bullet-char="–">
        <style:list-level-properties text:space-before="-0.012cm" text:min-label-width="0.965cm"/>
        <style:text-properties style:font-name="IBM Plex Sans2" fo:color="#000000" fo:font-size="100%"/>
      </text:list-level-style-bullet>
      <text:list-level-style-bullet text:level="3" text:bullet-char="•">
        <style:list-level-properties text:space-before="0.94cm" text:min-label-width="0.965cm"/>
        <style:text-properties fo:font-family="Arial" style:font-family-generic="swiss" style:font-pitch="variable" fo:color="#000000" fo:font-size="100%"/>
      </text:list-level-style-bullet>
      <text:list-level-style-bullet text:level="4" text:bullet-char="–">
        <style:list-level-properties text:space-before="2.528cm" text:min-label-width="0.965cm"/>
        <style:text-properties style:font-name="IBM Plex Sans2"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number text:level="1" style:num-format="">
        <style:list-level-properties text:space-before="0.3cm" text:min-label-width="0.9cm"/>
        <style:text-properties fo:color="#000000" fo:font-size="90%"/>
      </text:list-level-style-number>
      <text:list-level-style-bullet text:level="2" text:bullet-char="–">
        <style:list-level-properties text:space-before="-0.012cm" text:min-label-width="0.965cm"/>
        <style:text-properties style:font-name="IBM Plex Sans2" fo:color="#000000" fo:font-size="100%"/>
      </text:list-level-style-bullet>
      <text:list-level-style-bullet text:level="3" text:bullet-char="•">
        <style:list-level-properties text:space-before="0.94cm" text:min-label-width="0.965cm"/>
        <style:text-properties fo:font-family="Arial" style:font-family-generic="swiss" style:font-pitch="variable" fo:color="#000000" fo:font-size="100%"/>
      </text:list-level-style-bullet>
      <text:list-level-style-bullet text:level="4" text:bullet-char="–">
        <style:list-level-properties text:space-before="2.528cm" text:min-label-width="0.965cm"/>
        <style:text-properties style:font-name="IBM Plex Sans2" fo:color="#000000" fo:font-size="100%"/>
      </text:list-level-style-bullet>
      <text:list-level-style-bullet text:level="5" text:bullet-char="»">
        <style:list-level-properties text:space-before="3.498cm" text:min-label-width="0.965cm"/>
        <style:text-properties style:font-name="IBM Plex Sans2"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text:page-number></text:span></text:p>
        </draw:text-box>
      </draw:frame>
    </style:handout-master>
    <style:master-page style:name="_34__5f_cover" style:display-name="4_cover" style:page-layout-name="PM1" draw:style-name="Mdp1">
      <loext:theme loext:name="IBM 2020 Master template (black background)">
        <loext:color-table loext:name="Custom 3">
          <loext:color loext:name="dk1" loext:color="#ffffff"/>
          <loext:color loext:name="lt1" loext:color="#000000"/>
          <loext:color loext:name="dk2" loext:color="#525252"/>
          <loext:color loext:name="lt2" loext:color="#f4f4f4"/>
          <loext:color loext:name="accent1" loext:color="#0f62fe"/>
          <loext:color loext:name="accent2" loext:color="#002d9c"/>
          <loext:color loext:name="accent3" loext:color="#d12771"/>
          <loext:color loext:name="accent4" loext:color="#8a3ffc"/>
          <loext:color loext:name="accent5" loext:color="#007d79"/>
          <loext:color loext:name="accent6" loext:color="#697077"/>
          <loext:color loext:name="hlink" loext:color="#4589ff"/>
          <loext:color loext:name="folHlink" loext:color="#6f6f6f"/>
        </loext:color-table>
      </loext:theme>
      <draw:g draw:name="Group 1" draw:style-name="Mgr3">
        <draw:g draw:name="Group 59">
          <draw:connector draw:name="Straight Connector 92" draw:style-name="Mgr4" draw:text-style-name="MP5" draw:layer="layout" draw:type="line" svg:x1="1.27cm" svg:y1="-0.105cm" svg:x2="1.27cm" svg:y2="-0.613cm" svg:d="M1270-105v-508" svg:viewBox="0 0 1 509">
            <text:p/>
          </draw:connector>
          <draw:connector draw:name="Straight Connector 93" draw:style-name="Mgr4" draw:text-style-name="MP5" draw:layer="layout" draw:type="line" svg:x1="11.43cm" svg:y1="-0.105cm" svg:x2="11.43cm" svg:y2="-0.613cm" svg:d="M11430-105v-508" svg:viewBox="0 0 1 509">
            <text:p/>
          </draw:connector>
          <draw:connector draw:name="Straight Connector 94" draw:style-name="Mgr4" draw:text-style-name="MP5" draw:layer="layout" draw:type="line" svg:x1="12.7cm" svg:y1="-0.105cm" svg:x2="12.7cm" svg:y2="-0.613cm" svg:d="M12700-105v-508" svg:viewBox="0 0 1 509">
            <text:p/>
          </draw:connector>
          <draw:connector draw:name="Straight Connector 95" draw:style-name="Mgr4" draw:text-style-name="MP5" draw:layer="layout" draw:type="line" svg:x1="13.97cm" svg:y1="-0.105cm" svg:x2="13.97cm" svg:y2="-0.613cm" svg:d="M13970-105v-508" svg:viewBox="0 0 1 509">
            <text:p/>
          </draw:connector>
          <draw:connector draw:name="Straight Connector 96" draw:style-name="Mgr4" draw:text-style-name="MP5" draw:layer="layout" draw:type="line" svg:x1="24.13cm" svg:y1="-0.105cm" svg:x2="24.13cm" svg:y2="-0.613cm" svg:d="M24130-105v-508" svg:viewBox="0 0 1 509">
            <text:p/>
          </draw:connector>
          <draw:connector draw:name="Straight Connector 97" draw:style-name="Mgr4" draw:text-style-name="MP5" draw:layer="layout" draw:type="line" svg:x1="25.4cm" svg:y1="-0.105cm" svg:x2="25.4cm" svg:y2="-0.613cm" svg:d="M25400-105v-508" svg:viewBox="0 0 1 509">
            <text:p/>
          </draw:connector>
          <draw:connector draw:name="Straight Connector 98" draw:style-name="Mgr4" draw:text-style-name="MP5" draw:layer="layout" draw:type="line" svg:x1="26.67cm" svg:y1="-0.105cm" svg:x2="26.67cm" svg:y2="-0.613cm" svg:d="M26670-105v-508" svg:viewBox="0 0 1 509">
            <text:p/>
          </draw:connector>
          <draw:connector draw:name="Straight Connector 99" draw:style-name="Mgr4" draw:text-style-name="MP5" draw:layer="layout" draw:type="line" svg:x1="36.83cm" svg:y1="-0.105cm" svg:x2="36.83cm" svg:y2="-0.613cm" svg:d="M36830-105v-508" svg:viewBox="0 0 1 509">
            <text:p/>
          </draw:connector>
          <draw:connector draw:name="Straight Connector 100" draw:style-name="Mgr4" draw:text-style-name="MP5" draw:layer="layout" draw:type="line" svg:x1="38.1cm" svg:y1="-0.105cm" svg:x2="38.1cm" svg:y2="-0.613cm" svg:d="M38100-105v-508" svg:viewBox="0 0 1 509">
            <text:p/>
          </draw:connector>
          <draw:connector draw:name="Straight Connector 101" draw:style-name="Mgr4" draw:text-style-name="MP5" draw:layer="layout" draw:type="line" svg:x1="39.37cm" svg:y1="-0.105cm" svg:x2="39.37cm" svg:y2="-0.613cm" svg:d="M39370-105v-508" svg:viewBox="0 0 1 509">
            <text:p/>
          </draw:connector>
          <draw:connector draw:name="Straight Connector 102" draw:style-name="Mgr4" draw:text-style-name="MP5" draw:layer="layout" draw:type="line" svg:x1="49.529cm" svg:y1="-0.105cm" svg:x2="49.529cm" svg:y2="-0.613cm" svg:d="M49529-105v-508" svg:viewBox="0 0 1 509">
            <text:p/>
          </draw:connector>
        </draw:g>
        <draw:g draw:name="Group 60">
          <draw:connector draw:name="Straight Connector 81" draw:style-name="Mgr4" draw:text-style-name="MP5" draw:layer="layout" draw:type="line" svg:x1="1.27cm" svg:y1="29.188cm" svg:x2="1.27cm" svg:y2="28.68cm" svg:d="M1270 29188v-508" svg:viewBox="0 0 1 509">
            <text:p/>
          </draw:connector>
          <draw:connector draw:name="Straight Connector 82" draw:style-name="Mgr4" draw:text-style-name="MP5" draw:layer="layout" draw:type="line" svg:x1="11.43cm" svg:y1="29.188cm" svg:x2="11.43cm" svg:y2="28.68cm" svg:d="M11430 29188v-508" svg:viewBox="0 0 1 509">
            <text:p/>
          </draw:connector>
          <draw:connector draw:name="Straight Connector 83" draw:style-name="Mgr4" draw:text-style-name="MP5" draw:layer="layout" draw:type="line" svg:x1="12.7cm" svg:y1="29.188cm" svg:x2="12.7cm" svg:y2="28.68cm" svg:d="M12700 29188v-508" svg:viewBox="0 0 1 509">
            <text:p/>
          </draw:connector>
          <draw:connector draw:name="Straight Connector 84" draw:style-name="Mgr4" draw:text-style-name="MP5" draw:layer="layout" draw:type="line" svg:x1="13.97cm" svg:y1="29.188cm" svg:x2="13.97cm" svg:y2="28.68cm" svg:d="M13970 29188v-508" svg:viewBox="0 0 1 509">
            <text:p/>
          </draw:connector>
          <draw:connector draw:name="Straight Connector 85" draw:style-name="Mgr4" draw:text-style-name="MP5" draw:layer="layout" draw:type="line" svg:x1="24.13cm" svg:y1="29.188cm" svg:x2="24.13cm" svg:y2="28.68cm" svg:d="M24130 29188v-508" svg:viewBox="0 0 1 509">
            <text:p/>
          </draw:connector>
          <draw:connector draw:name="Straight Connector 86" draw:style-name="Mgr4" draw:text-style-name="MP5" draw:layer="layout" draw:type="line" svg:x1="25.4cm" svg:y1="29.188cm" svg:x2="25.4cm" svg:y2="28.68cm" svg:d="M25400 29188v-508" svg:viewBox="0 0 1 509">
            <text:p/>
          </draw:connector>
          <draw:connector draw:name="Straight Connector 87" draw:style-name="Mgr4" draw:text-style-name="MP5" draw:layer="layout" draw:type="line" svg:x1="26.67cm" svg:y1="29.188cm" svg:x2="26.67cm" svg:y2="28.68cm" svg:d="M26670 29188v-508" svg:viewBox="0 0 1 509">
            <text:p/>
          </draw:connector>
          <draw:connector draw:name="Straight Connector 88" draw:style-name="Mgr4" draw:text-style-name="MP5" draw:layer="layout" draw:type="line" svg:x1="36.83cm" svg:y1="29.188cm" svg:x2="36.83cm" svg:y2="28.68cm" svg:d="M36830 29188v-508" svg:viewBox="0 0 1 509">
            <text:p/>
          </draw:connector>
          <draw:connector draw:name="Straight Connector 89" draw:style-name="Mgr4" draw:text-style-name="MP5" draw:layer="layout" draw:type="line" svg:x1="38.1cm" svg:y1="29.188cm" svg:x2="38.1cm" svg:y2="28.68cm" svg:d="M38100 29188v-508" svg:viewBox="0 0 1 509">
            <text:p/>
          </draw:connector>
          <draw:connector draw:name="Straight Connector 90" draw:style-name="Mgr4" draw:text-style-name="MP5" draw:layer="layout" draw:type="line" svg:x1="39.37cm" svg:y1="29.188cm" svg:x2="39.37cm" svg:y2="28.68cm" svg:d="M39370 29188v-508" svg:viewBox="0 0 1 509">
            <text:p/>
          </draw:connector>
          <draw:connector draw:name="Straight Connector 91" draw:style-name="Mgr4" draw:text-style-name="MP5" draw:layer="layout" draw:type="line" svg:x1="49.529cm" svg:y1="29.188cm" svg:x2="49.529cm" svg:y2="28.68cm" svg:d="M49529 29188v-508" svg:viewBox="0 0 1 509">
            <text:p/>
          </draw:connector>
        </draw:g>
        <draw:g draw:name="Group 61">
          <draw:connector draw:name="Straight Connector 72" draw:style-name="Mgr4" draw:text-style-name="MP5" draw:layer="layout" draw:type="line" svg:x1="-0.101cm" svg:y1="3.632cm" svg:x2="-0.609cm" svg:y2="3.632cm" svg:d="M-101 3632h-508" svg:viewBox="0 0 509 1">
            <text:p/>
          </draw:connector>
          <draw:connector draw:name="Straight Connector 73" draw:style-name="Mgr4" draw:text-style-name="MP5" draw:layer="layout" draw:type="line" svg:x1="-0.101cm" svg:y1="7.162cm" svg:x2="-0.609cm" svg:y2="7.162cm" svg:d="M-101 7162h-508" svg:viewBox="0 0 509 1">
            <text:p/>
          </draw:connector>
          <draw:connector draw:name="Straight Connector 74" draw:style-name="Mgr4" draw:text-style-name="MP5" draw:layer="layout" draw:type="line" svg:x1="-0.101cm" svg:y1="10.718cm" svg:x2="-0.609cm" svg:y2="10.718cm" svg:d="M-101 10718h-508" svg:viewBox="0 0 509 1">
            <text:p/>
          </draw:connector>
          <draw:connector draw:name="Straight Connector 75" draw:style-name="Mgr4" draw:text-style-name="MP5" draw:layer="layout" draw:type="line" svg:x1="-0.101cm" svg:y1="14.283cm" svg:x2="-0.609cm" svg:y2="14.283cm" svg:d="M-101 14283h-508" svg:viewBox="0 0 509 1">
            <text:p/>
          </draw:connector>
          <draw:connector draw:name="Straight Connector 76" draw:style-name="Mgr4" draw:text-style-name="MP5" draw:layer="layout" draw:type="line" svg:x1="-0.101cm" svg:y1="17.83cm" svg:x2="-0.609cm" svg:y2="17.83cm" svg:d="M-101 17830h-508" svg:viewBox="0 0 509 1">
            <text:p/>
          </draw:connector>
          <draw:connector draw:name="Straight Connector 77" draw:style-name="Mgr4" draw:text-style-name="MP5" draw:layer="layout" draw:type="line" svg:x1="-0.101cm" svg:y1="21.386cm" svg:x2="-0.609cm" svg:y2="21.386cm" svg:d="M-101 21386h-508" svg:viewBox="0 0 509 1">
            <text:p/>
          </draw:connector>
          <draw:connector draw:name="Straight Connector 78" draw:style-name="Mgr4" draw:text-style-name="MP5" draw:layer="layout" draw:type="line" svg:x1="-0.101cm" svg:y1="24.968cm" svg:x2="-0.609cm" svg:y2="24.968cm" svg:d="M-101 24968h-508" svg:viewBox="0 0 509 1">
            <text:p/>
          </draw:connector>
          <draw:connector draw:name="Straight Connector 79" draw:style-name="Mgr4" draw:text-style-name="MP5" draw:layer="layout" draw:type="line" svg:x1="-0.101cm" svg:y1="1.32cm" svg:x2="-0.609cm" svg:y2="1.32cm" svg:d="M-101 1320h-508" svg:viewBox="0 0 509 1">
            <text:p/>
          </draw:connector>
          <draw:connector draw:name="Straight Connector 80" draw:style-name="Mgr4" draw:text-style-name="MP5" draw:layer="layout" draw:type="line" svg:x1="-0.101cm" svg:y1="27.234cm" svg:x2="-0.609cm" svg:y2="27.234cm" svg:d="M-101 27234h-508" svg:viewBox="0 0 509 1">
            <text:p/>
          </draw:connector>
        </draw:g>
        <draw:g draw:name="Group 62">
          <draw:connector draw:name="Straight Connector 63" draw:style-name="Mgr4" draw:text-style-name="MP5" draw:layer="layout" draw:type="line" svg:x1="51.413cm" svg:y1="3.632cm" svg:x2="50.905cm" svg:y2="3.632cm" svg:d="M51413 3632h-508" svg:viewBox="0 0 509 1">
            <text:p/>
          </draw:connector>
          <draw:connector draw:name="Straight Connector 64" draw:style-name="Mgr4" draw:text-style-name="MP5" draw:layer="layout" draw:type="line" svg:x1="51.413cm" svg:y1="7.162cm" svg:x2="50.905cm" svg:y2="7.162cm" svg:d="M51413 7162h-508" svg:viewBox="0 0 509 1">
            <text:p/>
          </draw:connector>
          <draw:connector draw:name="Straight Connector 65" draw:style-name="Mgr4" draw:text-style-name="MP5" draw:layer="layout" draw:type="line" svg:x1="51.413cm" svg:y1="10.718cm" svg:x2="50.905cm" svg:y2="10.718cm" svg:d="M51413 10718h-508" svg:viewBox="0 0 509 1">
            <text:p/>
          </draw:connector>
          <draw:connector draw:name="Straight Connector 66" draw:style-name="Mgr4" draw:text-style-name="MP5" draw:layer="layout" draw:type="line" svg:x1="51.413cm" svg:y1="14.274cm" svg:x2="50.905cm" svg:y2="14.274cm" svg:d="M51413 14274h-508" svg:viewBox="0 0 509 1">
            <text:p/>
          </draw:connector>
          <draw:connector draw:name="Straight Connector 67" draw:style-name="Mgr4" draw:text-style-name="MP5" draw:layer="layout" draw:type="line" svg:x1="51.413cm" svg:y1="17.83cm" svg:x2="50.905cm" svg:y2="17.83cm" svg:d="M51413 17830h-508" svg:viewBox="0 0 509 1">
            <text:p/>
          </draw:connector>
          <draw:connector draw:name="Straight Connector 68" draw:style-name="Mgr4" draw:text-style-name="MP5" draw:layer="layout" draw:type="line" svg:x1="51.413cm" svg:y1="21.386cm" svg:x2="50.905cm" svg:y2="21.386cm" svg:d="M51413 21386h-508" svg:viewBox="0 0 509 1">
            <text:p/>
          </draw:connector>
          <draw:connector draw:name="Straight Connector 69" draw:style-name="Mgr4" draw:text-style-name="MP5" draw:layer="layout" draw:type="line" svg:x1="51.413cm" svg:y1="24.968cm" svg:x2="50.905cm" svg:y2="24.968cm" svg:d="M51413 24968h-508" svg:viewBox="0 0 509 1">
            <text:p/>
          </draw:connector>
          <draw:connector draw:name="Straight Connector 70" draw:style-name="Mgr4" draw:text-style-name="MP5" draw:layer="layout" draw:type="line" svg:x1="51.413cm" svg:y1="1.32cm" svg:x2="50.905cm" svg:y2="1.32cm" svg:d="M51413 1320h-508" svg:viewBox="0 0 509 1">
            <text:p/>
          </draw:connector>
          <draw:connector draw:name="Straight Connector 71" draw:style-name="Mgr4" draw:text-style-name="MP5" draw:layer="layout" draw:type="line" svg:x1="51.413cm" svg:y1="27.228cm" svg:x2="50.905cm" svg:y2="27.228cm" svg:d="M51413 27228h-508" svg:viewBox="0 0 509 1">
            <text:p/>
          </draw:connector>
        </draw:g>
      </draw:g>
      <draw:frame draw:name="Picture 7" draw:style-name="Mgr5" draw:text-style-name="MP5" draw:layer="backgroundobjects" svg:width="15.11cm" svg:height="28.574cm" svg:x="0cm" svg:y="0cm">
        <draw:image xlink:href="Pictures/100000000000016A000001951EB7DC5C69DF4D34.jpg" xlink:type="simple" xlink:show="embed" xlink:actuate="onLoad" draw:mime-type="image/jpeg">
          <text:p/>
        </draw:image>
      </draw:frame>
      <draw:frame draw:name="Title" presentation:style-name="Mpr1" draw:text-style-name="MP7" draw:layer="backgroundobjects" svg:width="33.96cm" svg:height="27.166cm" svg:x="16.322cm" svg:y="0.945cm" presentation:class="title" presentation:user-transformed="true">
        <draw:text-box>
          <text:p text:style-name="MP6"><text:span text:style-name="MT2">Click to edit Master title style</text:span></text:p>
        </draw:text-box>
      </draw:frame>
      <draw:frame draw:name="Picture" draw:style-name="Mgr5" draw:text-style-name="MP5" draw:layer="backgroundobjects" svg:width="2.897cm" svg:height="1.148cm" svg:x="46.632cm" svg:y="26.073cm">
        <draw:image xlink:href="Pictures/10000001000000BC0000004B9F879E65ADA4A96F.png" xlink:type="simple" xlink:show="embed" xlink:actuate="onLoad" draw:mime-type="image/png">
          <text:p/>
        </draw:image>
        <svg:desc>IBM 8-bar logo</svg:desc>
      </draw:frame>
      <draw:frame draw:name="Picture 5" draw:style-name="Mgr5" draw:text-style-name="MP5" draw:layer="backgroundobjects" svg:width="22.909cm" svg:height="7.235cm" svg:x="77.893cm" svg:y="1.342cm">
        <draw:image xlink:href="Pictures/1000000100000EE6000004B6E1290DAB4085505A.png" xlink:type="simple" xlink:show="embed" xlink:actuate="onLoad" draw:mime-type="image/png">
          <text:p/>
        </draw:image>
      </draw:frame>
      <draw:frame draw:name="Picture 2" draw:style-name="Mgr5" draw:text-style-name="MP5" draw:layer="backgroundobjects" svg:width="11.464cm" svg:height="3.633cm" svg:x="39.335cm" svg:y="0cm">
        <draw:image xlink:href="Pictures/1000000100000145000000678943ADBB73E7DB74.png" xlink:type="simple" xlink:show="embed" xlink:actuate="onLoad" draw:mime-type="image/png">
          <text:p/>
        </draw:image>
      </draw:frame>
      <draw:frame presentation:style-name="_34__5f_cover-outline1" draw:layer="backgroundobjects" svg:width="45.719cm" svg:height="16.572cm" svg:x="2.54cm" svg:y="6.686cm" presentation:class="outline" presentation:placeholder="true">
        <draw:text-box/>
      </draw:frame>
      <presentation:notes style:page-layout-name="PM2">
        <draw:page-thumbnail presentation:style-name="_34__5f_cover-title" draw:layer="backgroundobjects" svg:width="18.624cm" svg:height="10.476cm" svg:x="1.482cm" svg:y="2.123cm" presentation:class="page"/>
        <draw:frame presentation:style-name="_34__5f_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style:master-page style:name="_33__5f_cover" style:display-name="3_cover" style:page-layout-name="PM1" draw:style-name="Mdp2">
      <loext:theme loext:name="IBM 2020 Master template (black background)">
        <loext:color-table loext:name="Custom 3">
          <loext:color loext:name="dk1" loext:color="#ffffff"/>
          <loext:color loext:name="lt1" loext:color="#000000"/>
          <loext:color loext:name="dk2" loext:color="#525252"/>
          <loext:color loext:name="lt2" loext:color="#f4f4f4"/>
          <loext:color loext:name="accent1" loext:color="#0f62fe"/>
          <loext:color loext:name="accent2" loext:color="#002d9c"/>
          <loext:color loext:name="accent3" loext:color="#d12771"/>
          <loext:color loext:name="accent4" loext:color="#8a3ffc"/>
          <loext:color loext:name="accent5" loext:color="#007d79"/>
          <loext:color loext:name="accent6" loext:color="#697077"/>
          <loext:color loext:name="hlink" loext:color="#4589ff"/>
          <loext:color loext:name="folHlink" loext:color="#6f6f6f"/>
        </loext:color-table>
      </loext:theme>
      <draw:g draw:name="Group 1" draw:style-name="Mgr3">
        <draw:g draw:name="Group 59">
          <draw:connector draw:name="Straight Connector 92" draw:style-name="Mgr4" draw:text-style-name="MP5" draw:layer="layout" draw:type="line" svg:x1="1.27cm" svg:y1="-0.105cm" svg:x2="1.27cm" svg:y2="-0.613cm" svg:d="M1270-105v-508" svg:viewBox="0 0 1 509">
            <text:p/>
          </draw:connector>
          <draw:connector draw:name="Straight Connector 93" draw:style-name="Mgr4" draw:text-style-name="MP5" draw:layer="layout" draw:type="line" svg:x1="11.43cm" svg:y1="-0.105cm" svg:x2="11.43cm" svg:y2="-0.613cm" svg:d="M11430-105v-508" svg:viewBox="0 0 1 509">
            <text:p/>
          </draw:connector>
          <draw:connector draw:name="Straight Connector 94" draw:style-name="Mgr4" draw:text-style-name="MP5" draw:layer="layout" draw:type="line" svg:x1="12.7cm" svg:y1="-0.105cm" svg:x2="12.7cm" svg:y2="-0.613cm" svg:d="M12700-105v-508" svg:viewBox="0 0 1 509">
            <text:p/>
          </draw:connector>
          <draw:connector draw:name="Straight Connector 95" draw:style-name="Mgr4" draw:text-style-name="MP5" draw:layer="layout" draw:type="line" svg:x1="13.97cm" svg:y1="-0.105cm" svg:x2="13.97cm" svg:y2="-0.613cm" svg:d="M13970-105v-508" svg:viewBox="0 0 1 509">
            <text:p/>
          </draw:connector>
          <draw:connector draw:name="Straight Connector 96" draw:style-name="Mgr4" draw:text-style-name="MP5" draw:layer="layout" draw:type="line" svg:x1="24.13cm" svg:y1="-0.105cm" svg:x2="24.13cm" svg:y2="-0.613cm" svg:d="M24130-105v-508" svg:viewBox="0 0 1 509">
            <text:p/>
          </draw:connector>
          <draw:connector draw:name="Straight Connector 97" draw:style-name="Mgr4" draw:text-style-name="MP5" draw:layer="layout" draw:type="line" svg:x1="25.4cm" svg:y1="-0.105cm" svg:x2="25.4cm" svg:y2="-0.613cm" svg:d="M25400-105v-508" svg:viewBox="0 0 1 509">
            <text:p/>
          </draw:connector>
          <draw:connector draw:name="Straight Connector 98" draw:style-name="Mgr4" draw:text-style-name="MP5" draw:layer="layout" draw:type="line" svg:x1="26.67cm" svg:y1="-0.105cm" svg:x2="26.67cm" svg:y2="-0.613cm" svg:d="M26670-105v-508" svg:viewBox="0 0 1 509">
            <text:p/>
          </draw:connector>
          <draw:connector draw:name="Straight Connector 99" draw:style-name="Mgr4" draw:text-style-name="MP5" draw:layer="layout" draw:type="line" svg:x1="36.83cm" svg:y1="-0.105cm" svg:x2="36.83cm" svg:y2="-0.613cm" svg:d="M36830-105v-508" svg:viewBox="0 0 1 509">
            <text:p/>
          </draw:connector>
          <draw:connector draw:name="Straight Connector 100" draw:style-name="Mgr4" draw:text-style-name="MP5" draw:layer="layout" draw:type="line" svg:x1="38.1cm" svg:y1="-0.105cm" svg:x2="38.1cm" svg:y2="-0.613cm" svg:d="M38100-105v-508" svg:viewBox="0 0 1 509">
            <text:p/>
          </draw:connector>
          <draw:connector draw:name="Straight Connector 101" draw:style-name="Mgr4" draw:text-style-name="MP5" draw:layer="layout" draw:type="line" svg:x1="39.37cm" svg:y1="-0.105cm" svg:x2="39.37cm" svg:y2="-0.613cm" svg:d="M39370-105v-508" svg:viewBox="0 0 1 509">
            <text:p/>
          </draw:connector>
          <draw:connector draw:name="Straight Connector 102" draw:style-name="Mgr4" draw:text-style-name="MP5" draw:layer="layout" draw:type="line" svg:x1="49.529cm" svg:y1="-0.105cm" svg:x2="49.529cm" svg:y2="-0.613cm" svg:d="M49529-105v-508" svg:viewBox="0 0 1 509">
            <text:p/>
          </draw:connector>
        </draw:g>
        <draw:g draw:name="Group 60">
          <draw:connector draw:name="Straight Connector 81" draw:style-name="Mgr4" draw:text-style-name="MP5" draw:layer="layout" draw:type="line" svg:x1="1.27cm" svg:y1="29.188cm" svg:x2="1.27cm" svg:y2="28.68cm" svg:d="M1270 29188v-508" svg:viewBox="0 0 1 509">
            <text:p/>
          </draw:connector>
          <draw:connector draw:name="Straight Connector 82" draw:style-name="Mgr4" draw:text-style-name="MP5" draw:layer="layout" draw:type="line" svg:x1="11.43cm" svg:y1="29.188cm" svg:x2="11.43cm" svg:y2="28.68cm" svg:d="M11430 29188v-508" svg:viewBox="0 0 1 509">
            <text:p/>
          </draw:connector>
          <draw:connector draw:name="Straight Connector 83" draw:style-name="Mgr4" draw:text-style-name="MP5" draw:layer="layout" draw:type="line" svg:x1="12.7cm" svg:y1="29.188cm" svg:x2="12.7cm" svg:y2="28.68cm" svg:d="M12700 29188v-508" svg:viewBox="0 0 1 509">
            <text:p/>
          </draw:connector>
          <draw:connector draw:name="Straight Connector 84" draw:style-name="Mgr4" draw:text-style-name="MP5" draw:layer="layout" draw:type="line" svg:x1="13.97cm" svg:y1="29.188cm" svg:x2="13.97cm" svg:y2="28.68cm" svg:d="M13970 29188v-508" svg:viewBox="0 0 1 509">
            <text:p/>
          </draw:connector>
          <draw:connector draw:name="Straight Connector 85" draw:style-name="Mgr4" draw:text-style-name="MP5" draw:layer="layout" draw:type="line" svg:x1="24.13cm" svg:y1="29.188cm" svg:x2="24.13cm" svg:y2="28.68cm" svg:d="M24130 29188v-508" svg:viewBox="0 0 1 509">
            <text:p/>
          </draw:connector>
          <draw:connector draw:name="Straight Connector 86" draw:style-name="Mgr4" draw:text-style-name="MP5" draw:layer="layout" draw:type="line" svg:x1="25.4cm" svg:y1="29.188cm" svg:x2="25.4cm" svg:y2="28.68cm" svg:d="M25400 29188v-508" svg:viewBox="0 0 1 509">
            <text:p/>
          </draw:connector>
          <draw:connector draw:name="Straight Connector 87" draw:style-name="Mgr4" draw:text-style-name="MP5" draw:layer="layout" draw:type="line" svg:x1="26.67cm" svg:y1="29.188cm" svg:x2="26.67cm" svg:y2="28.68cm" svg:d="M26670 29188v-508" svg:viewBox="0 0 1 509">
            <text:p/>
          </draw:connector>
          <draw:connector draw:name="Straight Connector 88" draw:style-name="Mgr4" draw:text-style-name="MP5" draw:layer="layout" draw:type="line" svg:x1="36.83cm" svg:y1="29.188cm" svg:x2="36.83cm" svg:y2="28.68cm" svg:d="M36830 29188v-508" svg:viewBox="0 0 1 509">
            <text:p/>
          </draw:connector>
          <draw:connector draw:name="Straight Connector 89" draw:style-name="Mgr4" draw:text-style-name="MP5" draw:layer="layout" draw:type="line" svg:x1="38.1cm" svg:y1="29.188cm" svg:x2="38.1cm" svg:y2="28.68cm" svg:d="M38100 29188v-508" svg:viewBox="0 0 1 509">
            <text:p/>
          </draw:connector>
          <draw:connector draw:name="Straight Connector 90" draw:style-name="Mgr4" draw:text-style-name="MP5" draw:layer="layout" draw:type="line" svg:x1="39.37cm" svg:y1="29.188cm" svg:x2="39.37cm" svg:y2="28.68cm" svg:d="M39370 29188v-508" svg:viewBox="0 0 1 509">
            <text:p/>
          </draw:connector>
          <draw:connector draw:name="Straight Connector 91" draw:style-name="Mgr4" draw:text-style-name="MP5" draw:layer="layout" draw:type="line" svg:x1="49.529cm" svg:y1="29.188cm" svg:x2="49.529cm" svg:y2="28.68cm" svg:d="M49529 29188v-508" svg:viewBox="0 0 1 509">
            <text:p/>
          </draw:connector>
        </draw:g>
        <draw:g draw:name="Group 61">
          <draw:connector draw:name="Straight Connector 72" draw:style-name="Mgr4" draw:text-style-name="MP5" draw:layer="layout" draw:type="line" svg:x1="-0.101cm" svg:y1="3.632cm" svg:x2="-0.609cm" svg:y2="3.632cm" svg:d="M-101 3632h-508" svg:viewBox="0 0 509 1">
            <text:p/>
          </draw:connector>
          <draw:connector draw:name="Straight Connector 73" draw:style-name="Mgr4" draw:text-style-name="MP5" draw:layer="layout" draw:type="line" svg:x1="-0.101cm" svg:y1="7.162cm" svg:x2="-0.609cm" svg:y2="7.162cm" svg:d="M-101 7162h-508" svg:viewBox="0 0 509 1">
            <text:p/>
          </draw:connector>
          <draw:connector draw:name="Straight Connector 74" draw:style-name="Mgr4" draw:text-style-name="MP5" draw:layer="layout" draw:type="line" svg:x1="-0.101cm" svg:y1="10.718cm" svg:x2="-0.609cm" svg:y2="10.718cm" svg:d="M-101 10718h-508" svg:viewBox="0 0 509 1">
            <text:p/>
          </draw:connector>
          <draw:connector draw:name="Straight Connector 75" draw:style-name="Mgr4" draw:text-style-name="MP5" draw:layer="layout" draw:type="line" svg:x1="-0.101cm" svg:y1="14.283cm" svg:x2="-0.609cm" svg:y2="14.283cm" svg:d="M-101 14283h-508" svg:viewBox="0 0 509 1">
            <text:p/>
          </draw:connector>
          <draw:connector draw:name="Straight Connector 76" draw:style-name="Mgr4" draw:text-style-name="MP5" draw:layer="layout" draw:type="line" svg:x1="-0.101cm" svg:y1="17.83cm" svg:x2="-0.609cm" svg:y2="17.83cm" svg:d="M-101 17830h-508" svg:viewBox="0 0 509 1">
            <text:p/>
          </draw:connector>
          <draw:connector draw:name="Straight Connector 77" draw:style-name="Mgr4" draw:text-style-name="MP5" draw:layer="layout" draw:type="line" svg:x1="-0.101cm" svg:y1="21.386cm" svg:x2="-0.609cm" svg:y2="21.386cm" svg:d="M-101 21386h-508" svg:viewBox="0 0 509 1">
            <text:p/>
          </draw:connector>
          <draw:connector draw:name="Straight Connector 78" draw:style-name="Mgr4" draw:text-style-name="MP5" draw:layer="layout" draw:type="line" svg:x1="-0.101cm" svg:y1="24.968cm" svg:x2="-0.609cm" svg:y2="24.968cm" svg:d="M-101 24968h-508" svg:viewBox="0 0 509 1">
            <text:p/>
          </draw:connector>
          <draw:connector draw:name="Straight Connector 79" draw:style-name="Mgr4" draw:text-style-name="MP5" draw:layer="layout" draw:type="line" svg:x1="-0.101cm" svg:y1="1.32cm" svg:x2="-0.609cm" svg:y2="1.32cm" svg:d="M-101 1320h-508" svg:viewBox="0 0 509 1">
            <text:p/>
          </draw:connector>
          <draw:connector draw:name="Straight Connector 80" draw:style-name="Mgr4" draw:text-style-name="MP5" draw:layer="layout" draw:type="line" svg:x1="-0.101cm" svg:y1="27.234cm" svg:x2="-0.609cm" svg:y2="27.234cm" svg:d="M-101 27234h-508" svg:viewBox="0 0 509 1">
            <text:p/>
          </draw:connector>
        </draw:g>
        <draw:g draw:name="Group 62">
          <draw:connector draw:name="Straight Connector 63" draw:style-name="Mgr4" draw:text-style-name="MP5" draw:layer="layout" draw:type="line" svg:x1="51.413cm" svg:y1="3.632cm" svg:x2="50.905cm" svg:y2="3.632cm" svg:d="M51413 3632h-508" svg:viewBox="0 0 509 1">
            <text:p/>
          </draw:connector>
          <draw:connector draw:name="Straight Connector 64" draw:style-name="Mgr4" draw:text-style-name="MP5" draw:layer="layout" draw:type="line" svg:x1="51.413cm" svg:y1="7.162cm" svg:x2="50.905cm" svg:y2="7.162cm" svg:d="M51413 7162h-508" svg:viewBox="0 0 509 1">
            <text:p/>
          </draw:connector>
          <draw:connector draw:name="Straight Connector 65" draw:style-name="Mgr4" draw:text-style-name="MP5" draw:layer="layout" draw:type="line" svg:x1="51.413cm" svg:y1="10.718cm" svg:x2="50.905cm" svg:y2="10.718cm" svg:d="M51413 10718h-508" svg:viewBox="0 0 509 1">
            <text:p/>
          </draw:connector>
          <draw:connector draw:name="Straight Connector 66" draw:style-name="Mgr4" draw:text-style-name="MP5" draw:layer="layout" draw:type="line" svg:x1="51.413cm" svg:y1="14.274cm" svg:x2="50.905cm" svg:y2="14.274cm" svg:d="M51413 14274h-508" svg:viewBox="0 0 509 1">
            <text:p/>
          </draw:connector>
          <draw:connector draw:name="Straight Connector 67" draw:style-name="Mgr4" draw:text-style-name="MP5" draw:layer="layout" draw:type="line" svg:x1="51.413cm" svg:y1="17.83cm" svg:x2="50.905cm" svg:y2="17.83cm" svg:d="M51413 17830h-508" svg:viewBox="0 0 509 1">
            <text:p/>
          </draw:connector>
          <draw:connector draw:name="Straight Connector 68" draw:style-name="Mgr4" draw:text-style-name="MP5" draw:layer="layout" draw:type="line" svg:x1="51.413cm" svg:y1="21.386cm" svg:x2="50.905cm" svg:y2="21.386cm" svg:d="M51413 21386h-508" svg:viewBox="0 0 509 1">
            <text:p/>
          </draw:connector>
          <draw:connector draw:name="Straight Connector 69" draw:style-name="Mgr4" draw:text-style-name="MP5" draw:layer="layout" draw:type="line" svg:x1="51.413cm" svg:y1="24.968cm" svg:x2="50.905cm" svg:y2="24.968cm" svg:d="M51413 24968h-508" svg:viewBox="0 0 509 1">
            <text:p/>
          </draw:connector>
          <draw:connector draw:name="Straight Connector 70" draw:style-name="Mgr4" draw:text-style-name="MP5" draw:layer="layout" draw:type="line" svg:x1="51.413cm" svg:y1="1.32cm" svg:x2="50.905cm" svg:y2="1.32cm" svg:d="M51413 1320h-508" svg:viewBox="0 0 509 1">
            <text:p/>
          </draw:connector>
          <draw:connector draw:name="Straight Connector 71" draw:style-name="Mgr4" draw:text-style-name="MP5" draw:layer="layout" draw:type="line" svg:x1="51.413cm" svg:y1="27.228cm" svg:x2="50.905cm" svg:y2="27.228cm" svg:d="M51413 27228h-508" svg:viewBox="0 0 509 1">
            <text:p/>
          </draw:connector>
        </draw:g>
      </draw:g>
      <draw:frame draw:name="Picture 7" draw:style-name="Mgr5" draw:text-style-name="MP5" draw:layer="backgroundobjects" svg:width="25.399cm" svg:height="28.574cm" svg:x="25.4cm" svg:y="0cm">
        <draw:image xlink:href="Pictures/100000000000016800000195E91C4005C67C30CA.jpg" xlink:type="simple" xlink:show="embed" xlink:actuate="onLoad" draw:mime-type="image/jpeg">
          <text:p/>
        </draw:image>
      </draw:frame>
      <draw:frame draw:name="Title" presentation:style-name="Mpr4" draw:text-style-name="MP7" draw:layer="backgroundobjects" svg:width="23.011cm" svg:height="24.171cm" svg:x="1.168cm" svg:y="1.118cm" presentation:class="title" presentation:user-transformed="true">
        <draw:text-box>
          <text:p text:style-name="MP6"><text:span text:style-name="MT3">Click to edit Master title style</text:span></text:p>
        </draw:text-box>
      </draw:frame>
      <draw:frame draw:name="Picture" draw:style-name="Mgr5" draw:text-style-name="MP5" draw:layer="backgroundobjects" svg:width="2.897cm" svg:height="1.148cm" svg:x="46.632cm" svg:y="26.073cm">
        <draw:image xlink:href="Pictures/10000001000000BC0000004B9F879E65ADA4A96F.png" xlink:type="simple" xlink:show="embed" xlink:actuate="onLoad" draw:mime-type="image/png">
          <text:p/>
        </draw:image>
        <svg:desc>IBM 8-bar logo</svg:desc>
      </draw:frame>
      <draw:frame draw:name="Picture 5" draw:style-name="Mgr5" draw:text-style-name="MP5" draw:layer="backgroundobjects" svg:width="22.909cm" svg:height="7.235cm" svg:x="77.893cm" svg:y="1.342cm">
        <draw:image xlink:href="Pictures/1000000100000EE6000004B6E1290DAB4085505A.png" xlink:type="simple" xlink:show="embed" xlink:actuate="onLoad" draw:mime-type="image/png">
          <text:p/>
        </draw:image>
      </draw:frame>
      <draw:custom-shape draw:name="Rectangle 3" draw:style-name="Mgr6" draw:text-style-name="MP9" draw:layer="backgroundobjects" svg:width="7.598cm" svg:height="0.928cm" svg:x="1.247cm" svg:y="26.308cm">
        <text:p text:style-name="MP8"><text:span text:style-name="MT4">© Copyright IBM Corp.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3__5f_cover-outline1" draw:layer="backgroundobjects" svg:width="45.719cm" svg:height="16.572cm" svg:x="2.54cm" svg:y="6.686cm" presentation:class="outline" presentation:placeholder="true">
        <draw:text-box/>
      </draw:frame>
      <presentation:notes style:page-layout-name="PM2">
        <draw:page-thumbnail presentation:style-name="_33__5f_cover-title" draw:layer="backgroundobjects" svg:width="18.624cm" svg:height="10.476cm" svg:x="1.482cm" svg:y="2.123cm" presentation:class="page"/>
        <draw:frame presentation:style-name="_33__5f_cover-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style:master-page style:name="boxes_20__28_1_20_large_2c__20_4_20_small_29_" style:display-name="boxes (1 large, 4 small)" style:page-layout-name="PM1" draw:style-name="Mdp2">
      <loext:theme loext:name="IBM 2020 Master template (black background)">
        <loext:color-table loext:name="Custom 3">
          <loext:color loext:name="dk1" loext:color="#ffffff"/>
          <loext:color loext:name="lt1" loext:color="#000000"/>
          <loext:color loext:name="dk2" loext:color="#525252"/>
          <loext:color loext:name="lt2" loext:color="#f4f4f4"/>
          <loext:color loext:name="accent1" loext:color="#0f62fe"/>
          <loext:color loext:name="accent2" loext:color="#002d9c"/>
          <loext:color loext:name="accent3" loext:color="#d12771"/>
          <loext:color loext:name="accent4" loext:color="#8a3ffc"/>
          <loext:color loext:name="accent5" loext:color="#007d79"/>
          <loext:color loext:name="accent6" loext:color="#697077"/>
          <loext:color loext:name="hlink" loext:color="#4589ff"/>
          <loext:color loext:name="folHlink" loext:color="#6f6f6f"/>
        </loext:color-table>
      </loext:theme>
      <draw:g draw:name="Group 1" draw:style-name="Mgr3">
        <draw:g draw:name="Group 59">
          <draw:connector draw:name="Straight Connector 92" draw:style-name="Mgr4" draw:text-style-name="MP5" draw:layer="layout" draw:type="line" svg:x1="1.27cm" svg:y1="-0.105cm" svg:x2="1.27cm" svg:y2="-0.613cm" svg:d="M1270-105v-508" svg:viewBox="0 0 1 509">
            <text:p/>
          </draw:connector>
          <draw:connector draw:name="Straight Connector 93" draw:style-name="Mgr4" draw:text-style-name="MP5" draw:layer="layout" draw:type="line" svg:x1="11.43cm" svg:y1="-0.105cm" svg:x2="11.43cm" svg:y2="-0.613cm" svg:d="M11430-105v-508" svg:viewBox="0 0 1 509">
            <text:p/>
          </draw:connector>
          <draw:connector draw:name="Straight Connector 94" draw:style-name="Mgr4" draw:text-style-name="MP5" draw:layer="layout" draw:type="line" svg:x1="12.7cm" svg:y1="-0.105cm" svg:x2="12.7cm" svg:y2="-0.613cm" svg:d="M12700-105v-508" svg:viewBox="0 0 1 509">
            <text:p/>
          </draw:connector>
          <draw:connector draw:name="Straight Connector 95" draw:style-name="Mgr4" draw:text-style-name="MP5" draw:layer="layout" draw:type="line" svg:x1="13.97cm" svg:y1="-0.105cm" svg:x2="13.97cm" svg:y2="-0.613cm" svg:d="M13970-105v-508" svg:viewBox="0 0 1 509">
            <text:p/>
          </draw:connector>
          <draw:connector draw:name="Straight Connector 96" draw:style-name="Mgr4" draw:text-style-name="MP5" draw:layer="layout" draw:type="line" svg:x1="24.13cm" svg:y1="-0.105cm" svg:x2="24.13cm" svg:y2="-0.613cm" svg:d="M24130-105v-508" svg:viewBox="0 0 1 509">
            <text:p/>
          </draw:connector>
          <draw:connector draw:name="Straight Connector 97" draw:style-name="Mgr4" draw:text-style-name="MP5" draw:layer="layout" draw:type="line" svg:x1="25.4cm" svg:y1="-0.105cm" svg:x2="25.4cm" svg:y2="-0.613cm" svg:d="M25400-105v-508" svg:viewBox="0 0 1 509">
            <text:p/>
          </draw:connector>
          <draw:connector draw:name="Straight Connector 98" draw:style-name="Mgr4" draw:text-style-name="MP5" draw:layer="layout" draw:type="line" svg:x1="26.67cm" svg:y1="-0.105cm" svg:x2="26.67cm" svg:y2="-0.613cm" svg:d="M26670-105v-508" svg:viewBox="0 0 1 509">
            <text:p/>
          </draw:connector>
          <draw:connector draw:name="Straight Connector 99" draw:style-name="Mgr4" draw:text-style-name="MP5" draw:layer="layout" draw:type="line" svg:x1="36.83cm" svg:y1="-0.105cm" svg:x2="36.83cm" svg:y2="-0.613cm" svg:d="M36830-105v-508" svg:viewBox="0 0 1 509">
            <text:p/>
          </draw:connector>
          <draw:connector draw:name="Straight Connector 100" draw:style-name="Mgr4" draw:text-style-name="MP5" draw:layer="layout" draw:type="line" svg:x1="38.1cm" svg:y1="-0.105cm" svg:x2="38.1cm" svg:y2="-0.613cm" svg:d="M38100-105v-508" svg:viewBox="0 0 1 509">
            <text:p/>
          </draw:connector>
          <draw:connector draw:name="Straight Connector 101" draw:style-name="Mgr4" draw:text-style-name="MP5" draw:layer="layout" draw:type="line" svg:x1="39.37cm" svg:y1="-0.105cm" svg:x2="39.37cm" svg:y2="-0.613cm" svg:d="M39370-105v-508" svg:viewBox="0 0 1 509">
            <text:p/>
          </draw:connector>
          <draw:connector draw:name="Straight Connector 102" draw:style-name="Mgr4" draw:text-style-name="MP5" draw:layer="layout" draw:type="line" svg:x1="49.529cm" svg:y1="-0.105cm" svg:x2="49.529cm" svg:y2="-0.613cm" svg:d="M49529-105v-508" svg:viewBox="0 0 1 509">
            <text:p/>
          </draw:connector>
        </draw:g>
        <draw:g draw:name="Group 60">
          <draw:connector draw:name="Straight Connector 81" draw:style-name="Mgr4" draw:text-style-name="MP5" draw:layer="layout" draw:type="line" svg:x1="1.27cm" svg:y1="29.188cm" svg:x2="1.27cm" svg:y2="28.68cm" svg:d="M1270 29188v-508" svg:viewBox="0 0 1 509">
            <text:p/>
          </draw:connector>
          <draw:connector draw:name="Straight Connector 82" draw:style-name="Mgr4" draw:text-style-name="MP5" draw:layer="layout" draw:type="line" svg:x1="11.43cm" svg:y1="29.188cm" svg:x2="11.43cm" svg:y2="28.68cm" svg:d="M11430 29188v-508" svg:viewBox="0 0 1 509">
            <text:p/>
          </draw:connector>
          <draw:connector draw:name="Straight Connector 83" draw:style-name="Mgr4" draw:text-style-name="MP5" draw:layer="layout" draw:type="line" svg:x1="12.7cm" svg:y1="29.188cm" svg:x2="12.7cm" svg:y2="28.68cm" svg:d="M12700 29188v-508" svg:viewBox="0 0 1 509">
            <text:p/>
          </draw:connector>
          <draw:connector draw:name="Straight Connector 84" draw:style-name="Mgr4" draw:text-style-name="MP5" draw:layer="layout" draw:type="line" svg:x1="13.97cm" svg:y1="29.188cm" svg:x2="13.97cm" svg:y2="28.68cm" svg:d="M13970 29188v-508" svg:viewBox="0 0 1 509">
            <text:p/>
          </draw:connector>
          <draw:connector draw:name="Straight Connector 85" draw:style-name="Mgr4" draw:text-style-name="MP5" draw:layer="layout" draw:type="line" svg:x1="24.13cm" svg:y1="29.188cm" svg:x2="24.13cm" svg:y2="28.68cm" svg:d="M24130 29188v-508" svg:viewBox="0 0 1 509">
            <text:p/>
          </draw:connector>
          <draw:connector draw:name="Straight Connector 86" draw:style-name="Mgr4" draw:text-style-name="MP5" draw:layer="layout" draw:type="line" svg:x1="25.4cm" svg:y1="29.188cm" svg:x2="25.4cm" svg:y2="28.68cm" svg:d="M25400 29188v-508" svg:viewBox="0 0 1 509">
            <text:p/>
          </draw:connector>
          <draw:connector draw:name="Straight Connector 87" draw:style-name="Mgr4" draw:text-style-name="MP5" draw:layer="layout" draw:type="line" svg:x1="26.67cm" svg:y1="29.188cm" svg:x2="26.67cm" svg:y2="28.68cm" svg:d="M26670 29188v-508" svg:viewBox="0 0 1 509">
            <text:p/>
          </draw:connector>
          <draw:connector draw:name="Straight Connector 88" draw:style-name="Mgr4" draw:text-style-name="MP5" draw:layer="layout" draw:type="line" svg:x1="36.83cm" svg:y1="29.188cm" svg:x2="36.83cm" svg:y2="28.68cm" svg:d="M36830 29188v-508" svg:viewBox="0 0 1 509">
            <text:p/>
          </draw:connector>
          <draw:connector draw:name="Straight Connector 89" draw:style-name="Mgr4" draw:text-style-name="MP5" draw:layer="layout" draw:type="line" svg:x1="38.1cm" svg:y1="29.188cm" svg:x2="38.1cm" svg:y2="28.68cm" svg:d="M38100 29188v-508" svg:viewBox="0 0 1 509">
            <text:p/>
          </draw:connector>
          <draw:connector draw:name="Straight Connector 90" draw:style-name="Mgr4" draw:text-style-name="MP5" draw:layer="layout" draw:type="line" svg:x1="39.37cm" svg:y1="29.188cm" svg:x2="39.37cm" svg:y2="28.68cm" svg:d="M39370 29188v-508" svg:viewBox="0 0 1 509">
            <text:p/>
          </draw:connector>
          <draw:connector draw:name="Straight Connector 91" draw:style-name="Mgr4" draw:text-style-name="MP5" draw:layer="layout" draw:type="line" svg:x1="49.529cm" svg:y1="29.188cm" svg:x2="49.529cm" svg:y2="28.68cm" svg:d="M49529 29188v-508" svg:viewBox="0 0 1 509">
            <text:p/>
          </draw:connector>
        </draw:g>
        <draw:g draw:name="Group 61">
          <draw:connector draw:name="Straight Connector 72" draw:style-name="Mgr4" draw:text-style-name="MP5" draw:layer="layout" draw:type="line" svg:x1="-0.101cm" svg:y1="3.632cm" svg:x2="-0.609cm" svg:y2="3.632cm" svg:d="M-101 3632h-508" svg:viewBox="0 0 509 1">
            <text:p/>
          </draw:connector>
          <draw:connector draw:name="Straight Connector 73" draw:style-name="Mgr4" draw:text-style-name="MP5" draw:layer="layout" draw:type="line" svg:x1="-0.101cm" svg:y1="7.162cm" svg:x2="-0.609cm" svg:y2="7.162cm" svg:d="M-101 7162h-508" svg:viewBox="0 0 509 1">
            <text:p/>
          </draw:connector>
          <draw:connector draw:name="Straight Connector 74" draw:style-name="Mgr4" draw:text-style-name="MP5" draw:layer="layout" draw:type="line" svg:x1="-0.101cm" svg:y1="10.718cm" svg:x2="-0.609cm" svg:y2="10.718cm" svg:d="M-101 10718h-508" svg:viewBox="0 0 509 1">
            <text:p/>
          </draw:connector>
          <draw:connector draw:name="Straight Connector 75" draw:style-name="Mgr4" draw:text-style-name="MP5" draw:layer="layout" draw:type="line" svg:x1="-0.101cm" svg:y1="14.283cm" svg:x2="-0.609cm" svg:y2="14.283cm" svg:d="M-101 14283h-508" svg:viewBox="0 0 509 1">
            <text:p/>
          </draw:connector>
          <draw:connector draw:name="Straight Connector 76" draw:style-name="Mgr4" draw:text-style-name="MP5" draw:layer="layout" draw:type="line" svg:x1="-0.101cm" svg:y1="17.83cm" svg:x2="-0.609cm" svg:y2="17.83cm" svg:d="M-101 17830h-508" svg:viewBox="0 0 509 1">
            <text:p/>
          </draw:connector>
          <draw:connector draw:name="Straight Connector 77" draw:style-name="Mgr4" draw:text-style-name="MP5" draw:layer="layout" draw:type="line" svg:x1="-0.101cm" svg:y1="21.386cm" svg:x2="-0.609cm" svg:y2="21.386cm" svg:d="M-101 21386h-508" svg:viewBox="0 0 509 1">
            <text:p/>
          </draw:connector>
          <draw:connector draw:name="Straight Connector 78" draw:style-name="Mgr4" draw:text-style-name="MP5" draw:layer="layout" draw:type="line" svg:x1="-0.101cm" svg:y1="24.968cm" svg:x2="-0.609cm" svg:y2="24.968cm" svg:d="M-101 24968h-508" svg:viewBox="0 0 509 1">
            <text:p/>
          </draw:connector>
          <draw:connector draw:name="Straight Connector 79" draw:style-name="Mgr4" draw:text-style-name="MP5" draw:layer="layout" draw:type="line" svg:x1="-0.101cm" svg:y1="1.32cm" svg:x2="-0.609cm" svg:y2="1.32cm" svg:d="M-101 1320h-508" svg:viewBox="0 0 509 1">
            <text:p/>
          </draw:connector>
          <draw:connector draw:name="Straight Connector 80" draw:style-name="Mgr4" draw:text-style-name="MP5" draw:layer="layout" draw:type="line" svg:x1="-0.101cm" svg:y1="27.234cm" svg:x2="-0.609cm" svg:y2="27.234cm" svg:d="M-101 27234h-508" svg:viewBox="0 0 509 1">
            <text:p/>
          </draw:connector>
        </draw:g>
        <draw:g draw:name="Group 62">
          <draw:connector draw:name="Straight Connector 63" draw:style-name="Mgr4" draw:text-style-name="MP5" draw:layer="layout" draw:type="line" svg:x1="51.413cm" svg:y1="3.632cm" svg:x2="50.905cm" svg:y2="3.632cm" svg:d="M51413 3632h-508" svg:viewBox="0 0 509 1">
            <text:p/>
          </draw:connector>
          <draw:connector draw:name="Straight Connector 64" draw:style-name="Mgr4" draw:text-style-name="MP5" draw:layer="layout" draw:type="line" svg:x1="51.413cm" svg:y1="7.162cm" svg:x2="50.905cm" svg:y2="7.162cm" svg:d="M51413 7162h-508" svg:viewBox="0 0 509 1">
            <text:p/>
          </draw:connector>
          <draw:connector draw:name="Straight Connector 65" draw:style-name="Mgr4" draw:text-style-name="MP5" draw:layer="layout" draw:type="line" svg:x1="51.413cm" svg:y1="10.718cm" svg:x2="50.905cm" svg:y2="10.718cm" svg:d="M51413 10718h-508" svg:viewBox="0 0 509 1">
            <text:p/>
          </draw:connector>
          <draw:connector draw:name="Straight Connector 66" draw:style-name="Mgr4" draw:text-style-name="MP5" draw:layer="layout" draw:type="line" svg:x1="51.413cm" svg:y1="14.274cm" svg:x2="50.905cm" svg:y2="14.274cm" svg:d="M51413 14274h-508" svg:viewBox="0 0 509 1">
            <text:p/>
          </draw:connector>
          <draw:connector draw:name="Straight Connector 67" draw:style-name="Mgr4" draw:text-style-name="MP5" draw:layer="layout" draw:type="line" svg:x1="51.413cm" svg:y1="17.83cm" svg:x2="50.905cm" svg:y2="17.83cm" svg:d="M51413 17830h-508" svg:viewBox="0 0 509 1">
            <text:p/>
          </draw:connector>
          <draw:connector draw:name="Straight Connector 68" draw:style-name="Mgr4" draw:text-style-name="MP5" draw:layer="layout" draw:type="line" svg:x1="51.413cm" svg:y1="21.386cm" svg:x2="50.905cm" svg:y2="21.386cm" svg:d="M51413 21386h-508" svg:viewBox="0 0 509 1">
            <text:p/>
          </draw:connector>
          <draw:connector draw:name="Straight Connector 69" draw:style-name="Mgr4" draw:text-style-name="MP5" draw:layer="layout" draw:type="line" svg:x1="51.413cm" svg:y1="24.968cm" svg:x2="50.905cm" svg:y2="24.968cm" svg:d="M51413 24968h-508" svg:viewBox="0 0 509 1">
            <text:p/>
          </draw:connector>
          <draw:connector draw:name="Straight Connector 70" draw:style-name="Mgr4" draw:text-style-name="MP5" draw:layer="layout" draw:type="line" svg:x1="51.413cm" svg:y1="1.32cm" svg:x2="50.905cm" svg:y2="1.32cm" svg:d="M51413 1320h-508" svg:viewBox="0 0 509 1">
            <text:p/>
          </draw:connector>
          <draw:connector draw:name="Straight Connector 71" draw:style-name="Mgr4" draw:text-style-name="MP5" draw:layer="layout" draw:type="line" svg:x1="51.413cm" svg:y1="27.228cm" svg:x2="50.905cm" svg:y2="27.228cm" svg:d="M51413 27228h-508" svg:viewBox="0 0 509 1">
            <text:p/>
          </draw:connector>
        </draw:g>
      </draw:g>
      <draw:frame draw:name="Title" presentation:style-name="Mpr7" draw:text-style-name="MP7" draw:layer="backgroundobjects" svg:width="50.799cm" svg:height="14.274cm" svg:x="0cm" svg:y="0cm" presentation:class="title" presentation:user-transformed="true">
        <draw:text-box>
          <text:p text:style-name="MP6"><text:span text:style-name="MT3">Click to edit Master title style</text:span></text:p>
        </draw:text-box>
      </draw:frame>
      <draw:frame draw:name="Content Placeholder 1" presentation:style-name="Mpr8" draw:text-style-name="MP11" draw:layer="backgroundobjects" svg:width="12.699cm" svg:height="21.414cm" svg:x="0cm" svg:y="7.16cm" presentation:class="outline" presentation:user-transformed="true">
        <draw:text-box>
          <text:list text:style-name="ML4">
            <text:list-item>
              <text:p text:style-name="MP10"><text:span text:style-name="MT5">Click to edit Master text styles</text:span></text:p>
            </text:list-item>
          </text:list>
        </draw:text-box>
      </draw:frame>
      <draw:frame draw:name="Content Placeholder 2" presentation:style-name="Mpr9" draw:text-style-name="MP12" draw:layer="backgroundobjects" svg:width="12.699cm" svg:height="21.414cm" svg:x="12.7cm" svg:y="7.16cm" presentation:class="outline" presentation:user-transformed="true">
        <draw:text-box>
          <text:p text:style-name="MP10"><text:span text:style-name="MT5">Click to edit Master text styles</text:span></text:p>
        </draw:text-box>
      </draw:frame>
      <draw:frame draw:name="Content Placeholder 3" presentation:style-name="Mpr10" draw:text-style-name="MP13" draw:layer="backgroundobjects" svg:width="12.699cm" svg:height="21.414cm" svg:x="25.4cm" svg:y="7.16cm" presentation:class="outline" presentation:user-transformed="true">
        <draw:text-box>
          <text:p text:style-name="MP10"><text:span text:style-name="MT5">Click to edit Master text styles</text:span></text:p>
        </draw:text-box>
      </draw:frame>
      <draw:frame draw:name="Content Placeholder 4" presentation:style-name="Mpr11" draw:text-style-name="MP14" draw:layer="backgroundobjects" svg:width="12.699cm" svg:height="21.414cm" svg:x="38.1cm" svg:y="7.16cm" presentation:class="outline" presentation:user-transformed="true">
        <draw:text-box>
          <text:p text:style-name="MP10"><text:span text:style-name="MT6">Click to edit Master text styles</text:span></text:p>
        </draw:text-box>
      </draw:frame>
      <presentation:notes style:page-layout-name="PM2">
        <draw:page-thumbnail presentation:style-name="boxes_20__28_1_20_large_2c__20_4_20_small_29_-title" draw:layer="backgroundobjects" svg:width="16.932cm" svg:height="9.524cm" svg:x="1.058cm" svg:y="1.93cm" presentation:class="page"/>
        <draw:frame presentation:style-name="boxes_20__28_1_20_large_2c__20_4_20_small_29_-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6</text:page-number></text:span></text:p>
          </draw:text-box>
        </draw:frame>
      </presentation:notes>
    </style:master-page>
    <style:master-page style:name="title_2c__20_2_20_columns" style:display-name="title, 2 columns" style:page-layout-name="PM1" draw:style-name="Mdp2">
      <loext:theme loext:name="IBM 2020 Master template (black background)">
        <loext:color-table loext:name="Custom 3">
          <loext:color loext:name="dk1" loext:color="#ffffff"/>
          <loext:color loext:name="lt1" loext:color="#000000"/>
          <loext:color loext:name="dk2" loext:color="#525252"/>
          <loext:color loext:name="lt2" loext:color="#f4f4f4"/>
          <loext:color loext:name="accent1" loext:color="#0f62fe"/>
          <loext:color loext:name="accent2" loext:color="#002d9c"/>
          <loext:color loext:name="accent3" loext:color="#d12771"/>
          <loext:color loext:name="accent4" loext:color="#8a3ffc"/>
          <loext:color loext:name="accent5" loext:color="#007d79"/>
          <loext:color loext:name="accent6" loext:color="#697077"/>
          <loext:color loext:name="hlink" loext:color="#4589ff"/>
          <loext:color loext:name="folHlink" loext:color="#6f6f6f"/>
        </loext:color-table>
      </loext:theme>
      <draw:g draw:name="Group 1" draw:style-name="Mgr3">
        <draw:g draw:name="Group 59">
          <draw:connector draw:name="Straight Connector 92" draw:style-name="Mgr4" draw:text-style-name="MP5" draw:layer="layout" draw:type="line" svg:x1="1.27cm" svg:y1="-0.105cm" svg:x2="1.27cm" svg:y2="-0.613cm" svg:d="M1270-105v-508" svg:viewBox="0 0 1 509">
            <text:p/>
          </draw:connector>
          <draw:connector draw:name="Straight Connector 93" draw:style-name="Mgr4" draw:text-style-name="MP5" draw:layer="layout" draw:type="line" svg:x1="11.43cm" svg:y1="-0.105cm" svg:x2="11.43cm" svg:y2="-0.613cm" svg:d="M11430-105v-508" svg:viewBox="0 0 1 509">
            <text:p/>
          </draw:connector>
          <draw:connector draw:name="Straight Connector 94" draw:style-name="Mgr4" draw:text-style-name="MP5" draw:layer="layout" draw:type="line" svg:x1="12.7cm" svg:y1="-0.105cm" svg:x2="12.7cm" svg:y2="-0.613cm" svg:d="M12700-105v-508" svg:viewBox="0 0 1 509">
            <text:p/>
          </draw:connector>
          <draw:connector draw:name="Straight Connector 95" draw:style-name="Mgr4" draw:text-style-name="MP5" draw:layer="layout" draw:type="line" svg:x1="13.97cm" svg:y1="-0.105cm" svg:x2="13.97cm" svg:y2="-0.613cm" svg:d="M13970-105v-508" svg:viewBox="0 0 1 509">
            <text:p/>
          </draw:connector>
          <draw:connector draw:name="Straight Connector 96" draw:style-name="Mgr4" draw:text-style-name="MP5" draw:layer="layout" draw:type="line" svg:x1="24.13cm" svg:y1="-0.105cm" svg:x2="24.13cm" svg:y2="-0.613cm" svg:d="M24130-105v-508" svg:viewBox="0 0 1 509">
            <text:p/>
          </draw:connector>
          <draw:connector draw:name="Straight Connector 97" draw:style-name="Mgr4" draw:text-style-name="MP5" draw:layer="layout" draw:type="line" svg:x1="25.4cm" svg:y1="-0.105cm" svg:x2="25.4cm" svg:y2="-0.613cm" svg:d="M25400-105v-508" svg:viewBox="0 0 1 509">
            <text:p/>
          </draw:connector>
          <draw:connector draw:name="Straight Connector 98" draw:style-name="Mgr4" draw:text-style-name="MP5" draw:layer="layout" draw:type="line" svg:x1="26.67cm" svg:y1="-0.105cm" svg:x2="26.67cm" svg:y2="-0.613cm" svg:d="M26670-105v-508" svg:viewBox="0 0 1 509">
            <text:p/>
          </draw:connector>
          <draw:connector draw:name="Straight Connector 99" draw:style-name="Mgr4" draw:text-style-name="MP5" draw:layer="layout" draw:type="line" svg:x1="36.83cm" svg:y1="-0.105cm" svg:x2="36.83cm" svg:y2="-0.613cm" svg:d="M36830-105v-508" svg:viewBox="0 0 1 509">
            <text:p/>
          </draw:connector>
          <draw:connector draw:name="Straight Connector 100" draw:style-name="Mgr4" draw:text-style-name="MP5" draw:layer="layout" draw:type="line" svg:x1="38.1cm" svg:y1="-0.105cm" svg:x2="38.1cm" svg:y2="-0.613cm" svg:d="M38100-105v-508" svg:viewBox="0 0 1 509">
            <text:p/>
          </draw:connector>
          <draw:connector draw:name="Straight Connector 101" draw:style-name="Mgr4" draw:text-style-name="MP5" draw:layer="layout" draw:type="line" svg:x1="39.37cm" svg:y1="-0.105cm" svg:x2="39.37cm" svg:y2="-0.613cm" svg:d="M39370-105v-508" svg:viewBox="0 0 1 509">
            <text:p/>
          </draw:connector>
          <draw:connector draw:name="Straight Connector 102" draw:style-name="Mgr4" draw:text-style-name="MP5" draw:layer="layout" draw:type="line" svg:x1="49.529cm" svg:y1="-0.105cm" svg:x2="49.529cm" svg:y2="-0.613cm" svg:d="M49529-105v-508" svg:viewBox="0 0 1 509">
            <text:p/>
          </draw:connector>
        </draw:g>
        <draw:g draw:name="Group 60">
          <draw:connector draw:name="Straight Connector 81" draw:style-name="Mgr4" draw:text-style-name="MP5" draw:layer="layout" draw:type="line" svg:x1="1.27cm" svg:y1="29.188cm" svg:x2="1.27cm" svg:y2="28.68cm" svg:d="M1270 29188v-508" svg:viewBox="0 0 1 509">
            <text:p/>
          </draw:connector>
          <draw:connector draw:name="Straight Connector 82" draw:style-name="Mgr4" draw:text-style-name="MP5" draw:layer="layout" draw:type="line" svg:x1="11.43cm" svg:y1="29.188cm" svg:x2="11.43cm" svg:y2="28.68cm" svg:d="M11430 29188v-508" svg:viewBox="0 0 1 509">
            <text:p/>
          </draw:connector>
          <draw:connector draw:name="Straight Connector 83" draw:style-name="Mgr4" draw:text-style-name="MP5" draw:layer="layout" draw:type="line" svg:x1="12.7cm" svg:y1="29.188cm" svg:x2="12.7cm" svg:y2="28.68cm" svg:d="M12700 29188v-508" svg:viewBox="0 0 1 509">
            <text:p/>
          </draw:connector>
          <draw:connector draw:name="Straight Connector 84" draw:style-name="Mgr4" draw:text-style-name="MP5" draw:layer="layout" draw:type="line" svg:x1="13.97cm" svg:y1="29.188cm" svg:x2="13.97cm" svg:y2="28.68cm" svg:d="M13970 29188v-508" svg:viewBox="0 0 1 509">
            <text:p/>
          </draw:connector>
          <draw:connector draw:name="Straight Connector 85" draw:style-name="Mgr4" draw:text-style-name="MP5" draw:layer="layout" draw:type="line" svg:x1="24.13cm" svg:y1="29.188cm" svg:x2="24.13cm" svg:y2="28.68cm" svg:d="M24130 29188v-508" svg:viewBox="0 0 1 509">
            <text:p/>
          </draw:connector>
          <draw:connector draw:name="Straight Connector 86" draw:style-name="Mgr4" draw:text-style-name="MP5" draw:layer="layout" draw:type="line" svg:x1="25.4cm" svg:y1="29.188cm" svg:x2="25.4cm" svg:y2="28.68cm" svg:d="M25400 29188v-508" svg:viewBox="0 0 1 509">
            <text:p/>
          </draw:connector>
          <draw:connector draw:name="Straight Connector 87" draw:style-name="Mgr4" draw:text-style-name="MP5" draw:layer="layout" draw:type="line" svg:x1="26.67cm" svg:y1="29.188cm" svg:x2="26.67cm" svg:y2="28.68cm" svg:d="M26670 29188v-508" svg:viewBox="0 0 1 509">
            <text:p/>
          </draw:connector>
          <draw:connector draw:name="Straight Connector 88" draw:style-name="Mgr4" draw:text-style-name="MP5" draw:layer="layout" draw:type="line" svg:x1="36.83cm" svg:y1="29.188cm" svg:x2="36.83cm" svg:y2="28.68cm" svg:d="M36830 29188v-508" svg:viewBox="0 0 1 509">
            <text:p/>
          </draw:connector>
          <draw:connector draw:name="Straight Connector 89" draw:style-name="Mgr4" draw:text-style-name="MP5" draw:layer="layout" draw:type="line" svg:x1="38.1cm" svg:y1="29.188cm" svg:x2="38.1cm" svg:y2="28.68cm" svg:d="M38100 29188v-508" svg:viewBox="0 0 1 509">
            <text:p/>
          </draw:connector>
          <draw:connector draw:name="Straight Connector 90" draw:style-name="Mgr4" draw:text-style-name="MP5" draw:layer="layout" draw:type="line" svg:x1="39.37cm" svg:y1="29.188cm" svg:x2="39.37cm" svg:y2="28.68cm" svg:d="M39370 29188v-508" svg:viewBox="0 0 1 509">
            <text:p/>
          </draw:connector>
          <draw:connector draw:name="Straight Connector 91" draw:style-name="Mgr4" draw:text-style-name="MP5" draw:layer="layout" draw:type="line" svg:x1="49.529cm" svg:y1="29.188cm" svg:x2="49.529cm" svg:y2="28.68cm" svg:d="M49529 29188v-508" svg:viewBox="0 0 1 509">
            <text:p/>
          </draw:connector>
        </draw:g>
        <draw:g draw:name="Group 61">
          <draw:connector draw:name="Straight Connector 72" draw:style-name="Mgr4" draw:text-style-name="MP5" draw:layer="layout" draw:type="line" svg:x1="-0.101cm" svg:y1="3.632cm" svg:x2="-0.609cm" svg:y2="3.632cm" svg:d="M-101 3632h-508" svg:viewBox="0 0 509 1">
            <text:p/>
          </draw:connector>
          <draw:connector draw:name="Straight Connector 73" draw:style-name="Mgr4" draw:text-style-name="MP5" draw:layer="layout" draw:type="line" svg:x1="-0.101cm" svg:y1="7.162cm" svg:x2="-0.609cm" svg:y2="7.162cm" svg:d="M-101 7162h-508" svg:viewBox="0 0 509 1">
            <text:p/>
          </draw:connector>
          <draw:connector draw:name="Straight Connector 74" draw:style-name="Mgr4" draw:text-style-name="MP5" draw:layer="layout" draw:type="line" svg:x1="-0.101cm" svg:y1="10.718cm" svg:x2="-0.609cm" svg:y2="10.718cm" svg:d="M-101 10718h-508" svg:viewBox="0 0 509 1">
            <text:p/>
          </draw:connector>
          <draw:connector draw:name="Straight Connector 75" draw:style-name="Mgr4" draw:text-style-name="MP5" draw:layer="layout" draw:type="line" svg:x1="-0.101cm" svg:y1="14.283cm" svg:x2="-0.609cm" svg:y2="14.283cm" svg:d="M-101 14283h-508" svg:viewBox="0 0 509 1">
            <text:p/>
          </draw:connector>
          <draw:connector draw:name="Straight Connector 76" draw:style-name="Mgr4" draw:text-style-name="MP5" draw:layer="layout" draw:type="line" svg:x1="-0.101cm" svg:y1="17.83cm" svg:x2="-0.609cm" svg:y2="17.83cm" svg:d="M-101 17830h-508" svg:viewBox="0 0 509 1">
            <text:p/>
          </draw:connector>
          <draw:connector draw:name="Straight Connector 77" draw:style-name="Mgr4" draw:text-style-name="MP5" draw:layer="layout" draw:type="line" svg:x1="-0.101cm" svg:y1="21.386cm" svg:x2="-0.609cm" svg:y2="21.386cm" svg:d="M-101 21386h-508" svg:viewBox="0 0 509 1">
            <text:p/>
          </draw:connector>
          <draw:connector draw:name="Straight Connector 78" draw:style-name="Mgr4" draw:text-style-name="MP5" draw:layer="layout" draw:type="line" svg:x1="-0.101cm" svg:y1="24.968cm" svg:x2="-0.609cm" svg:y2="24.968cm" svg:d="M-101 24968h-508" svg:viewBox="0 0 509 1">
            <text:p/>
          </draw:connector>
          <draw:connector draw:name="Straight Connector 79" draw:style-name="Mgr4" draw:text-style-name="MP5" draw:layer="layout" draw:type="line" svg:x1="-0.101cm" svg:y1="1.32cm" svg:x2="-0.609cm" svg:y2="1.32cm" svg:d="M-101 1320h-508" svg:viewBox="0 0 509 1">
            <text:p/>
          </draw:connector>
          <draw:connector draw:name="Straight Connector 80" draw:style-name="Mgr4" draw:text-style-name="MP5" draw:layer="layout" draw:type="line" svg:x1="-0.101cm" svg:y1="27.234cm" svg:x2="-0.609cm" svg:y2="27.234cm" svg:d="M-101 27234h-508" svg:viewBox="0 0 509 1">
            <text:p/>
          </draw:connector>
        </draw:g>
        <draw:g draw:name="Group 62">
          <draw:connector draw:name="Straight Connector 63" draw:style-name="Mgr4" draw:text-style-name="MP5" draw:layer="layout" draw:type="line" svg:x1="51.413cm" svg:y1="3.632cm" svg:x2="50.905cm" svg:y2="3.632cm" svg:d="M51413 3632h-508" svg:viewBox="0 0 509 1">
            <text:p/>
          </draw:connector>
          <draw:connector draw:name="Straight Connector 64" draw:style-name="Mgr4" draw:text-style-name="MP5" draw:layer="layout" draw:type="line" svg:x1="51.413cm" svg:y1="7.162cm" svg:x2="50.905cm" svg:y2="7.162cm" svg:d="M51413 7162h-508" svg:viewBox="0 0 509 1">
            <text:p/>
          </draw:connector>
          <draw:connector draw:name="Straight Connector 65" draw:style-name="Mgr4" draw:text-style-name="MP5" draw:layer="layout" draw:type="line" svg:x1="51.413cm" svg:y1="10.718cm" svg:x2="50.905cm" svg:y2="10.718cm" svg:d="M51413 10718h-508" svg:viewBox="0 0 509 1">
            <text:p/>
          </draw:connector>
          <draw:connector draw:name="Straight Connector 66" draw:style-name="Mgr4" draw:text-style-name="MP5" draw:layer="layout" draw:type="line" svg:x1="51.413cm" svg:y1="14.274cm" svg:x2="50.905cm" svg:y2="14.274cm" svg:d="M51413 14274h-508" svg:viewBox="0 0 509 1">
            <text:p/>
          </draw:connector>
          <draw:connector draw:name="Straight Connector 67" draw:style-name="Mgr4" draw:text-style-name="MP5" draw:layer="layout" draw:type="line" svg:x1="51.413cm" svg:y1="17.83cm" svg:x2="50.905cm" svg:y2="17.83cm" svg:d="M51413 17830h-508" svg:viewBox="0 0 509 1">
            <text:p/>
          </draw:connector>
          <draw:connector draw:name="Straight Connector 68" draw:style-name="Mgr4" draw:text-style-name="MP5" draw:layer="layout" draw:type="line" svg:x1="51.413cm" svg:y1="21.386cm" svg:x2="50.905cm" svg:y2="21.386cm" svg:d="M51413 21386h-508" svg:viewBox="0 0 509 1">
            <text:p/>
          </draw:connector>
          <draw:connector draw:name="Straight Connector 69" draw:style-name="Mgr4" draw:text-style-name="MP5" draw:layer="layout" draw:type="line" svg:x1="51.413cm" svg:y1="24.968cm" svg:x2="50.905cm" svg:y2="24.968cm" svg:d="M51413 24968h-508" svg:viewBox="0 0 509 1">
            <text:p/>
          </draw:connector>
          <draw:connector draw:name="Straight Connector 70" draw:style-name="Mgr4" draw:text-style-name="MP5" draw:layer="layout" draw:type="line" svg:x1="51.413cm" svg:y1="1.32cm" svg:x2="50.905cm" svg:y2="1.32cm" svg:d="M51413 1320h-508" svg:viewBox="0 0 509 1">
            <text:p/>
          </draw:connector>
          <draw:connector draw:name="Straight Connector 71" draw:style-name="Mgr4" draw:text-style-name="MP5" draw:layer="layout" draw:type="line" svg:x1="51.413cm" svg:y1="27.228cm" svg:x2="50.905cm" svg:y2="27.228cm" svg:d="M51413 27228h-508" svg:viewBox="0 0 509 1">
            <text:p/>
          </draw:connector>
        </draw:g>
      </draw:g>
      <draw:frame draw:name="Picture 1" draw:style-name="Mgr5" draw:text-style-name="MP5" draw:layer="backgroundobjects" svg:width="12.666cm" svg:height="28.523cm" svg:x="0cm" svg:y="0cm">
        <draw:image xlink:href="Pictures/1000000100000300000005C0E64A4E7C5223E4DC.png" xlink:type="simple" xlink:show="embed" xlink:actuate="onLoad" draw:mime-type="image/png">
          <text:p/>
        </draw:image>
      </draw:frame>
      <draw:custom-shape draw:name="Rectangle 12" draw:style-name="Mgr7" draw:text-style-name="MP15" draw:layer="backgroundobjects" svg:width="19.024cm" svg:height="24.261cm" svg:x="12.7cm" svg:y="4.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7" draw:text-style-name="MP15" draw:layer="backgroundobjects" svg:width="19.082cm" svg:height="24.261cm" svg:x="31.717cm" svg:y="4.3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8" draw:text-style-name="MP16" draw:layer="backgroundobjects" svg:width="19.082cm" svg:height="4.312cm" svg:x="12.64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9" draw:text-style-name="MP17" draw:layer="backgroundobjects" svg:width="19.082cm" svg:height="4.312cm" svg:x="31.71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17" draw:style-name="Mgr10" draw:text-style-name="MP5" draw:layer="backgroundobjects" draw:type="line" svg:x1="31.717cm" svg:y1="0cm" svg:x2="31.717cm" svg:y2="28.574cm" svg:d="M31717 0v28574" svg:viewBox="0 0 1 28575">
        <text:p/>
      </draw:connector>
      <draw:connector draw:name="Straight Connector 18" draw:style-name="Mgr10" draw:text-style-name="MP5" draw:layer="backgroundobjects" draw:type="line" svg:x1="50.8cm" svg:y1="4.313cm" svg:x2="12.642cm" svg:y2="4.313cm" svg:d="M50800 4313h-38158" svg:viewBox="0 0 38159 1">
        <text:p/>
      </draw:connector>
      <draw:frame draw:name="Title" presentation:style-name="Mpr14" draw:text-style-name="MP7" draw:layer="backgroundobjects" svg:width="10.158cm" svg:height="13.169cm" svg:x="0.946cm" svg:y="1.541cm" presentation:class="title" presentation:user-transformed="true">
        <draw:text-box>
          <text:p text:style-name="MP6"><text:span text:style-name="MT3">Click to edit Master title style</text:span></text:p>
        </draw:text-box>
      </draw:frame>
      <draw:frame draw:name="Text Placeholder 28" presentation:style-name="Mpr15" draw:text-style-name="MP18" draw:layer="backgroundobjects" svg:width="17.861cm" svg:height="2.768cm" svg:x="13.278cm" svg:y="0.794cm" presentation:class="outline" presentation:user-transformed="true">
        <draw:text-box>
          <text:list text:style-name="ML4">
            <text:list-item>
              <text:p text:style-name="MP10"><text:span text:style-name="MT7">Header</text:span></text:p>
            </text:list-item>
          </text:list>
        </draw:text-box>
      </draw:frame>
      <draw:frame draw:name="Text Placeholder 28" presentation:style-name="Mpr15" draw:text-style-name="MP18" draw:layer="backgroundobjects" svg:width="17.861cm" svg:height="2.768cm" svg:x="32.295cm" svg:y="0.794cm" presentation:class="outline" presentation:user-transformed="true">
        <draw:text-box>
          <text:p text:style-name="MP10"><text:span text:style-name="MT7">Header</text:span></text:p>
        </draw:text-box>
      </draw:frame>
      <draw:frame draw:name="Content Placeholder 3" presentation:style-name="Mpr16" draw:text-style-name="MP18" draw:layer="backgroundobjects" svg:width="17.861cm" svg:height="22.624cm" svg:x="13.278cm" svg:y="5.156cm" presentation:class="outline" presentation:user-transformed="true">
        <draw:text-box>
          <text:p text:style-name="MP10"><text:span text:style-name="MT6">Click to edit Master text styles</text:span></text:p>
          <text:list text:style-name="ML5">
            <text:list-item>
              <text:list>
                <text:list-item>
                  <text:p text:style-name="MP10"><text:span text:style-name="MT6">Second level</text:span></text:p>
                </text:list-item>
              </text:list>
            </text:list-item>
          </text:list>
          <text:list text:style-name="ML6">
            <text:list-item>
              <text:list>
                <text:list-item>
                  <text:list>
                    <text:list-item>
                      <text:p text:style-name="MP10"><text:span text:style-name="MT8">Third level</text:span></text:p>
                    </text:list-item>
                  </text:list>
                </text:list-item>
              </text:list>
            </text:list-item>
          </text:list>
          <text:list text:style-name="ML7">
            <text:list-item>
              <text:list>
                <text:list-item>
                  <text:list>
                    <text:list-item>
                      <text:list>
                        <text:list-item>
                          <text:p text:style-name="MP10"><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10">Fifth level</text:span></text:p>
                            </text:list-item>
                          </text:list>
                        </text:list-item>
                      </text:list>
                    </text:list-item>
                  </text:list>
                </text:list-item>
              </text:list>
            </text:list-item>
          </text:list>
        </draw:text-box>
      </draw:frame>
      <draw:frame draw:name="Content Placeholder 3" presentation:style-name="Mpr16" draw:text-style-name="MP18" draw:layer="backgroundobjects" svg:width="17.861cm" svg:height="22.675cm" svg:x="32.332cm" svg:y="5.16cm" presentation:class="outline" presentation:user-transformed="true">
        <draw:text-box>
          <text:p text:style-name="MP10"><text:span text:style-name="MT6">Click to edit Master text styles</text:span></text:p>
          <text:list text:style-name="ML5">
            <text:list-item>
              <text:list>
                <text:list-item>
                  <text:p text:style-name="MP10"><text:span text:style-name="MT6">Second level</text:span></text:p>
                </text:list-item>
              </text:list>
            </text:list-item>
          </text:list>
          <text:list text:style-name="ML6">
            <text:list-item>
              <text:list>
                <text:list-item>
                  <text:list>
                    <text:list-item>
                      <text:p text:style-name="MP10"><text:span text:style-name="MT8">Third level</text:span></text:p>
                    </text:list-item>
                  </text:list>
                </text:list-item>
              </text:list>
            </text:list-item>
          </text:list>
          <text:list text:style-name="ML7">
            <text:list-item>
              <text:list>
                <text:list-item>
                  <text:list>
                    <text:list-item>
                      <text:list>
                        <text:list-item>
                          <text:p text:style-name="MP10"><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10">Fifth level</text:span></text:p>
                            </text:list-item>
                          </text:list>
                        </text:list-item>
                      </text:list>
                    </text:list-item>
                  </text:list>
                </text:list-item>
              </text:list>
            </text:list-item>
          </text:list>
        </draw:text-box>
      </draw:frame>
      <presentation:notes style:page-layout-name="PM2">
        <draw:page-thumbnail presentation:style-name="title_2c__20_2_20_columns-title" draw:layer="backgroundobjects" svg:width="16.932cm" svg:height="9.524cm" svg:x="1.058cm" svg:y="1.93cm" presentation:class="page"/>
        <draw:frame presentation:style-name="title_2c__20_2_20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Template Instructions</dc:title>
    <meta:initial-creator>Terri Puckett</meta:initial-creator>
    <meta:editing-cycles>14</meta:editing-cycles>
    <meta:print-date>2019-04-25T15:14:05</meta:print-date>
    <meta:creation-date>2023-03-29T14:48:07</meta:creation-date>
    <dc:date>2023-05-03T15:08:47.729000000</dc:date>
    <meta:editing-duration>PT7H15M53S</meta:editing-duration>
    <meta:generator>LibreOffice/7.5.2.2$Windows_X86_64 LibreOffice_project/53bb9681a964705cf672590721dbc85eb4d0c3a2</meta:generator>
    <meta:document-statistic meta:object-count="308"/>
    <meta:user-defined meta:name="AppVersion">16.0000</meta:user-defined>
    <meta:user-defined meta:name="Notes" meta:value-type="float">2</meta:user-defined>
    <meta:user-defined meta:name="PresentationFormat">Custom</meta:user-defined>
    <meta:user-defined meta:name="Slides" meta:value-type="float">7</meta:user-defined>
    <meta:template xlink:type="simple" xlink:actuate="onRequest" xlink:title="IBM 2020 Master template (black background)" xlink:href=""/>
  </office:meta>
</office:document-meta>
</file>